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39cm"/>
    </style:style>
    <style:style style:name="co4" style:family="table-column">
      <style:table-column-properties fo:break-before="auto" style:column-width="2.551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b7b7b7" style:text-align-source="fix" style:repeat-content="false" style:vertical-align="bottom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ff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0">
      <style:table-cell-properties fo:background-color="#b7b7b7" style:text-align-source="fix" style:repeat-content="false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0">
      <style:table-cell-properties style:text-align-source="fix" style:repeat-content="false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0">
      <style:table-cell-properties fo:background-color="#cfe2f3" style:text-align-source="fix" style:repeat-content="false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0">
      <style:table-cell-properties fo:background-color="#ffff00" style:text-align-source="fix" style:repeat-content="false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fo:background-color="#cfe2f3" style:text-align-source="fix" style:repeat-content="false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fo:background-color="#ffff00" style:text-align-source="fix" style:repeat-content="false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fix" style:repeat-content="false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fo:background-color="#ffff00" style:text-align-source="fix" style:repeat-content="false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total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9" table:default-cell-style-name="ce6"/>
        <table:table-column table:style-name="co1" table:default-cell-style-name="ce10"/>
        <table:table-column table:style-name="co1" table:default-cell-style-name="ce13"/>
        <table:table-column table:style-name="co1" table:number-columns-repeated="244" table:default-cell-style-name="Default"/>
        <table:table-row table:style-name="ro1">
          <table:table-cell table:style-name="ce1" office:value-type="string">
            <text:p>Starting paramaeters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office:value-type="string" table:number-columns-spanned="2" table:number-rows-spanned="1">
            <text:p>Left</text:p>
          </table:table-cell>
          <table:covered-table-cell table:style-name="ce9"/>
          <table:table-cell office:value-type="string" table:number-columns-spanned="2" table:number-rows-spanned="1">
            <text:p>Right</text:p>
          </table:table-cell>
          <table:covered-table-cell table:style-name="ce9"/>
          <table:table-cell table:number-columns-repeated="251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51"/>
        </table:table-row>
        <table:table-row table:style-name="ro1">
          <table:table-cell office:value-type="string">
            <text:p>Marker</text:p>
          </table:table-cell>
          <table:table-cell office:value-type="float" office:value="-24.7">
            <text:p>-24,7</text:p>
          </table:table-cell>
          <table:table-cell table:number-columns-repeated="3" office:value-type="float" office:value="0">
            <text:p>0,0</text:p>
          </table:table-cell>
          <table:table-cell table:number-columns-repeated="251"/>
        </table:table-row>
        <table:table-row table:style-name="ro1">
          <table:table-cell office:value-type="string">
            <text:p>Wheel Diameter</text:p>
          </table:table-cell>
          <table:table-cell office:value-type="float" office:value="5.6">
            <text:p>5,6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Straight Line Experiment</text:p>
          </table:table-cell>
          <table:table-cell table:style-name="ce5"/>
          <table:table-cell/>
          <table:table-cell office:value-type="string">
            <text:p>Revolutions</text:p>
          </table:table-cell>
          <table:table-cell office:value-type="float" office:value="1.5">
            <text:p>1,5</text:p>
          </table:table-cell>
          <table:table-cell office:value-type="string">
            <text:p>Travled distance</text:p>
          </table:table-cell>
          <table:table-cell table:formula="of:=PI()/4*[.B5]^2" office:value-type="float" office:value="24.630086404144">
            <text:p>24,6</text:p>
          </table:table-cell>
          <table:table-cell table:number-columns-repeated="249"/>
        </table:table-row>
        <table:table-row table:style-name="ro1">
          <table:table-cell/>
          <table:table-cell table:style-name="ce7" office:value-type="string" table:number-columns-spanned="2" table:number-rows-spanned="1">
            <text:p>Left</text:p>
          </table:table-cell>
          <table:covered-table-cell table:style-name="ce9"/>
          <table:table-cell table:style-name="ce7" office:value-type="string" table:number-columns-spanned="2" table:number-rows-spanned="1">
            <text:p>Right</text:p>
          </table:table-cell>
          <table:covered-table-cell table:style-name="ce9"/>
          <table:table-cell table:style-name="ce7" office:value-type="string" table:number-columns-spanned="3" table:number-rows-spanned="1">
            <text:p>Validation</text:p>
          </table:table-cell>
          <table:covered-table-cell table:number-columns-repeated="2" table:style-name="ce9"/>
          <table:table-cell table:style-name="ce7" office:value-type="string" table:number-columns-spanned="2" table:number-rows-spanned="1">
            <text:p>Center of Gravity</text:p>
          </table:table-cell>
          <table:covered-table-cell table:style-name="ce9"/>
          <table:table-cell table:style-name="ce11" office:value-type="string" table:number-columns-spanned="2" table:number-rows-spanned="1">
            <text:p>Theta</text:p>
          </table:table-cell>
          <table:covered-table-cell table:style-name="ce9"/>
          <table:table-cell table:number-columns-repeated="244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r - xl</text:p>
          </table:table-cell>
          <table:table-cell office:value-type="string">
            <text:p>yr-yl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Radians</text:p>
          </table:table-cell>
          <table:table-cell office:value-type="string">
            <text:p>Degrees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2.45">
            <text:p>-22,5</text:p>
          </table:table-cell>
          <table:table-cell office:value-type="float" office:value="24.8">
            <text:p>24,8</text:p>
          </table:table-cell>
          <table:table-cell office:value-type="float" office:value="2.3">
            <text:p>2,3</text:p>
          </table:table-cell>
          <table:table-cell office:value-type="float" office:value="22.5">
            <text:p>22,5</text:p>
          </table:table-cell>
          <table:table-cell table:formula="of:=[.D9]-[.B9]" office:value-type="float" office:value="24.75">
            <text:p>24,8</text:p>
          </table:table-cell>
          <table:table-cell table:formula="of:=[.E9]-[.C9]" office:value-type="float" office:value="-2.3">
            <text:p>-2,3</text:p>
          </table:table-cell>
          <table:table-cell table:formula="of:=SQRT(([.F9])^2+([.G9])^2)" office:value-type="float" office:value="24.8566389521995">
            <text:p>24,9</text:p>
          </table:table-cell>
          <table:table-cell table:formula="of:=([.B9]+[.D9])/2" office:value-type="float" office:value="-10.075">
            <text:p>-10,1</text:p>
          </table:table-cell>
          <table:table-cell table:formula="of:=([.C9]+[.E9])/2" office:value-type="float" office:value="23.65">
            <text:p>23,7</text:p>
          </table:table-cell>
          <table:table-cell table:formula="of:=ATAN2(([.D9]-[.I9]);([.E9]-[.J9]))" office:value-type="float" office:value="-0.0926631626123733">
            <text:p>-0,09</text:p>
          </table:table-cell>
          <table:table-cell table:formula="of:=DEGREES([.K9])" office:value-type="float" office:value="-5.30920813402343">
            <text:p>-5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2.9">
            <text:p>-22,9</text:p>
          </table:table-cell>
          <table:table-cell office:value-type="float" office:value="24.7">
            <text:p>24,7</text:p>
          </table:table-cell>
          <table:table-cell office:value-type="float" office:value="1.8">
            <text:p>1,8</text:p>
          </table:table-cell>
          <table:table-cell office:value-type="float" office:value="22.9">
            <text:p>22,9</text:p>
          </table:table-cell>
          <table:table-cell table:formula="of:=[.D10]-[.B10]" office:value-type="float" office:value="24.7">
            <text:p>24,7</text:p>
          </table:table-cell>
          <table:table-cell table:formula="of:=[.E10]-[.C10]" office:value-type="float" office:value="-1.8">
            <text:p>-1,8</text:p>
          </table:table-cell>
          <table:table-cell table:formula="of:=SQRT(([.F10])^2+([.G10])^2)" office:value-type="float" office:value="24.7655001968464">
            <text:p>24,8</text:p>
          </table:table-cell>
          <table:table-cell table:formula="of:=([.B10]+[.D10])/2" office:value-type="float" office:value="-10.55">
            <text:p>-10,6</text:p>
          </table:table-cell>
          <table:table-cell table:formula="of:=([.C10]+[.E10])/2" office:value-type="float" office:value="23.8">
            <text:p>23,8</text:p>
          </table:table-cell>
          <table:table-cell table:formula="of:=ATAN2(([.D10]-[.I10]);([.E10]-[.J10]))" office:value-type="float" office:value="-0.0727458987759439">
            <text:p>-0,07</text:p>
          </table:table-cell>
          <table:table-cell table:formula="of:=DEGREES([.K10])" office:value-type="float" office:value="-4.16803297674749">
            <text:p>-4</text:p>
          </table:table-cell>
          <table:table-cell table:number-columns-repeated="24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5.2">
            <text:p>-25,2</text:p>
          </table:table-cell>
          <table:table-cell office:value-type="float" office:value="25.1">
            <text:p>25,1</text:p>
          </table:table-cell>
          <table:table-cell office:value-type="float" office:value="-0.4">
            <text:p>-0,4</text:p>
          </table:table-cell>
          <table:table-cell office:value-type="float" office:value="25.2">
            <text:p>25,2</text:p>
          </table:table-cell>
          <table:table-cell table:formula="of:=[.D11]-[.B11]" office:value-type="float" office:value="24.8">
            <text:p>24,8</text:p>
          </table:table-cell>
          <table:table-cell table:formula="of:=[.E11]-[.C11]" office:value-type="float" office:value="0.0999999999999979">
            <text:p>0,1</text:p>
          </table:table-cell>
          <table:table-cell table:formula="of:=SQRT(([.F11])^2+([.G11])^2)" office:value-type="float" office:value="24.8002016120837">
            <text:p>24,8</text:p>
          </table:table-cell>
          <table:table-cell table:formula="of:=([.B11]+[.D11])/2" office:value-type="float" office:value="-12.8">
            <text:p>-12,8</text:p>
          </table:table-cell>
          <table:table-cell table:formula="of:=([.C11]+[.E11])/2" office:value-type="float" office:value="25.15">
            <text:p>25,2</text:p>
          </table:table-cell>
          <table:table-cell table:formula="of:=ATAN2(([.D11]-[.I11]);([.E11]-[.J11]))" office:value-type="float" office:value="0.00403223621109349">
            <text:p>0,00</text:p>
          </table:table-cell>
          <table:table-cell table:formula="of:=DEGREES([.K11])" office:value-type="float" office:value="0.231030116895479">
            <text:p>0</text:p>
          </table:table-cell>
          <table:table-cell table:number-columns-repeated="24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4.5">
            <text:p>-24,5</text:p>
          </table:table-cell>
          <table:table-cell office:value-type="float" office:value="25.2">
            <text:p>25,2</text:p>
          </table:table-cell>
          <table:table-cell office:value-type="float" office:value="0.3">
            <text:p>0,3</text:p>
          </table:table-cell>
          <table:table-cell office:value-type="float" office:value="25.4">
            <text:p>25,4</text:p>
          </table:table-cell>
          <table:table-cell table:formula="of:=[.D12]-[.B12]" office:value-type="float" office:value="24.8">
            <text:p>24,8</text:p>
          </table:table-cell>
          <table:table-cell table:formula="of:=[.E12]-[.C12]" office:value-type="float" office:value="0.199999999999999">
            <text:p>0,2</text:p>
          </table:table-cell>
          <table:table-cell table:formula="of:=SQRT(([.F12])^2+([.G12])^2)" office:value-type="float" office:value="24.8008064385011">
            <text:p>24,8</text:p>
          </table:table-cell>
          <table:table-cell table:formula="of:=([.B12]+[.D12])/2" office:value-type="float" office:value="-12.1">
            <text:p>-12,1</text:p>
          </table:table-cell>
          <table:table-cell table:formula="of:=([.C12]+[.E12])/2" office:value-type="float" office:value="25.3">
            <text:p>25,3</text:p>
          </table:table-cell>
          <table:table-cell table:formula="of:=ATAN2(([.D12]-[.I12]);([.E12]-[.J12]))" office:value-type="float" office:value="0.00806434130676713">
            <text:p>0,01</text:p>
          </table:table-cell>
          <table:table-cell table:formula="of:=DEGREES([.K12])" office:value-type="float" office:value="0.462052721430772">
            <text:p>0</text:p>
          </table:table-cell>
          <table:table-cell table:number-columns-repeated="24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5">
            <text:p>-25,0</text:p>
          </table:table-cell>
          <table:table-cell office:value-type="float" office:value="24.9">
            <text:p>24,9</text:p>
          </table:table-cell>
          <table:table-cell office:value-type="float" office:value="-0.3">
            <text:p>-0,3</text:p>
          </table:table-cell>
          <table:table-cell office:value-type="float" office:value="25.5">
            <text:p>25,5</text:p>
          </table:table-cell>
          <table:table-cell table:formula="of:=[.D13]-[.B13]" office:value-type="float" office:value="24.7">
            <text:p>24,7</text:p>
          </table:table-cell>
          <table:table-cell table:formula="of:=[.E13]-[.C13]" office:value-type="float" office:value="0.600000000000001">
            <text:p>0,6</text:p>
          </table:table-cell>
          <table:table-cell table:formula="of:=SQRT(([.F13])^2+([.G13])^2)" office:value-type="float" office:value="24.7072863746709">
            <text:p>24,7</text:p>
          </table:table-cell>
          <table:table-cell table:formula="of:=([.B13]+[.D13])/2" office:value-type="float" office:value="-12.65">
            <text:p>-12,7</text:p>
          </table:table-cell>
          <table:table-cell table:formula="of:=([.C13]+[.E13])/2" office:value-type="float" office:value="25.2">
            <text:p>25,2</text:p>
          </table:table-cell>
          <table:table-cell table:formula="of:=ATAN2(([.D13]-[.I13]);([.E13]-[.J13]))" office:value-type="float" office:value="0.0242867217162147">
            <text:p>0,02</text:p>
          </table:table-cell>
          <table:table-cell table:formula="of:=DEGREES([.K13])" office:value-type="float" office:value="1.39152665254783">
            <text:p>1</text:p>
          </table:table-cell>
          <table:table-cell table:number-columns-repeated="244"/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float" office:value="-24.8">
            <text:p>-24,8</text:p>
          </table:table-cell>
          <table:table-cell office:value-type="float" office:value="25.4">
            <text:p>25,4</text:p>
          </table:table-cell>
          <table:table-cell office:value-type="float" office:value="0">
            <text:p>0,0</text:p>
          </table:table-cell>
          <table:table-cell office:value-type="float" office:value="25.4">
            <text:p>25,4</text:p>
          </table:table-cell>
          <table:table-cell table:formula="of:=[.D14]-[.B14]" office:value-type="float" office:value="24.8">
            <text:p>24,8</text:p>
          </table:table-cell>
          <table:table-cell table:formula="of:=[.E14]-[.C14]" office:value-type="float" office:value="0">
            <text:p>0,0</text:p>
          </table:table-cell>
          <table:table-cell table:formula="of:=SQRT(([.F14])^2+([.G14])^2)" office:value-type="float" office:value="24.8">
            <text:p>24,8</text:p>
          </table:table-cell>
          <table:table-cell table:formula="of:=([.B14]+[.D14])/2" office:value-type="float" office:value="-12.4">
            <text:p>-12,4</text:p>
          </table:table-cell>
          <table:table-cell table:formula="of:=([.C14]+[.E14])/2" office:value-type="float" office:value="25.4">
            <text:p>25,4</text:p>
          </table:table-cell>
          <table:table-cell table:formula="of:=ATAN2(([.D14]-[.I14]);([.E14]-[.J14]))" office:value-type="float" office:value="0">
            <text:p>0,00</text:p>
          </table:table-cell>
          <table:table-cell table:formula="of:=DEGREES([.K14])" office:value-type="float" office:value="0">
            <text:p>0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3.2">
            <text:p>-23,2</text:p>
          </table:table-cell>
          <table:table-cell office:value-type="float" office:value="24.7">
            <text:p>24,7</text:p>
          </table:table-cell>
          <table:table-cell office:value-type="float" office:value="1.5">
            <text:p>1,5</text:p>
          </table:table-cell>
          <table:table-cell office:value-type="float" office:value="23.3">
            <text:p>23,3</text:p>
          </table:table-cell>
          <table:table-cell table:formula="of:=[.D15]-[.B15]" office:value-type="float" office:value="24.7">
            <text:p>24,7</text:p>
          </table:table-cell>
          <table:table-cell table:formula="of:=[.E15]-[.C15]" office:value-type="float" office:value="-1.4">
            <text:p>-1,4</text:p>
          </table:table-cell>
          <table:table-cell table:formula="of:=SQRT(([.F15])^2+([.G15])^2)" office:value-type="float" office:value="24.7396442981705">
            <text:p>24,7</text:p>
          </table:table-cell>
          <table:table-cell table:formula="of:=([.B15]+[.D15])/2" office:value-type="float" office:value="-10.85">
            <text:p>-10,9</text:p>
          </table:table-cell>
          <table:table-cell table:formula="of:=([.C15]+[.E15])/2" office:value-type="float" office:value="24">
            <text:p>24,0</text:p>
          </table:table-cell>
          <table:table-cell table:formula="of:=ATAN2(([.D15]-[.I15]);([.E15]-[.J15]))" office:value-type="float" office:value="-0.0566195810092403">
            <text:p>-0,06</text:p>
          </table:table-cell>
          <table:table-cell table:formula="of:=DEGREES([.K15])" office:value-type="float" office:value="-3.24406302962854">
            <text:p>-3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23.8">
            <text:p>-23,8</text:p>
          </table:table-cell>
          <table:table-cell office:value-type="float" office:value="24.3">
            <text:p>24,3</text:p>
          </table:table-cell>
          <table:table-cell office:value-type="float" office:value="1">
            <text:p>1,0</text:p>
          </table:table-cell>
          <table:table-cell office:value-type="float" office:value="23.3">
            <text:p>23,3</text:p>
          </table:table-cell>
          <table:table-cell table:formula="of:=[.D16]-[.B16]" office:value-type="float" office:value="24.8">
            <text:p>24,8</text:p>
          </table:table-cell>
          <table:table-cell table:formula="of:=[.E16]-[.C16]" office:value-type="float" office:value="-1">
            <text:p>-1,0</text:p>
          </table:table-cell>
          <table:table-cell table:formula="of:=SQRT(([.F16])^2+([.G16])^2)" office:value-type="float" office:value="24.8201531018646">
            <text:p>24,8</text:p>
          </table:table-cell>
          <table:table-cell table:formula="of:=([.B16]+[.D16])/2" office:value-type="float" office:value="-11.4">
            <text:p>-11,4</text:p>
          </table:table-cell>
          <table:table-cell table:formula="of:=([.C16]+[.E16])/2" office:value-type="float" office:value="23.8">
            <text:p>23,8</text:p>
          </table:table-cell>
          <table:table-cell table:formula="of:=ATAN2(([.D16]-[.I16]);([.E16]-[.J16]))" office:value-type="float" office:value="-0.0403007483037814">
            <text:p>-0,04</text:p>
          </table:table-cell>
          <table:table-cell table:formula="of:=DEGREES([.K16])" office:value-type="float" office:value="-2.30906278902568">
            <text:p>-2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23.1">
            <text:p>-23,1</text:p>
          </table:table-cell>
          <table:table-cell office:value-type="float" office:value="24.4">
            <text:p>24,4</text:p>
          </table:table-cell>
          <table:table-cell office:value-type="float" office:value="1.7">
            <text:p>1,7</text:p>
          </table:table-cell>
          <table:table-cell office:value-type="float" office:value="23.6">
            <text:p>23,6</text:p>
          </table:table-cell>
          <table:table-cell table:formula="of:=[.D17]-[.B17]" office:value-type="float" office:value="24.8">
            <text:p>24,8</text:p>
          </table:table-cell>
          <table:table-cell table:formula="of:=[.E17]-[.C17]" office:value-type="float" office:value="-0.799999999999997">
            <text:p>-0,8</text:p>
          </table:table-cell>
          <table:table-cell table:formula="of:=SQRT(([.F17])^2+([.G17])^2)" office:value-type="float" office:value="24.8128998708333">
            <text:p>24,8</text:p>
          </table:table-cell>
          <table:table-cell table:formula="of:=([.B17]+[.D17])/2" office:value-type="float" office:value="-10.7">
            <text:p>-10,7</text:p>
          </table:table-cell>
          <table:table-cell table:formula="of:=([.C17]+[.E17])/2" office:value-type="float" office:value="24">
            <text:p>24,0</text:p>
          </table:table-cell>
          <table:table-cell table:formula="of:=ATAN2(([.D17]-[.I17]);([.E17]-[.J17]))" office:value-type="float" office:value="-0.0322468824352538">
            <text:p>-0,03</text:p>
          </table:table-cell>
          <table:table-cell table:formula="of:=DEGREES([.K17])" office:value-type="float" office:value="-1.84761026599459">
            <text:p>-2</text:p>
          </table:table-cell>
          <table:table-cell table:number-columns-repeated="24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2.7">
            <text:p>-22,7</text:p>
          </table:table-cell>
          <table:table-cell office:value-type="float" office:value="24.1">
            <text:p>24,1</text:p>
          </table:table-cell>
          <table:table-cell office:value-type="float" office:value="2.1">
            <text:p>2,1</text:p>
          </table:table-cell>
          <table:table-cell office:value-type="float" office:value="22.1">
            <text:p>22,1</text:p>
          </table:table-cell>
          <table:table-cell table:formula="of:=[.D18]-[.B18]" office:value-type="float" office:value="24.8">
            <text:p>24,8</text:p>
          </table:table-cell>
          <table:table-cell table:formula="of:=[.E18]-[.C18]" office:value-type="float" office:value="-2">
            <text:p>-2,0</text:p>
          </table:table-cell>
          <table:table-cell table:formula="of:=SQRT(([.F18])^2+([.G18])^2)" office:value-type="float" office:value="24.8805144641344">
            <text:p>24,9</text:p>
          </table:table-cell>
          <table:table-cell table:formula="of:=([.B18]+[.D18])/2" office:value-type="float" office:value="-10.3">
            <text:p>-10,3</text:p>
          </table:table-cell>
          <table:table-cell table:formula="of:=([.C18]+[.E18])/2" office:value-type="float" office:value="23.1">
            <text:p>23,1</text:p>
          </table:table-cell>
          <table:table-cell table:formula="of:=ATAN2(([.D18]-[.I18]);([.E18]-[.J18]))" office:value-type="float" office:value="-0.0804710112654609">
            <text:p>-0,08</text:p>
          </table:table-cell>
          <table:table-cell table:formula="of:=DEGREES([.K18])" office:value-type="float" office:value="-4.61064931866061">
            <text:p>-5</text:p>
          </table:table-cell>
          <table:table-cell table:number-columns-repeated="24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3.6">
            <text:p>-23,6</text:p>
          </table:table-cell>
          <table:table-cell office:value-type="float" office:value="24.5">
            <text:p>24,5</text:p>
          </table:table-cell>
          <table:table-cell office:value-type="float" office:value="1.2">
            <text:p>1,2</text:p>
          </table:table-cell>
          <table:table-cell office:value-type="float" office:value="23.4">
            <text:p>23,4</text:p>
          </table:table-cell>
          <table:table-cell table:formula="of:=[.D19]-[.B19]" office:value-type="float" office:value="24.8">
            <text:p>24,8</text:p>
          </table:table-cell>
          <table:table-cell table:formula="of:=[.E19]-[.C19]" office:value-type="float" office:value="-1.1">
            <text:p>-1,1</text:p>
          </table:table-cell>
          <table:table-cell table:formula="of:=SQRT(([.F19])^2+([.G19])^2)" office:value-type="float" office:value="24.8243831746128">
            <text:p>24,8</text:p>
          </table:table-cell>
          <table:table-cell table:formula="of:=([.B19]+[.D19])/2" office:value-type="float" office:value="-11.2">
            <text:p>-11,2</text:p>
          </table:table-cell>
          <table:table-cell table:formula="of:=([.C19]+[.E19])/2" office:value-type="float" office:value="23.95">
            <text:p>24,0</text:p>
          </table:table-cell>
          <table:table-cell table:formula="of:=ATAN2(([.D19]-[.I19]);([.E19]-[.J19]))" office:value-type="float" office:value="-0.0443257858069776">
            <text:p>-0,04</text:p>
          </table:table-cell>
          <table:table-cell table:formula="of:=DEGREES([.K19])" office:value-type="float" office:value="-2.5396804503407">
            <text:p>-3</text:p>
          </table:table-cell>
          <table:table-cell table:number-columns-repeated="24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4.9">
            <text:p>-24,9</text:p>
          </table:table-cell>
          <table:table-cell office:value-type="float" office:value="24.4">
            <text:p>24,4</text:p>
          </table:table-cell>
          <table:table-cell office:value-type="float" office:value="0">
            <text:p>0,0</text:p>
          </table:table-cell>
          <table:table-cell office:value-type="float" office:value="24.6">
            <text:p>24,6</text:p>
          </table:table-cell>
          <table:table-cell table:formula="of:=[.D20]-[.B20]" office:value-type="float" office:value="24.9">
            <text:p>24,9</text:p>
          </table:table-cell>
          <table:table-cell table:formula="of:=[.E20]-[.C20]" office:value-type="float" office:value="0.200000000000003">
            <text:p>0,2</text:p>
          </table:table-cell>
          <table:table-cell table:formula="of:=SQRT(([.F20])^2+([.G20])^2)" office:value-type="float" office:value="24.900803199897">
            <text:p>24,9</text:p>
          </table:table-cell>
          <table:table-cell table:formula="of:=([.B20]+[.D20])/2" office:value-type="float" office:value="-12.45">
            <text:p>-12,5</text:p>
          </table:table-cell>
          <table:table-cell table:formula="of:=([.C20]+[.E20])/2" office:value-type="float" office:value="24.5">
            <text:p>24,5</text:p>
          </table:table-cell>
          <table:table-cell table:formula="of:=ATAN2(([.D20]-[.I20]);([.E20]-[.J20]))" office:value-type="float" office:value="0.00803195578958174">
            <text:p>0,01</text:p>
          </table:table-cell>
          <table:table-cell table:formula="of:=DEGREES([.K20])" office:value-type="float" office:value="0.4601971679787">
            <text:p>0</text:p>
          </table:table-cell>
          <table:table-cell table:number-columns-repeated="24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3.3">
            <text:p>-23,3</text:p>
          </table:table-cell>
          <table:table-cell office:value-type="float" office:value="25.5">
            <text:p>25,5</text:p>
          </table:table-cell>
          <table:table-cell office:value-type="float" office:value="1.5">
            <text:p>1,5</text:p>
          </table:table-cell>
          <table:table-cell office:value-type="float" office:value="23.7">
            <text:p>23,7</text:p>
          </table:table-cell>
          <table:table-cell table:formula="of:=[.D21]-[.B21]" office:value-type="float" office:value="24.8">
            <text:p>24,8</text:p>
          </table:table-cell>
          <table:table-cell table:formula="of:=[.E21]-[.C21]" office:value-type="float" office:value="-1.8">
            <text:p>-1,8</text:p>
          </table:table-cell>
          <table:table-cell table:formula="of:=SQRT(([.F21])^2+([.G21])^2)" office:value-type="float" office:value="24.8652367774771">
            <text:p>24,9</text:p>
          </table:table-cell>
          <table:table-cell table:formula="of:=([.B21]+[.D21])/2" office:value-type="float" office:value="-10.9">
            <text:p>-10,9</text:p>
          </table:table-cell>
          <table:table-cell table:formula="of:=([.C21]+[.E21])/2" office:value-type="float" office:value="24.6">
            <text:p>24,6</text:p>
          </table:table-cell>
          <table:table-cell table:formula="of:=ATAN2(([.D21]-[.I21]);([.E21]-[.J21]))" office:value-type="float" office:value="-0.0724535960885886">
            <text:p>-0,07</text:p>
          </table:table-cell>
          <table:table-cell table:formula="of:=DEGREES([.K21])" office:value-type="float" office:value="-4.1512852664217">
            <text:p>-4</text:p>
          </table:table-cell>
          <table:table-cell table:number-columns-repeated="24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24">
            <text:p>-24,0</text:p>
          </table:table-cell>
          <table:table-cell office:value-type="float" office:value="24.6">
            <text:p>24,6</text:p>
          </table:table-cell>
          <table:table-cell office:value-type="float" office:value="0.8">
            <text:p>0,8</text:p>
          </table:table-cell>
          <table:table-cell office:value-type="float" office:value="24">
            <text:p>24,0</text:p>
          </table:table-cell>
          <table:table-cell table:formula="of:=[.D22]-[.B22]" office:value-type="float" office:value="24.8">
            <text:p>24,8</text:p>
          </table:table-cell>
          <table:table-cell table:formula="of:=[.E22]-[.C22]" office:value-type="float" office:value="-0.600000000000001">
            <text:p>-0,6</text:p>
          </table:table-cell>
          <table:table-cell table:formula="of:=SQRT(([.F22])^2+([.G22])^2)" office:value-type="float" office:value="24.8072570027401">
            <text:p>24,8</text:p>
          </table:table-cell>
          <table:table-cell table:formula="of:=([.B22]+[.D22])/2" office:value-type="float" office:value="-11.6">
            <text:p>-11,6</text:p>
          </table:table-cell>
          <table:table-cell table:formula="of:=([.C22]+[.E22])/2" office:value-type="float" office:value="24.3">
            <text:p>24,3</text:p>
          </table:table-cell>
          <table:table-cell table:formula="of:=ATAN2(([.D22]-[.I22]);([.E22]-[.J22]))" office:value-type="float" office:value="-0.0241888296588364">
            <text:p>-0,02</text:p>
          </table:table-cell>
          <table:table-cell table:formula="of:=DEGREES([.K22])" office:value-type="float" office:value="-1.3859178508122">
            <text:p>-1</text:p>
          </table:table-cell>
          <table:table-cell table:number-columns-repeated="24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23.6">
            <text:p>-23,6</text:p>
          </table:table-cell>
          <table:table-cell office:value-type="float" office:value="24.4">
            <text:p>24,4</text:p>
          </table:table-cell>
          <table:table-cell office:value-type="float" office:value="1.2">
            <text:p>1,2</text:p>
          </table:table-cell>
          <table:table-cell office:value-type="float" office:value="23.2">
            <text:p>23,2</text:p>
          </table:table-cell>
          <table:table-cell table:formula="of:=[.D23]-[.B23]" office:value-type="float" office:value="24.8">
            <text:p>24,8</text:p>
          </table:table-cell>
          <table:table-cell table:formula="of:=[.E23]-[.C23]" office:value-type="float" office:value="-1.2">
            <text:p>-1,2</text:p>
          </table:table-cell>
          <table:table-cell table:formula="of:=SQRT(([.F23])^2+([.G23])^2)" office:value-type="float" office:value="24.8290152845416">
            <text:p>24,8</text:p>
          </table:table-cell>
          <table:table-cell table:formula="of:=([.B23]+[.D23])/2" office:value-type="float" office:value="-11.2">
            <text:p>-11,2</text:p>
          </table:table-cell>
          <table:table-cell table:formula="of:=([.C23]+[.E23])/2" office:value-type="float" office:value="23.8">
            <text:p>23,8</text:p>
          </table:table-cell>
          <table:table-cell table:formula="of:=ATAN2(([.D23]-[.I23]);([.E23]-[.J23]))" office:value-type="float" office:value="-0.0483493866519027">
            <text:p>-0,05</text:p>
          </table:table-cell>
          <table:table-cell table:formula="of:=DEGREES([.K23])" office:value-type="float" office:value="-2.77021579720018">
            <text:p>-3</text:p>
          </table:table-cell>
          <table:table-cell table:number-columns-repeated="24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23.6">
            <text:p>-23,6</text:p>
          </table:table-cell>
          <table:table-cell office:value-type="float" office:value="25.1">
            <text:p>25,1</text:p>
          </table:table-cell>
          <table:table-cell office:value-type="float" office:value="1.3">
            <text:p>1,3</text:p>
          </table:table-cell>
          <table:table-cell office:value-type="float" office:value="23.8">
            <text:p>23,8</text:p>
          </table:table-cell>
          <table:table-cell table:formula="of:=[.D24]-[.B24]" office:value-type="float" office:value="24.9">
            <text:p>24,9</text:p>
          </table:table-cell>
          <table:table-cell table:formula="of:=[.E24]-[.C24]" office:value-type="float" office:value="-1.3">
            <text:p>-1,3</text:p>
          </table:table-cell>
          <table:table-cell table:formula="of:=SQRT(([.F24])^2+([.G24])^2)" office:value-type="float" office:value="24.9339126492414">
            <text:p>24,9</text:p>
          </table:table-cell>
          <table:table-cell table:formula="of:=([.B24]+[.D24])/2" office:value-type="float" office:value="-11.15">
            <text:p>-11,2</text:p>
          </table:table-cell>
          <table:table-cell table:formula="of:=([.C24]+[.E24])/2" office:value-type="float" office:value="24.45">
            <text:p>24,5</text:p>
          </table:table-cell>
          <table:table-cell table:formula="of:=ATAN2(([.D24]-[.I24]);([.E24]-[.J24]))" office:value-type="float" office:value="-0.0521614764757162">
            <text:p>-0,05</text:p>
          </table:table-cell>
          <table:table-cell table:formula="of:=DEGREES([.K24])" office:value-type="float" office:value="-2.98863245522947">
            <text:p>-3</text:p>
          </table:table-cell>
          <table:table-cell table:number-columns-repeated="24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25.4">
            <text:p>-25,4</text:p>
          </table:table-cell>
          <table:table-cell office:value-type="float" office:value="24.3">
            <text:p>24,3</text:p>
          </table:table-cell>
          <table:table-cell office:value-type="float" office:value="-0.6">
            <text:p>-0,6</text:p>
          </table:table-cell>
          <table:table-cell office:value-type="float" office:value="25">
            <text:p>25,0</text:p>
          </table:table-cell>
          <table:table-cell table:formula="of:=[.D25]-[.B25]" office:value-type="float" office:value="24.8">
            <text:p>24,8</text:p>
          </table:table-cell>
          <table:table-cell table:formula="of:=[.E25]-[.C25]" office:value-type="float" office:value="0.699999999999999">
            <text:p>0,7</text:p>
          </table:table-cell>
          <table:table-cell table:formula="of:=SQRT(([.F25])^2+([.G25])^2)" office:value-type="float" office:value="24.8098770653947">
            <text:p>24,8</text:p>
          </table:table-cell>
          <table:table-cell table:formula="of:=([.B25]+[.D25])/2" office:value-type="float" office:value="-13">
            <text:p>-13,0</text:p>
          </table:table-cell>
          <table:table-cell table:formula="of:=([.C25]+[.E25])/2" office:value-type="float" office:value="24.65">
            <text:p>24,7</text:p>
          </table:table-cell>
          <table:table-cell table:formula="of:=ATAN2(([.D25]-[.I25]);([.E25]-[.J25]))" office:value-type="float" office:value="0.0282183142355901">
            <text:p>0,03</text:p>
          </table:table-cell>
          <table:table-cell table:formula="of:=DEGREES([.K25])" office:value-type="float" office:value="1.61679031067324">
            <text:p>2</text:p>
          </table:table-cell>
          <table:table-cell table:number-columns-repeated="24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22.7">
            <text:p>-22,7</text:p>
          </table:table-cell>
          <table:table-cell office:value-type="float" office:value="24.9">
            <text:p>24,9</text:p>
          </table:table-cell>
          <table:table-cell office:value-type="float" office:value="2">
            <text:p>2,0</text:p>
          </table:table-cell>
          <table:table-cell office:value-type="float" office:value="22.7">
            <text:p>22,7</text:p>
          </table:table-cell>
          <table:table-cell table:formula="of:=[.D26]-[.B26]" office:value-type="float" office:value="24.7">
            <text:p>24,7</text:p>
          </table:table-cell>
          <table:table-cell table:formula="of:=[.E26]-[.C26]" office:value-type="float" office:value="-2.2">
            <text:p>-2,2</text:p>
          </table:table-cell>
          <table:table-cell table:formula="of:=SQRT(([.F26])^2+([.G26])^2)" office:value-type="float" office:value="24.7977821588948">
            <text:p>24,8</text:p>
          </table:table-cell>
          <table:table-cell table:formula="of:=([.B26]+[.D26])/2" office:value-type="float" office:value="-10.35">
            <text:p>-10,4</text:p>
          </table:table-cell>
          <table:table-cell table:formula="of:=([.C26]+[.E26])/2" office:value-type="float" office:value="23.8">
            <text:p>23,8</text:p>
          </table:table-cell>
          <table:table-cell table:formula="of:=ATAN2(([.D26]-[.I26]);([.E26]-[.J26]))" office:value-type="float" office:value="-0.0888344054752881">
            <text:p>-0,09</text:p>
          </table:table-cell>
          <table:table-cell table:formula="of:=DEGREES([.K26])" office:value-type="float" office:value="-5.08983650928786">
            <text:p>-5</text:p>
          </table:table-cell>
          <table:table-cell table:number-columns-repeated="24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25.3">
            <text:p>-25,3</text:p>
          </table:table-cell>
          <table:table-cell office:value-type="float" office:value="24.4">
            <text:p>24,4</text:p>
          </table:table-cell>
          <table:table-cell office:value-type="float" office:value="-0.4">
            <text:p>-0,4</text:p>
          </table:table-cell>
          <table:table-cell office:value-type="float" office:value="24.8">
            <text:p>24,8</text:p>
          </table:table-cell>
          <table:table-cell table:formula="of:=[.D27]-[.B27]" office:value-type="float" office:value="24.9">
            <text:p>24,9</text:p>
          </table:table-cell>
          <table:table-cell table:formula="of:=[.E27]-[.C27]" office:value-type="float" office:value="0.400000000000002">
            <text:p>0,4</text:p>
          </table:table-cell>
          <table:table-cell table:formula="of:=SQRT(([.F27])^2+([.G27])^2)" office:value-type="float" office:value="24.903212644155">
            <text:p>24,9</text:p>
          </table:table-cell>
          <table:table-cell table:formula="of:=([.B27]+[.D27])/2" office:value-type="float" office:value="-12.85">
            <text:p>-12,9</text:p>
          </table:table-cell>
          <table:table-cell table:formula="of:=([.C27]+[.E27])/2" office:value-type="float" office:value="24.6">
            <text:p>24,6</text:p>
          </table:table-cell>
          <table:table-cell table:formula="of:=ATAN2(([.D27]-[.I27]);([.E27]-[.J27]))" office:value-type="float" office:value="0.0160628753927489">
            <text:p>0,02</text:p>
          </table:table-cell>
          <table:table-cell table:formula="of:=DEGREES([.K27])" office:value-type="float" office:value="0.920334966849054">
            <text:p>1</text:p>
          </table:table-cell>
          <table:table-cell table:number-columns-repeated="24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24.5">
            <text:p>-24,5</text:p>
          </table:table-cell>
          <table:table-cell office:value-type="float" office:value="25.3">
            <text:p>25,3</text:p>
          </table:table-cell>
          <table:table-cell office:value-type="float" office:value="0.3">
            <text:p>0,3</text:p>
          </table:table-cell>
          <table:table-cell office:value-type="float" office:value="24.9">
            <text:p>24,9</text:p>
          </table:table-cell>
          <table:table-cell table:formula="of:=[.D28]-[.B28]" office:value-type="float" office:value="24.8">
            <text:p>24,8</text:p>
          </table:table-cell>
          <table:table-cell table:formula="of:=[.E28]-[.C28]" office:value-type="float" office:value="-0.400000000000002">
            <text:p>-0,4</text:p>
          </table:table-cell>
          <table:table-cell table:formula="of:=SQRT(([.F28])^2+([.G28])^2)" office:value-type="float" office:value="24.803225596684">
            <text:p>24,8</text:p>
          </table:table-cell>
          <table:table-cell table:formula="of:=([.B28]+[.D28])/2" office:value-type="float" office:value="-12.1">
            <text:p>-12,1</text:p>
          </table:table-cell>
          <table:table-cell table:formula="of:=([.C28]+[.E28])/2" office:value-type="float" office:value="25.1">
            <text:p>25,1</text:p>
          </table:table-cell>
          <table:table-cell table:formula="of:=ATAN2(([.D28]-[.I28]);([.E28]-[.J28]))" office:value-type="float" office:value="-0.0161276338436365">
            <text:p>-0,02</text:p>
          </table:table-cell>
          <table:table-cell table:formula="of:=DEGREES([.K28])" office:value-type="float" office:value="-0.924045352772719">
            <text:p>-1</text:p>
          </table:table-cell>
          <table:table-cell table:number-columns-repeated="244"/>
        </table:table-row>
        <table:table-row table:style-name="ro1">
          <table:table-cell office:value-type="string">
            <text:p>Average</text:p>
          </table:table-cell>
          <table:table-cell table:style-name="ce8" table:formula="of:=AVERAGE([.B9:.B28])" office:value-type="float" office:value="-23.9275">
            <text:p>-23,9</text:p>
          </table:table-cell>
          <table:table-cell table:style-name="ce8" table:formula="of:=AVERAGE([.C9:.C28])" office:value-type="float" office:value="24.75">
            <text:p>24,8</text:p>
          </table:table-cell>
          <table:table-cell table:style-name="ce8" table:formula="of:=AVERAGE([.D9:.D28])" office:value-type="float" office:value="0.865">
            <text:p>0,9</text:p>
          </table:table-cell>
          <table:table-cell table:style-name="ce8" table:formula="of:=AVERAGE([.E9:.E28])" office:value-type="float" office:value="23.965">
            <text:p>24,0</text:p>
          </table:table-cell>
          <table:table-cell table:style-name="ce8" table:formula="of:=AVERAGE([.F9:.F28])" office:value-type="float" office:value="24.7925">
            <text:p>24,8</text:p>
          </table:table-cell>
          <table:table-cell table:style-name="ce8" table:formula="of:=AVERAGE([.G9:.G28])" office:value-type="float" office:value="-0.785">
            <text:p>-0,8</text:p>
          </table:table-cell>
          <table:table-cell table:style-name="ce8" table:formula="of:=AVERAGE([.H9:.H28])" office:value-type="float" office:value="24.8229175431471">
            <text:p>24,8</text:p>
          </table:table-cell>
          <table:table-cell table:style-name="ce8" table:formula="of:=AVERAGE([.I9:.I28])" office:value-type="float" office:value="-11.53125">
            <text:p>-11,5</text:p>
          </table:table-cell>
          <table:table-cell table:style-name="ce8" table:formula="of:=AVERAGE([.J9:.J28])" office:value-type="float" office:value="24.3575">
            <text:p>24,4</text:p>
          </table:table-cell>
          <table:table-cell table:style-name="ce12" table:formula="of:=AVERAGE([.K9:.K28])" office:value-type="float" office:value="-0.0316395976875502">
            <text:p>-0,03</text:p>
          </table:table-cell>
          <table:table-cell table:style-name="ce14" table:formula="of:=AVERAGE([.L9:.L28])" office:value-type="float" office:value="-1.8128154129885">
            <text:p>-2</text:p>
          </table:table-cell>
          <table:table-cell table:number-columns-repeated="244"/>
        </table:table-row>
        <table:table-row table:style-name="ro1">
          <table:table-cell office:value-type="string">
            <text:p>Standard Dev.</text:p>
          </table:table-cell>
          <table:table-cell table:style-name="ce8" table:formula="of:=STDEV([.B9:.B29])" office:value-type="float" office:value="0.932399458386801">
            <text:p>0,9</text:p>
          </table:table-cell>
          <table:table-cell table:style-name="ce8" table:formula="of:=STDEV([.C9:.C29])" office:value-type="float" office:value="0.399374510954317">
            <text:p>0,4</text:p>
          </table:table-cell>
          <table:table-cell table:style-name="ce8" table:formula="of:=STDEV([.D9:.D29])" office:value-type="float" office:value="0.908996699663976">
            <text:p>0,9</text:p>
          </table:table-cell>
          <table:table-cell table:style-name="ce8" table:formula="of:=STDEV([.E9:.E29])" office:value-type="float" office:value="1.03502415430752">
            <text:p>1,0</text:p>
          </table:table-cell>
          <table:table-cell table:style-name="ce8" table:formula="of:=STDEV([.F9:.F29])" office:value-type="float" office:value="0.0597390157267431">
            <text:p>0,1</text:p>
          </table:table-cell>
          <table:table-cell table:style-name="ce8" table:formula="of:=STDEV([.G9:.G29])" office:value-type="float" office:value="0.9446030912505">
            <text:p>0,9</text:p>
          </table:table-cell>
          <table:table-cell table:style-name="ce8" table:formula="of:=STDEV([.H9:.H29])" office:value-type="float" office:value="0.0537554287248239">
            <text:p>0,1</text:p>
          </table:table-cell>
          <table:table-cell table:style-name="ce8" table:formula="of:=STDEV([.I9:.I29])" office:value-type="float" office:value="0.920287828616678">
            <text:p>0,9</text:p>
          </table:table-cell>
          <table:table-cell table:style-name="ce8" table:formula="of:=STDEV([.J9:.J29])" office:value-type="float" office:value="0.626353534355798">
            <text:p>0,6</text:p>
          </table:table-cell>
          <table:table-cell table:style-name="ce12" table:formula="of:=STDEV([.K9:.K29])" office:value-type="float" office:value="0.0380801715241916">
            <text:p>0,04</text:p>
          </table:table-cell>
          <table:table-cell table:style-name="ce14" table:formula="of:=STDEV([.L9:.L29])" office:value-type="float" office:value="2.18183311147044">
            <text:p>2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Right Arc Experi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ce7" office:value-type="string" table:number-columns-spanned="2" table:number-rows-spanned="1">
            <text:p>Left</text:p>
          </table:table-cell>
          <table:covered-table-cell table:style-name="ce9"/>
          <table:table-cell table:style-name="ce7" office:value-type="string" table:number-columns-spanned="2" table:number-rows-spanned="1">
            <text:p>Right</text:p>
          </table:table-cell>
          <table:covered-table-cell table:style-name="ce9"/>
          <table:table-cell table:style-name="ce7" office:value-type="string" table:number-columns-spanned="3" table:number-rows-spanned="1">
            <text:p>Validation</text:p>
          </table:table-cell>
          <table:covered-table-cell table:number-columns-repeated="2" table:style-name="ce9"/>
          <table:table-cell table:style-name="ce7" office:value-type="string" table:number-columns-spanned="2" table:number-rows-spanned="1">
            <text:p>Center of Gravity</text:p>
          </table:table-cell>
          <table:covered-table-cell table:style-name="ce9"/>
          <table:table-cell table:style-name="ce11" office:value-type="string" table:number-columns-spanned="2" table:number-rows-spanned="1">
            <text:p>Theta</text:p>
          </table:table-cell>
          <table:covered-table-cell table:style-name="ce9"/>
          <table:table-cell table:number-columns-repeated="244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r - xl</text:p>
          </table:table-cell>
          <table:table-cell office:value-type="string">
            <text:p>yr-yl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Radians</text:p>
          </table:table-cell>
          <table:table-cell office:value-type="string">
            <text:p>Degrees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.3">
            <text:p>-8,3</text:p>
          </table:table-cell>
          <table:table-cell office:value-type="float" office:value="32.1">
            <text:p>32,1</text:p>
          </table:table-cell>
          <table:table-cell office:value-type="float" office:value="4.4">
            <text:p>4,4</text:p>
          </table:table-cell>
          <table:table-cell office:value-type="float" office:value="11.4">
            <text:p>11,4</text:p>
          </table:table-cell>
          <table:table-cell table:formula="of:=[.D35]-[.B35]" office:value-type="float" office:value="12.7">
            <text:p>12,7</text:p>
          </table:table-cell>
          <table:table-cell table:formula="of:=[.E35]-[.C35]" office:value-type="float" office:value="-20.7">
            <text:p>-20,7</text:p>
          </table:table-cell>
          <table:table-cell table:formula="of:=SQRT(([.F35])^2+([.G35])^2)" office:value-type="float" office:value="24.2853865524105">
            <text:p>24,3</text:p>
          </table:table-cell>
          <table:table-cell table:formula="of:=([.B35]+[.D35])/2" office:value-type="float" office:value="-1.95">
            <text:p>-2,0</text:p>
          </table:table-cell>
          <table:table-cell table:formula="of:=([.C35]+[.E35])/2" office:value-type="float" office:value="21.75">
            <text:p>21,8</text:p>
          </table:table-cell>
          <table:table-cell table:formula="of:=ATAN2(([.D35]-[.I35]);([.E35]-[.J35]))" office:value-type="float" office:value="-1.0204901430168">
            <text:p>-1,02</text:p>
          </table:table-cell>
          <table:table-cell table:formula="of:=DEGREES([.K35])" office:value-type="float" office:value="-58.4697782295642">
            <text:p>-58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8.6">
            <text:p>-8,6</text:p>
          </table:table-cell>
          <table:table-cell office:value-type="float" office:value="31.6">
            <text:p>31,6</text:p>
          </table:table-cell>
          <table:table-cell office:value-type="float" office:value="5.3">
            <text:p>5,3</text:p>
          </table:table-cell>
          <table:table-cell office:value-type="float" office:value="11.2">
            <text:p>11,2</text:p>
          </table:table-cell>
          <table:table-cell table:formula="of:=[.D36]-[.B36]" office:value-type="float" office:value="13.9">
            <text:p>13,9</text:p>
          </table:table-cell>
          <table:table-cell table:formula="of:=[.E36]-[.C36]" office:value-type="float" office:value="-20.4">
            <text:p>-20,4</text:p>
          </table:table-cell>
          <table:table-cell table:formula="of:=SQRT(([.F36])^2+([.G36])^2)" office:value-type="float" office:value="24.6854207985199">
            <text:p>24,7</text:p>
          </table:table-cell>
          <table:table-cell table:formula="of:=([.B36]+[.D36])/2" office:value-type="float" office:value="-1.65">
            <text:p>-1,7</text:p>
          </table:table-cell>
          <table:table-cell table:formula="of:=([.C36]+[.E36])/2" office:value-type="float" office:value="21.4">
            <text:p>21,4</text:p>
          </table:table-cell>
          <table:table-cell table:formula="of:=ATAN2(([.D36]-[.I36]);([.E36]-[.J36]))" office:value-type="float" office:value="-0.972681708371628">
            <text:p>-0,97</text:p>
          </table:table-cell>
          <table:table-cell table:formula="of:=DEGREES([.K36])" office:value-type="float" office:value="-55.730556699269">
            <text:p>-56</text:p>
          </table:table-cell>
          <table:table-cell table:number-columns-repeated="24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9.3">
            <text:p>-9,3</text:p>
          </table:table-cell>
          <table:table-cell office:value-type="float" office:value="32.4">
            <text:p>32,4</text:p>
          </table:table-cell>
          <table:table-cell office:value-type="float" office:value="4.9">
            <text:p>4,9</text:p>
          </table:table-cell>
          <table:table-cell office:value-type="float" office:value="12.2">
            <text:p>12,2</text:p>
          </table:table-cell>
          <table:table-cell table:formula="of:=[.D37]-[.B37]" office:value-type="float" office:value="14.2">
            <text:p>14,2</text:p>
          </table:table-cell>
          <table:table-cell table:formula="of:=[.E37]-[.C37]" office:value-type="float" office:value="-20.2">
            <text:p>-20,2</text:p>
          </table:table-cell>
          <table:table-cell table:formula="of:=SQRT(([.F37])^2+([.G37])^2)" office:value-type="float" office:value="24.6916990099912">
            <text:p>24,7</text:p>
          </table:table-cell>
          <table:table-cell table:formula="of:=([.B37]+[.D37])/2" office:value-type="float" office:value="-2.2">
            <text:p>-2,2</text:p>
          </table:table-cell>
          <table:table-cell table:formula="of:=([.C37]+[.E37])/2" office:value-type="float" office:value="22.3">
            <text:p>22,3</text:p>
          </table:table-cell>
          <table:table-cell table:formula="of:=ATAN2(([.D37]-[.I37]);([.E37]-[.J37]))" office:value-type="float" office:value="-0.958079655015454">
            <text:p>-0,96</text:p>
          </table:table-cell>
          <table:table-cell table:formula="of:=DEGREES([.K37])" office:value-type="float" office:value="-54.8939206697354">
            <text:p>-55</text:p>
          </table:table-cell>
          <table:table-cell table:number-columns-repeated="24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8.8">
            <text:p>-8,8</text:p>
          </table:table-cell>
          <table:table-cell office:value-type="float" office:value="32.1">
            <text:p>32,1</text:p>
          </table:table-cell>
          <table:table-cell office:value-type="float" office:value="5.3">
            <text:p>5,3</text:p>
          </table:table-cell>
          <table:table-cell office:value-type="float" office:value="11.6">
            <text:p>11,6</text:p>
          </table:table-cell>
          <table:table-cell table:formula="of:=[.D38]-[.B38]" office:value-type="float" office:value="14.1">
            <text:p>14,1</text:p>
          </table:table-cell>
          <table:table-cell table:formula="of:=[.E38]-[.C38]" office:value-type="float" office:value="-20.5">
            <text:p>-20,5</text:p>
          </table:table-cell>
          <table:table-cell table:formula="of:=SQRT(([.F38])^2+([.G38])^2)" office:value-type="float" office:value="24.8809163818377">
            <text:p>24,9</text:p>
          </table:table-cell>
          <table:table-cell table:formula="of:=([.B38]+[.D38])/2" office:value-type="float" office:value="-1.75">
            <text:p>-1,8</text:p>
          </table:table-cell>
          <table:table-cell table:formula="of:=([.C38]+[.E38])/2" office:value-type="float" office:value="21.85">
            <text:p>21,9</text:p>
          </table:table-cell>
          <table:table-cell table:formula="of:=ATAN2(([.D38]-[.I38]);([.E38]-[.J38]))" office:value-type="float" office:value="-0.968301984181829">
            <text:p>-0,97</text:p>
          </table:table-cell>
          <table:table-cell table:formula="of:=DEGREES([.K38])" office:value-type="float" office:value="-55.4796169877622">
            <text:p>-55</text:p>
          </table:table-cell>
          <table:table-cell table:number-columns-repeated="24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.9">
            <text:p>-8,9</text:p>
          </table:table-cell>
          <table:table-cell office:value-type="float" office:value="32.1">
            <text:p>32,1</text:p>
          </table:table-cell>
          <table:table-cell office:value-type="float" office:value="5.1">
            <text:p>5,1</text:p>
          </table:table-cell>
          <table:table-cell office:value-type="float" office:value="11.6">
            <text:p>11,6</text:p>
          </table:table-cell>
          <table:table-cell table:formula="of:=[.D39]-[.B39]" office:value-type="float" office:value="14">
            <text:p>14,0</text:p>
          </table:table-cell>
          <table:table-cell table:formula="of:=[.E39]-[.C39]" office:value-type="float" office:value="-20.5">
            <text:p>-20,5</text:p>
          </table:table-cell>
          <table:table-cell table:formula="of:=SQRT(([.F39])^2+([.G39])^2)" office:value-type="float" office:value="24.8243831746128">
            <text:p>24,8</text:p>
          </table:table-cell>
          <table:table-cell table:formula="of:=([.B39]+[.D39])/2" office:value-type="float" office:value="-1.9">
            <text:p>-1,9</text:p>
          </table:table-cell>
          <table:table-cell table:formula="of:=([.C39]+[.E39])/2" office:value-type="float" office:value="21.85">
            <text:p>21,9</text:p>
          </table:table-cell>
          <table:table-cell table:formula="of:=ATAN2(([.D39]-[.I39]);([.E39]-[.J39]))" office:value-type="float" office:value="-0.97162100380859">
            <text:p>-0,97</text:p>
          </table:table-cell>
          <table:table-cell table:formula="of:=DEGREES([.K39])" office:value-type="float" office:value="-55.6697828044967">
            <text:p>-56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8.2">
            <text:p>-8,2</text:p>
          </table:table-cell>
          <table:table-cell office:value-type="float" office:value="31.9">
            <text:p>31,9</text:p>
          </table:table-cell>
          <table:table-cell office:value-type="float" office:value="5.5">
            <text:p>5,5</text:p>
          </table:table-cell>
          <table:table-cell office:value-type="float" office:value="11.2">
            <text:p>11,2</text:p>
          </table:table-cell>
          <table:table-cell table:formula="of:=[.D40]-[.B40]" office:value-type="float" office:value="13.7">
            <text:p>13,7</text:p>
          </table:table-cell>
          <table:table-cell table:formula="of:=[.E40]-[.C40]" office:value-type="float" office:value="-20.7">
            <text:p>-20,7</text:p>
          </table:table-cell>
          <table:table-cell table:formula="of:=SQRT(([.F40])^2+([.G40])^2)" office:value-type="float" office:value="24.8229732304573">
            <text:p>24,8</text:p>
          </table:table-cell>
          <table:table-cell table:formula="of:=([.B40]+[.D40])/2" office:value-type="float" office:value="-1.35">
            <text:p>-1,4</text:p>
          </table:table-cell>
          <table:table-cell table:formula="of:=([.C40]+[.E40])/2" office:value-type="float" office:value="21.55">
            <text:p>21,6</text:p>
          </table:table-cell>
          <table:table-cell table:formula="of:=ATAN2(([.D40]-[.I40]);([.E40]-[.J40]))" office:value-type="float" office:value="-0.986145666000928">
            <text:p>-0,99</text:p>
          </table:table-cell>
          <table:table-cell table:formula="of:=DEGREES([.K40])" office:value-type="float" office:value="-56.5019846469709">
            <text:p>-57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">
            <text:p>-8,0</text:p>
          </table:table-cell>
          <table:table-cell office:value-type="float" office:value="31.7">
            <text:p>31,7</text:p>
          </table:table-cell>
          <table:table-cell office:value-type="float" office:value="5.4">
            <text:p>5,4</text:p>
          </table:table-cell>
          <table:table-cell office:value-type="float" office:value="11">
            <text:p>11,0</text:p>
          </table:table-cell>
          <table:table-cell table:formula="of:=[.D41]-[.B41]" office:value-type="float" office:value="13.4">
            <text:p>13,4</text:p>
          </table:table-cell>
          <table:table-cell table:formula="of:=[.E41]-[.C41]" office:value-type="float" office:value="-20.7">
            <text:p>-20,7</text:p>
          </table:table-cell>
          <table:table-cell table:formula="of:=SQRT(([.F41])^2+([.G41])^2)" office:value-type="float" office:value="24.6586698749142">
            <text:p>24,7</text:p>
          </table:table-cell>
          <table:table-cell table:formula="of:=([.B41]+[.D41])/2" office:value-type="float" office:value="-1.3">
            <text:p>-1,3</text:p>
          </table:table-cell>
          <table:table-cell table:formula="of:=([.C41]+[.E41])/2" office:value-type="float" office:value="21.35">
            <text:p>21,4</text:p>
          </table:table-cell>
          <table:table-cell table:formula="of:=ATAN2(([.D41]-[.I41]);([.E41]-[.J41]))" office:value-type="float" office:value="-0.996291216230323">
            <text:p>-1,00</text:p>
          </table:table-cell>
          <table:table-cell table:formula="of:=DEGREES([.K41])" office:value-type="float" office:value="-57.0832818559532">
            <text:p>-57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7.9">
            <text:p>-7,9</text:p>
          </table:table-cell>
          <table:table-cell office:value-type="float" office:value="31.8">
            <text:p>31,8</text:p>
          </table:table-cell>
          <table:table-cell office:value-type="float" office:value="5.6">
            <text:p>5,6</text:p>
          </table:table-cell>
          <table:table-cell office:value-type="float" office:value="11.1">
            <text:p>11,1</text:p>
          </table:table-cell>
          <table:table-cell table:formula="of:=[.D42]-[.B42]" office:value-type="float" office:value="13.5">
            <text:p>13,5</text:p>
          </table:table-cell>
          <table:table-cell table:formula="of:=[.E42]-[.C42]" office:value-type="float" office:value="-20.7">
            <text:p>-20,7</text:p>
          </table:table-cell>
          <table:table-cell table:formula="of:=SQRT(([.F42])^2+([.G42])^2)" office:value-type="float" office:value="24.7131543919428">
            <text:p>24,7</text:p>
          </table:table-cell>
          <table:table-cell table:formula="of:=([.B42]+[.D42])/2" office:value-type="float" office:value="-1.15">
            <text:p>-1,2</text:p>
          </table:table-cell>
          <table:table-cell table:formula="of:=([.C42]+[.E42])/2" office:value-type="float" office:value="21.45">
            <text:p>21,5</text:p>
          </table:table-cell>
          <table:table-cell table:formula="of:=ATAN2(([.D42]-[.I42]);([.E42]-[.J42]))" office:value-type="float" office:value="-0.992894389832651">
            <text:p>-0,99</text:p>
          </table:table-cell>
          <table:table-cell table:formula="of:=DEGREES([.K42])" office:value-type="float" office:value="-56.888658039628">
            <text:p>-57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9.9">
            <text:p>-9,9</text:p>
          </table:table-cell>
          <table:table-cell office:value-type="float" office:value="31.9">
            <text:p>31,9</text:p>
          </table:table-cell>
          <table:table-cell office:value-type="float" office:value="4.8">
            <text:p>4,8</text:p>
          </table:table-cell>
          <table:table-cell office:value-type="float" office:value="12.1">
            <text:p>12,1</text:p>
          </table:table-cell>
          <table:table-cell table:formula="of:=[.D43]-[.B43]" office:value-type="float" office:value="14.7">
            <text:p>14,7</text:p>
          </table:table-cell>
          <table:table-cell table:formula="of:=[.E43]-[.C43]" office:value-type="float" office:value="-19.8">
            <text:p>-19,8</text:p>
          </table:table-cell>
          <table:table-cell table:formula="of:=SQRT(([.F43])^2+([.G43])^2)" office:value-type="float" office:value="24.6602919690745">
            <text:p>24,7</text:p>
          </table:table-cell>
          <table:table-cell table:formula="of:=([.B43]+[.D43])/2" office:value-type="float" office:value="-2.55">
            <text:p>-2,6</text:p>
          </table:table-cell>
          <table:table-cell table:formula="of:=([.C43]+[.E43])/2" office:value-type="float" office:value="22">
            <text:p>22,0</text:p>
          </table:table-cell>
          <table:table-cell table:formula="of:=ATAN2(([.D43]-[.I43]);([.E43]-[.J43]))" office:value-type="float" office:value="-0.932161359640912">
            <text:p>-0,93</text:p>
          </table:table-cell>
          <table:table-cell table:formula="of:=DEGREES([.K43])" office:value-type="float" office:value="-53.4089117326007">
            <text:p>-53</text:p>
          </table:table-cell>
          <table:table-cell table:number-columns-repeated="24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8.1">
            <text:p>-8,1</text:p>
          </table:table-cell>
          <table:table-cell office:value-type="float" office:value="32">
            <text:p>32,0</text:p>
          </table:table-cell>
          <table:table-cell office:value-type="float" office:value="5.5">
            <text:p>5,5</text:p>
          </table:table-cell>
          <table:table-cell office:value-type="float" office:value="11.3">
            <text:p>11,3</text:p>
          </table:table-cell>
          <table:table-cell table:formula="of:=[.D44]-[.B44]" office:value-type="float" office:value="13.6">
            <text:p>13,6</text:p>
          </table:table-cell>
          <table:table-cell table:formula="of:=[.E44]-[.C44]" office:value-type="float" office:value="-20.7">
            <text:p>-20,7</text:p>
          </table:table-cell>
          <table:table-cell table:formula="of:=SQRT(([.F44])^2+([.G44])^2)" office:value-type="float" office:value="24.7679228034973">
            <text:p>24,8</text:p>
          </table:table-cell>
          <table:table-cell table:formula="of:=([.B44]+[.D44])/2" office:value-type="float" office:value="-1.3">
            <text:p>-1,3</text:p>
          </table:table-cell>
          <table:table-cell table:formula="of:=([.C44]+[.E44])/2" office:value-type="float" office:value="21.65">
            <text:p>21,7</text:p>
          </table:table-cell>
          <table:table-cell table:formula="of:=ATAN2(([.D44]-[.I44]);([.E44]-[.J44]))" office:value-type="float" office:value="-0.989512547115795">
            <text:p>-0,99</text:p>
          </table:table-cell>
          <table:table-cell table:formula="of:=DEGREES([.K44])" office:value-type="float" office:value="-56.6948927249751">
            <text:p>-57</text:p>
          </table:table-cell>
          <table:table-cell table:number-columns-repeated="24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.7">
            <text:p>-8,7</text:p>
          </table:table-cell>
          <table:table-cell office:value-type="float" office:value="32.1">
            <text:p>32,1</text:p>
          </table:table-cell>
          <table:table-cell office:value-type="float" office:value="5">
            <text:p>5,0</text:p>
          </table:table-cell>
          <table:table-cell office:value-type="float" office:value="11.6">
            <text:p>11,6</text:p>
          </table:table-cell>
          <table:table-cell table:formula="of:=[.D45]-[.B45]" office:value-type="float" office:value="13.7">
            <text:p>13,7</text:p>
          </table:table-cell>
          <table:table-cell table:formula="of:=[.E45]-[.C45]" office:value-type="float" office:value="-20.5">
            <text:p>-20,5</text:p>
          </table:table-cell>
          <table:table-cell table:formula="of:=SQRT(([.F45])^2+([.G45])^2)" office:value-type="float" office:value="24.6564393211996">
            <text:p>24,7</text:p>
          </table:table-cell>
          <table:table-cell table:formula="of:=([.B45]+[.D45])/2" office:value-type="float" office:value="-1.85">
            <text:p>-1,9</text:p>
          </table:table-cell>
          <table:table-cell table:formula="of:=([.C45]+[.E45])/2" office:value-type="float" office:value="21.85">
            <text:p>21,9</text:p>
          </table:table-cell>
          <table:table-cell table:formula="of:=ATAN2(([.D45]-[.I45]);([.E45]-[.J45]))" office:value-type="float" office:value="-0.981668864329184">
            <text:p>-0,98</text:p>
          </table:table-cell>
          <table:table-cell table:formula="of:=DEGREES([.K45])" office:value-type="float" office:value="-56.2454828054629">
            <text:p>-56</text:p>
          </table:table-cell>
          <table:table-cell table:number-columns-repeated="24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8.2">
            <text:p>-8,2</text:p>
          </table:table-cell>
          <table:table-cell office:value-type="float" office:value="32.1">
            <text:p>32,1</text:p>
          </table:table-cell>
          <table:table-cell office:value-type="float" office:value="5.3">
            <text:p>5,3</text:p>
          </table:table-cell>
          <table:table-cell office:value-type="float" office:value="11.4">
            <text:p>11,4</text:p>
          </table:table-cell>
          <table:table-cell table:formula="of:=[.D46]-[.B46]" office:value-type="float" office:value="13.5">
            <text:p>13,5</text:p>
          </table:table-cell>
          <table:table-cell table:formula="of:=[.E46]-[.C46]" office:value-type="float" office:value="-20.7">
            <text:p>-20,7</text:p>
          </table:table-cell>
          <table:table-cell table:formula="of:=SQRT(([.F46])^2+([.G46])^2)" office:value-type="float" office:value="24.7131543919428">
            <text:p>24,7</text:p>
          </table:table-cell>
          <table:table-cell table:formula="of:=([.B46]+[.D46])/2" office:value-type="float" office:value="-1.45">
            <text:p>-1,5</text:p>
          </table:table-cell>
          <table:table-cell table:formula="of:=([.C46]+[.E46])/2" office:value-type="float" office:value="21.75">
            <text:p>21,8</text:p>
          </table:table-cell>
          <table:table-cell table:formula="of:=ATAN2(([.D46]-[.I46]);([.E46]-[.J46]))" office:value-type="float" office:value="-0.992894389832651">
            <text:p>-0,99</text:p>
          </table:table-cell>
          <table:table-cell table:formula="of:=DEGREES([.K46])" office:value-type="float" office:value="-56.888658039628">
            <text:p>-57</text:p>
          </table:table-cell>
          <table:table-cell table:number-columns-repeated="24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8.2">
            <text:p>-8,2</text:p>
          </table:table-cell>
          <table:table-cell office:value-type="float" office:value="32.1">
            <text:p>32,1</text:p>
          </table:table-cell>
          <table:table-cell office:value-type="float" office:value="5.4">
            <text:p>5,4</text:p>
          </table:table-cell>
          <table:table-cell office:value-type="float" office:value="11.3">
            <text:p>11,3</text:p>
          </table:table-cell>
          <table:table-cell table:formula="of:=[.D47]-[.B47]" office:value-type="float" office:value="13.6">
            <text:p>13,6</text:p>
          </table:table-cell>
          <table:table-cell table:formula="of:=[.E47]-[.C47]" office:value-type="float" office:value="-20.8">
            <text:p>-20,8</text:p>
          </table:table-cell>
          <table:table-cell table:formula="of:=SQRT(([.F47])^2+([.G47])^2)" office:value-type="float" office:value="24.8515593072145">
            <text:p>24,9</text:p>
          </table:table-cell>
          <table:table-cell table:formula="of:=([.B47]+[.D47])/2" office:value-type="float" office:value="-1.4">
            <text:p>-1,4</text:p>
          </table:table-cell>
          <table:table-cell table:formula="of:=([.C47]+[.E47])/2" office:value-type="float" office:value="21.7">
            <text:p>21,7</text:p>
          </table:table-cell>
          <table:table-cell table:formula="of:=ATAN2(([.D47]-[.I47]);([.E47]-[.J47]))" office:value-type="float" office:value="-0.991722057427166">
            <text:p>-0,99</text:p>
          </table:table-cell>
          <table:table-cell table:formula="of:=DEGREES([.K47])" office:value-type="float" office:value="-56.8214883406073">
            <text:p>-57</text:p>
          </table:table-cell>
          <table:table-cell table:number-columns-repeated="24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8.1">
            <text:p>-8,1</text:p>
          </table:table-cell>
          <table:table-cell office:value-type="float" office:value="31.7">
            <text:p>31,7</text:p>
          </table:table-cell>
          <table:table-cell office:value-type="float" office:value="5.4">
            <text:p>5,4</text:p>
          </table:table-cell>
          <table:table-cell office:value-type="float" office:value="10.9">
            <text:p>10,9</text:p>
          </table:table-cell>
          <table:table-cell table:formula="of:=[.D48]-[.B48]" office:value-type="float" office:value="13.5">
            <text:p>13,5</text:p>
          </table:table-cell>
          <table:table-cell table:formula="of:=[.E48]-[.C48]" office:value-type="float" office:value="-20.8">
            <text:p>-20,8</text:p>
          </table:table-cell>
          <table:table-cell table:formula="of:=SQRT(([.F48])^2+([.G48])^2)" office:value-type="float" office:value="24.7969756220391">
            <text:p>24,8</text:p>
          </table:table-cell>
          <table:table-cell table:formula="of:=([.B48]+[.D48])/2" office:value-type="float" office:value="-1.35">
            <text:p>-1,4</text:p>
          </table:table-cell>
          <table:table-cell table:formula="of:=([.C48]+[.E48])/2" office:value-type="float" office:value="21.3">
            <text:p>21,3</text:p>
          </table:table-cell>
          <table:table-cell table:formula="of:=ATAN2(([.D48]-[.I48]);([.E48]-[.J48]))" office:value-type="float" office:value="-0.995097352930721">
            <text:p>-1,00</text:p>
          </table:table-cell>
          <table:table-cell table:formula="of:=DEGREES([.K48])" office:value-type="float" office:value="-57.0148785275705">
            <text:p>-57</text:p>
          </table:table-cell>
          <table:table-cell table:number-columns-repeated="24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.2">
            <text:p>-8,2</text:p>
          </table:table-cell>
          <table:table-cell office:value-type="float" office:value="32.1">
            <text:p>32,1</text:p>
          </table:table-cell>
          <table:table-cell office:value-type="float" office:value="5.4">
            <text:p>5,4</text:p>
          </table:table-cell>
          <table:table-cell office:value-type="float" office:value="11.4">
            <text:p>11,4</text:p>
          </table:table-cell>
          <table:table-cell table:formula="of:=[.D49]-[.B49]" office:value-type="float" office:value="13.6">
            <text:p>13,6</text:p>
          </table:table-cell>
          <table:table-cell table:formula="of:=[.E49]-[.C49]" office:value-type="float" office:value="-20.7">
            <text:p>-20,7</text:p>
          </table:table-cell>
          <table:table-cell table:formula="of:=SQRT(([.F49])^2+([.G49])^2)" office:value-type="float" office:value="24.7679228034973">
            <text:p>24,8</text:p>
          </table:table-cell>
          <table:table-cell table:formula="of:=([.B49]+[.D49])/2" office:value-type="float" office:value="-1.4">
            <text:p>-1,4</text:p>
          </table:table-cell>
          <table:table-cell table:formula="of:=([.C49]+[.E49])/2" office:value-type="float" office:value="21.75">
            <text:p>21,8</text:p>
          </table:table-cell>
          <table:table-cell table:formula="of:=ATAN2(([.D49]-[.I49]);([.E49]-[.J49]))" office:value-type="float" office:value="-0.989512547115795">
            <text:p>-0,99</text:p>
          </table:table-cell>
          <table:table-cell table:formula="of:=DEGREES([.K49])" office:value-type="float" office:value="-56.6948927249751">
            <text:p>-57</text:p>
          </table:table-cell>
          <table:table-cell table:number-columns-repeated="24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8.4">
            <text:p>-8,4</text:p>
          </table:table-cell>
          <table:table-cell office:value-type="float" office:value="32.1">
            <text:p>32,1</text:p>
          </table:table-cell>
          <table:table-cell office:value-type="float" office:value="5.2">
            <text:p>5,2</text:p>
          </table:table-cell>
          <table:table-cell office:value-type="float" office:value="11.4">
            <text:p>11,4</text:p>
          </table:table-cell>
          <table:table-cell table:formula="of:=[.D50]-[.B50]" office:value-type="float" office:value="13.6">
            <text:p>13,6</text:p>
          </table:table-cell>
          <table:table-cell table:formula="of:=[.E50]-[.C50]" office:value-type="float" office:value="-20.7">
            <text:p>-20,7</text:p>
          </table:table-cell>
          <table:table-cell table:formula="of:=SQRT(([.F50])^2+([.G50])^2)" office:value-type="float" office:value="24.7679228034973">
            <text:p>24,8</text:p>
          </table:table-cell>
          <table:table-cell table:formula="of:=([.B50]+[.D50])/2" office:value-type="float" office:value="-1.6">
            <text:p>-1,6</text:p>
          </table:table-cell>
          <table:table-cell table:formula="of:=([.C50]+[.E50])/2" office:value-type="float" office:value="21.75">
            <text:p>21,8</text:p>
          </table:table-cell>
          <table:table-cell table:formula="of:=ATAN2(([.D50]-[.I50]);([.E50]-[.J50]))" office:value-type="float" office:value="-0.989512547115795">
            <text:p>-0,99</text:p>
          </table:table-cell>
          <table:table-cell table:formula="of:=DEGREES([.K50])" office:value-type="float" office:value="-56.6948927249751">
            <text:p>-57</text:p>
          </table:table-cell>
          <table:table-cell table:number-columns-repeated="24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8.2">
            <text:p>-8,2</text:p>
          </table:table-cell>
          <table:table-cell office:value-type="float" office:value="32.4">
            <text:p>32,4</text:p>
          </table:table-cell>
          <table:table-cell office:value-type="float" office:value="5.2">
            <text:p>5,2</text:p>
          </table:table-cell>
          <table:table-cell office:value-type="float" office:value="11.7">
            <text:p>11,7</text:p>
          </table:table-cell>
          <table:table-cell table:formula="of:=[.D51]-[.B51]" office:value-type="float" office:value="13.4">
            <text:p>13,4</text:p>
          </table:table-cell>
          <table:table-cell table:formula="of:=[.E51]-[.C51]" office:value-type="float" office:value="-20.7">
            <text:p>-20,7</text:p>
          </table:table-cell>
          <table:table-cell table:formula="of:=SQRT(([.F51])^2+([.G51])^2)" office:value-type="float" office:value="24.6586698749142">
            <text:p>24,7</text:p>
          </table:table-cell>
          <table:table-cell table:formula="of:=([.B51]+[.D51])/2" office:value-type="float" office:value="-1.5">
            <text:p>-1,5</text:p>
          </table:table-cell>
          <table:table-cell table:formula="of:=([.C51]+[.E51])/2" office:value-type="float" office:value="22.05">
            <text:p>22,1</text:p>
          </table:table-cell>
          <table:table-cell table:formula="of:=ATAN2(([.D51]-[.I51]);([.E51]-[.J51]))" office:value-type="float" office:value="-0.996291216230323">
            <text:p>-1,00</text:p>
          </table:table-cell>
          <table:table-cell table:formula="of:=DEGREES([.K51])" office:value-type="float" office:value="-57.0832818559532">
            <text:p>-57</text:p>
          </table:table-cell>
          <table:table-cell table:number-columns-repeated="24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8.4">
            <text:p>-8,4</text:p>
          </table:table-cell>
          <table:table-cell office:value-type="float" office:value="31.9">
            <text:p>31,9</text:p>
          </table:table-cell>
          <table:table-cell office:value-type="float" office:value="5.3">
            <text:p>5,3</text:p>
          </table:table-cell>
          <table:table-cell office:value-type="float" office:value="11.3">
            <text:p>11,3</text:p>
          </table:table-cell>
          <table:table-cell table:formula="of:=[.D52]-[.B52]" office:value-type="float" office:value="13.7">
            <text:p>13,7</text:p>
          </table:table-cell>
          <table:table-cell table:formula="of:=[.E52]-[.C52]" office:value-type="float" office:value="-20.6">
            <text:p>-20,6</text:p>
          </table:table-cell>
          <table:table-cell table:formula="of:=SQRT(([.F52])^2+([.G52])^2)" office:value-type="float" office:value="24.7396442981705">
            <text:p>24,7</text:p>
          </table:table-cell>
          <table:table-cell table:formula="of:=([.B52]+[.D52])/2" office:value-type="float" office:value="-1.55">
            <text:p>-1,6</text:p>
          </table:table-cell>
          <table:table-cell table:formula="of:=([.C52]+[.E52])/2" office:value-type="float" office:value="21.6">
            <text:p>21,6</text:p>
          </table:table-cell>
          <table:table-cell table:formula="of:=ATAN2(([.D52]-[.I52]);([.E52]-[.J52]))" office:value-type="float" office:value="-0.983914799010853">
            <text:p>-0,98</text:p>
          </table:table-cell>
          <table:table-cell table:formula="of:=DEGREES([.K52])" office:value-type="float" office:value="-56.3741653837845">
            <text:p>-56</text:p>
          </table:table-cell>
          <table:table-cell table:number-columns-repeated="24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8.6">
            <text:p>-8,6</text:p>
          </table:table-cell>
          <table:table-cell office:value-type="float" office:value="32.1">
            <text:p>32,1</text:p>
          </table:table-cell>
          <table:table-cell office:value-type="float" office:value="5">
            <text:p>5,0</text:p>
          </table:table-cell>
          <table:table-cell office:value-type="float" office:value="11.3">
            <text:p>11,3</text:p>
          </table:table-cell>
          <table:table-cell table:formula="of:=[.D53]-[.B53]" office:value-type="float" office:value="13.6">
            <text:p>13,6</text:p>
          </table:table-cell>
          <table:table-cell table:formula="of:=[.E53]-[.C53]" office:value-type="float" office:value="-20.8">
            <text:p>-20,8</text:p>
          </table:table-cell>
          <table:table-cell table:formula="of:=SQRT(([.F53])^2+([.G53])^2)" office:value-type="float" office:value="24.8515593072145">
            <text:p>24,9</text:p>
          </table:table-cell>
          <table:table-cell table:formula="of:=([.B53]+[.D53])/2" office:value-type="float" office:value="-1.8">
            <text:p>-1,8</text:p>
          </table:table-cell>
          <table:table-cell table:formula="of:=([.C53]+[.E53])/2" office:value-type="float" office:value="21.7">
            <text:p>21,7</text:p>
          </table:table-cell>
          <table:table-cell table:formula="of:=ATAN2(([.D53]-[.I53]);([.E53]-[.J53]))" office:value-type="float" office:value="-0.991722057427166">
            <text:p>-0,99</text:p>
          </table:table-cell>
          <table:table-cell table:formula="of:=DEGREES([.K53])" office:value-type="float" office:value="-56.8214883406073">
            <text:p>-57</text:p>
          </table:table-cell>
          <table:table-cell table:number-columns-repeated="24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7.8">
            <text:p>-7,8</text:p>
          </table:table-cell>
          <table:table-cell office:value-type="float" office:value="32">
            <text:p>32,0</text:p>
          </table:table-cell>
          <table:table-cell office:value-type="float" office:value="5.4">
            <text:p>5,4</text:p>
          </table:table-cell>
          <table:table-cell office:value-type="float" office:value="11.1">
            <text:p>11,1</text:p>
          </table:table-cell>
          <table:table-cell table:formula="of:=[.D54]-[.B54]" office:value-type="float" office:value="13.2">
            <text:p>13,2</text:p>
          </table:table-cell>
          <table:table-cell table:formula="of:=[.E54]-[.C54]" office:value-type="float" office:value="-20.9">
            <text:p>-20,9</text:p>
          </table:table-cell>
          <table:table-cell table:formula="of:=SQRT(([.F54])^2+([.G54])^2)" office:value-type="float" office:value="24.7194255596687">
            <text:p>24,7</text:p>
          </table:table-cell>
          <table:table-cell table:formula="of:=([.B54]+[.D54])/2" office:value-type="float" office:value="-1.2">
            <text:p>-1,2</text:p>
          </table:table-cell>
          <table:table-cell table:formula="of:=([.C54]+[.E54])/2" office:value-type="float" office:value="21.55">
            <text:p>21,6</text:p>
          </table:table-cell>
          <table:table-cell table:formula="of:=ATAN2(([.D54]-[.I54]);([.E54]-[.J54]))" office:value-type="float" office:value="-1.00748006530293">
            <text:p>-1,01</text:p>
          </table:table-cell>
          <table:table-cell table:formula="of:=DEGREES([.K54])" office:value-type="float" office:value="-57.7243556854224">
            <text:p>-58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Average</text:p>
          </table:table-cell>
          <table:table-cell table:style-name="ce8" table:formula="of:=AVERAGE([.B33:.B54])" office:value-type="float" office:value="-8.44">
            <text:p>-8,4</text:p>
          </table:table-cell>
          <table:table-cell table:style-name="ce8" table:formula="of:=AVERAGE([.C33:.C54])" office:value-type="float" office:value="32.01">
            <text:p>32,0</text:p>
          </table:table-cell>
          <table:table-cell table:style-name="ce8" table:formula="of:=AVERAGE([.D33:.D54])" office:value-type="float" office:value="5.22">
            <text:p>5,2</text:p>
          </table:table-cell>
          <table:table-cell table:style-name="ce8" table:formula="of:=AVERAGE([.E33:.E54])" office:value-type="float" office:value="11.405">
            <text:p>11,4</text:p>
          </table:table-cell>
          <table:table-cell table:style-name="ce8" table:formula="of:=AVERAGE([.F33:.F54])" office:value-type="float" office:value="13.66">
            <text:p>13,7</text:p>
          </table:table-cell>
          <table:table-cell table:style-name="ce8" table:formula="of:=AVERAGE([.G33:.G54])" office:value-type="float" office:value="-20.605">
            <text:p>-20,6</text:p>
          </table:table-cell>
          <table:table-cell table:style-name="ce8" table:formula="of:=AVERAGE([.H33:.H54])" office:value-type="float" office:value="24.7257045738308">
            <text:p>24,7</text:p>
          </table:table-cell>
          <table:table-cell table:style-name="ce8" table:formula="of:=AVERAGE([.I33:.I54])" office:value-type="float" office:value="-1.61">
            <text:p>-1,6</text:p>
          </table:table-cell>
          <table:table-cell table:style-name="ce8" table:formula="of:=AVERAGE([.J33:.J54])" office:value-type="float" office:value="21.7075">
            <text:p>21,7</text:p>
          </table:table-cell>
          <table:table-cell table:style-name="ce12" table:formula="of:=AVERAGE([.K33:.K54])" office:value-type="float" office:value="-0.985399778496874">
            <text:p>-0,99</text:p>
          </table:table-cell>
          <table:table-cell table:style-name="ce14" table:formula="of:=AVERAGE([.L33:.L54])" office:value-type="float" office:value="-56.4592484409971">
            <text:p>-56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Standard Dev.</text:p>
          </table:table-cell>
          <table:table-cell table:style-name="ce8" table:formula="of:=STDEV([.B33:.B55])" office:value-type="float" office:value="0.488262224629348">
            <text:p>0,5</text:p>
          </table:table-cell>
          <table:table-cell table:style-name="ce8" table:formula="of:=STDEV([.C33:.C55])" office:value-type="float" office:value="0.202237484161567">
            <text:p>0,2</text:p>
          </table:table-cell>
          <table:table-cell table:style-name="ce8" table:formula="of:=STDEV([.D33:.D55])" office:value-type="float" office:value="0.278567765543682">
            <text:p>0,3</text:p>
          </table:table-cell>
          <table:table-cell table:style-name="ce8" table:formula="of:=STDEV([.E33:.E55])" office:value-type="float" office:value="0.320117166050182">
            <text:p>0,3</text:p>
          </table:table-cell>
          <table:table-cell table:style-name="ce8" table:formula="of:=STDEV([.F33:.F55])" office:value-type="float" office:value="0.39420806688854">
            <text:p>0,4</text:p>
          </table:table-cell>
          <table:table-cell table:style-name="ce8" table:formula="of:=STDEV([.G33:.G55])" office:value-type="float" office:value="0.241816045786875">
            <text:p>0,2</text:p>
          </table:table-cell>
          <table:table-cell table:style-name="ce8" table:formula="of:=STDEV([.H33:.H55])" office:value-type="float" office:value="0.122610471173618">
            <text:p>0,1</text:p>
          </table:table-cell>
          <table:table-cell table:style-name="ce8" table:formula="of:=STDEV([.I33:.I55])" office:value-type="float" office:value="0.345181111881864">
            <text:p>0,3</text:p>
          </table:table-cell>
          <table:table-cell table:style-name="ce8" table:formula="of:=STDEV([.J33:.J55])" office:value-type="float" office:value="0.238890665368071">
            <text:p>0,2</text:p>
          </table:table-cell>
          <table:table-cell table:style-name="ce12" table:formula="of:=STDEV([.K33:.K55])" office:value-type="float" office:value="0.0180755720220228">
            <text:p>0,02</text:p>
          </table:table-cell>
          <table:table-cell table:style-name="ce14" table:formula="of:=STDEV([.L33:.L55])" office:value-type="float" office:value="1.03565398914666">
            <text:p>1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Left Arc Experi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ce7" office:value-type="string" table:number-columns-spanned="2" table:number-rows-spanned="1">
            <text:p>Left</text:p>
          </table:table-cell>
          <table:covered-table-cell table:style-name="ce9"/>
          <table:table-cell table:style-name="ce7" office:value-type="string" table:number-columns-spanned="2" table:number-rows-spanned="1">
            <text:p>Right</text:p>
          </table:table-cell>
          <table:covered-table-cell table:style-name="ce9"/>
          <table:table-cell table:style-name="ce7" office:value-type="string" table:number-columns-spanned="3" table:number-rows-spanned="1">
            <text:p>Validation</text:p>
          </table:table-cell>
          <table:covered-table-cell table:number-columns-repeated="2" table:style-name="ce9"/>
          <table:table-cell table:style-name="ce7" office:value-type="string" table:number-columns-spanned="2" table:number-rows-spanned="1">
            <text:p>Center of Gravity</text:p>
          </table:table-cell>
          <table:covered-table-cell table:style-name="ce9"/>
          <table:table-cell table:style-name="ce11" office:value-type="string" table:number-columns-spanned="2" table:number-rows-spanned="1">
            <text:p>Theta</text:p>
          </table:table-cell>
          <table:covered-table-cell table:style-name="ce9"/>
          <table:table-cell table:number-columns-repeated="244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r - xl</text:p>
          </table:table-cell>
          <table:table-cell office:value-type="string">
            <text:p>yr-yl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Radians</text:p>
          </table:table-cell>
          <table:table-cell office:value-type="string">
            <text:p>Degrees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0.7">
            <text:p>-30,7</text:p>
          </table:table-cell>
          <table:table-cell office:value-type="float" office:value="12.1">
            <text:p>12,1</text:p>
          </table:table-cell>
          <table:table-cell office:value-type="float" office:value="-15.4">
            <text:p>-15,4</text:p>
          </table:table-cell>
          <table:table-cell office:value-type="float" office:value="31.6">
            <text:p>31,6</text:p>
          </table:table-cell>
          <table:table-cell table:formula="of:=[.D61]-[.B61]" office:value-type="float" office:value="15.3">
            <text:p>15,3</text:p>
          </table:table-cell>
          <table:table-cell table:formula="of:=[.E61]-[.C61]" office:value-type="float" office:value="19.5">
            <text:p>19,5</text:p>
          </table:table-cell>
          <table:table-cell table:formula="of:=SQRT(([.F61])^2+([.G61])^2)" office:value-type="float" office:value="24.7858830788818">
            <text:p>24,8</text:p>
          </table:table-cell>
          <table:table-cell table:formula="of:=([.B61]+[.D61])/2" office:value-type="float" office:value="-23.05">
            <text:p>-23,1</text:p>
          </table:table-cell>
          <table:table-cell table:formula="of:=([.C61]+[.E61])/2" office:value-type="float" office:value="21.85">
            <text:p>21,9</text:p>
          </table:table-cell>
          <table:table-cell table:formula="of:=ATAN2(([.D61]-[.I61]);([.E61]-[.J61]))" office:value-type="float" office:value="0.905506898964361">
            <text:p>0,91</text:p>
          </table:table-cell>
          <table:table-cell table:formula="of:=DEGREES([.K61])" office:value-type="float" office:value="51.881723630637">
            <text:p>52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0.8">
            <text:p>-30,8</text:p>
          </table:table-cell>
          <table:table-cell office:value-type="float" office:value="11.7">
            <text:p>11,7</text:p>
          </table:table-cell>
          <table:table-cell office:value-type="float" office:value="-15.9">
            <text:p>-15,9</text:p>
          </table:table-cell>
          <table:table-cell office:value-type="float" office:value="31.5">
            <text:p>31,5</text:p>
          </table:table-cell>
          <table:table-cell table:formula="of:=[.D62]-[.B62]" office:value-type="float" office:value="14.9">
            <text:p>14,9</text:p>
          </table:table-cell>
          <table:table-cell table:formula="of:=[.E62]-[.C62]" office:value-type="float" office:value="19.8">
            <text:p>19,8</text:p>
          </table:table-cell>
          <table:table-cell table:formula="of:=SQRT(([.F62])^2+([.G62])^2)" office:value-type="float" office:value="24.7800322840791">
            <text:p>24,8</text:p>
          </table:table-cell>
          <table:table-cell table:formula="of:=([.B62]+[.D62])/2" office:value-type="float" office:value="-23.35">
            <text:p>-23,4</text:p>
          </table:table-cell>
          <table:table-cell table:formula="of:=([.C62]+[.E62])/2" office:value-type="float" office:value="21.6">
            <text:p>21,6</text:p>
          </table:table-cell>
          <table:table-cell table:formula="of:=ATAN2(([.D62]-[.I62]);([.E62]-[.J62]))" office:value-type="float" office:value="0.925681014399596">
            <text:p>0,93</text:p>
          </table:table-cell>
          <table:table-cell table:formula="of:=DEGREES([.K62])" office:value-type="float" office:value="53.0376153004857">
            <text:p>53</text:p>
          </table:table-cell>
          <table:table-cell table:number-columns-repeated="24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0.9">
            <text:p>-30,9</text:p>
          </table:table-cell>
          <table:table-cell office:value-type="float" office:value="11.5">
            <text:p>11,5</text:p>
          </table:table-cell>
          <table:table-cell office:value-type="float" office:value="-16.1">
            <text:p>-16,1</text:p>
          </table:table-cell>
          <table:table-cell office:value-type="float" office:value="31.4">
            <text:p>31,4</text:p>
          </table:table-cell>
          <table:table-cell table:formula="of:=[.D63]-[.B63]" office:value-type="float" office:value="14.8">
            <text:p>14,8</text:p>
          </table:table-cell>
          <table:table-cell table:formula="of:=[.E63]-[.C63]" office:value-type="float" office:value="19.9">
            <text:p>19,9</text:p>
          </table:table-cell>
          <table:table-cell table:formula="of:=SQRT(([.F63])^2+([.G63])^2)" office:value-type="float" office:value="24.8002016120837">
            <text:p>24,8</text:p>
          </table:table-cell>
          <table:table-cell table:formula="of:=([.B63]+[.D63])/2" office:value-type="float" office:value="-23.5">
            <text:p>-23,5</text:p>
          </table:table-cell>
          <table:table-cell table:formula="of:=([.C63]+[.E63])/2" office:value-type="float" office:value="21.45">
            <text:p>21,5</text:p>
          </table:table-cell>
          <table:table-cell table:formula="of:=ATAN2(([.D63]-[.I63]);([.E63]-[.J63]))" office:value-type="float" office:value="0.931327454212706">
            <text:p>0,93</text:p>
          </table:table-cell>
          <table:table-cell table:formula="of:=DEGREES([.K63])" office:value-type="float" office:value="53.3611324710515">
            <text:p>53</text:p>
          </table:table-cell>
          <table:table-cell table:number-columns-repeated="24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0.6">
            <text:p>-30,6</text:p>
          </table:table-cell>
          <table:table-cell office:value-type="float" office:value="11.7">
            <text:p>11,7</text:p>
          </table:table-cell>
          <table:table-cell office:value-type="float" office:value="-15.7">
            <text:p>-15,7</text:p>
          </table:table-cell>
          <table:table-cell office:value-type="float" office:value="31.5">
            <text:p>31,5</text:p>
          </table:table-cell>
          <table:table-cell table:formula="of:=[.D64]-[.B64]" office:value-type="float" office:value="14.9">
            <text:p>14,9</text:p>
          </table:table-cell>
          <table:table-cell table:formula="of:=[.E64]-[.C64]" office:value-type="float" office:value="19.8">
            <text:p>19,8</text:p>
          </table:table-cell>
          <table:table-cell table:formula="of:=SQRT(([.F64])^2+([.G64])^2)" office:value-type="float" office:value="24.7800322840791">
            <text:p>24,8</text:p>
          </table:table-cell>
          <table:table-cell table:formula="of:=([.B64]+[.D64])/2" office:value-type="float" office:value="-23.15">
            <text:p>-23,2</text:p>
          </table:table-cell>
          <table:table-cell table:formula="of:=([.C64]+[.E64])/2" office:value-type="float" office:value="21.6">
            <text:p>21,6</text:p>
          </table:table-cell>
          <table:table-cell table:formula="of:=ATAN2(([.D64]-[.I64]);([.E64]-[.J64]))" office:value-type="float" office:value="0.925681014399597">
            <text:p>0,93</text:p>
          </table:table-cell>
          <table:table-cell table:formula="of:=DEGREES([.K64])" office:value-type="float" office:value="53.0376153004857">
            <text:p>53</text:p>
          </table:table-cell>
          <table:table-cell table:number-columns-repeated="24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0.9">
            <text:p>-30,9</text:p>
          </table:table-cell>
          <table:table-cell office:value-type="float" office:value="11.4">
            <text:p>11,4</text:p>
          </table:table-cell>
          <table:table-cell office:value-type="float" office:value="-16.2">
            <text:p>-16,2</text:p>
          </table:table-cell>
          <table:table-cell office:value-type="float" office:value="31.2">
            <text:p>31,2</text:p>
          </table:table-cell>
          <table:table-cell table:formula="of:=[.D65]-[.B65]" office:value-type="float" office:value="14.7">
            <text:p>14,7</text:p>
          </table:table-cell>
          <table:table-cell table:formula="of:=[.E65]-[.C65]" office:value-type="float" office:value="19.8">
            <text:p>19,8</text:p>
          </table:table-cell>
          <table:table-cell table:formula="of:=SQRT(([.F65])^2+([.G65])^2)" office:value-type="float" office:value="24.6602919690745">
            <text:p>24,7</text:p>
          </table:table-cell>
          <table:table-cell table:formula="of:=([.B65]+[.D65])/2" office:value-type="float" office:value="-23.55">
            <text:p>-23,6</text:p>
          </table:table-cell>
          <table:table-cell table:formula="of:=([.C65]+[.E65])/2" office:value-type="float" office:value="21.3">
            <text:p>21,3</text:p>
          </table:table-cell>
          <table:table-cell table:formula="of:=ATAN2(([.D65]-[.I65]);([.E65]-[.J65]))" office:value-type="float" office:value="0.932161359640912">
            <text:p>0,93</text:p>
          </table:table-cell>
          <table:table-cell table:formula="of:=DEGREES([.K65])" office:value-type="float" office:value="53.4089117326007">
            <text:p>53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31">
            <text:p>-31,0</text:p>
          </table:table-cell>
          <table:table-cell office:value-type="float" office:value="11.4">
            <text:p>11,4</text:p>
          </table:table-cell>
          <table:table-cell office:value-type="float" office:value="-16.5">
            <text:p>-16,5</text:p>
          </table:table-cell>
          <table:table-cell office:value-type="float" office:value="31.5">
            <text:p>31,5</text:p>
          </table:table-cell>
          <table:table-cell table:formula="of:=[.D66]-[.B66]" office:value-type="float" office:value="14.5">
            <text:p>14,5</text:p>
          </table:table-cell>
          <table:table-cell table:formula="of:=[.E66]-[.C66]" office:value-type="float" office:value="20.1">
            <text:p>20,1</text:p>
          </table:table-cell>
          <table:table-cell table:formula="of:=SQRT(([.F66])^2+([.G66])^2)" office:value-type="float" office:value="24.7842692044773">
            <text:p>24,8</text:p>
          </table:table-cell>
          <table:table-cell table:formula="of:=([.B66]+[.D66])/2" office:value-type="float" office:value="-23.75">
            <text:p>-23,8</text:p>
          </table:table-cell>
          <table:table-cell table:formula="of:=([.C66]+[.E66])/2" office:value-type="float" office:value="21.45">
            <text:p>21,5</text:p>
          </table:table-cell>
          <table:table-cell table:formula="of:=ATAN2(([.D66]-[.I66]);([.E66]-[.J66]))" office:value-type="float" office:value="0.94585644368865">
            <text:p>0,95</text:p>
          </table:table-cell>
          <table:table-cell table:formula="of:=DEGREES([.K66])" office:value-type="float" office:value="54.1935822486131">
            <text:p>54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0.8">
            <text:p>-30,8</text:p>
          </table:table-cell>
          <table:table-cell office:value-type="float" office:value="11.5">
            <text:p>11,5</text:p>
          </table:table-cell>
          <table:table-cell office:value-type="float" office:value="-16.3">
            <text:p>-16,3</text:p>
          </table:table-cell>
          <table:table-cell office:value-type="float" office:value="31.6">
            <text:p>31,6</text:p>
          </table:table-cell>
          <table:table-cell table:formula="of:=[.D67]-[.B67]" office:value-type="float" office:value="14.5">
            <text:p>14,5</text:p>
          </table:table-cell>
          <table:table-cell table:formula="of:=[.E67]-[.C67]" office:value-type="float" office:value="20.1">
            <text:p>20,1</text:p>
          </table:table-cell>
          <table:table-cell table:formula="of:=SQRT(([.F67])^2+([.G67])^2)" office:value-type="float" office:value="24.7842692044773">
            <text:p>24,8</text:p>
          </table:table-cell>
          <table:table-cell table:formula="of:=([.B67]+[.D67])/2" office:value-type="float" office:value="-23.55">
            <text:p>-23,6</text:p>
          </table:table-cell>
          <table:table-cell table:formula="of:=([.C67]+[.E67])/2" office:value-type="float" office:value="21.55">
            <text:p>21,6</text:p>
          </table:table-cell>
          <table:table-cell table:formula="of:=ATAN2(([.D67]-[.I67]);([.E67]-[.J67]))" office:value-type="float" office:value="0.94585644368865">
            <text:p>0,95</text:p>
          </table:table-cell>
          <table:table-cell table:formula="of:=DEGREES([.K67])" office:value-type="float" office:value="54.1935822486131">
            <text:p>54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30.7">
            <text:p>-30,7</text:p>
          </table:table-cell>
          <table:table-cell office:value-type="float" office:value="11.4">
            <text:p>11,4</text:p>
          </table:table-cell>
          <table:table-cell office:value-type="float" office:value="-15.9">
            <text:p>-15,9</text:p>
          </table:table-cell>
          <table:table-cell office:value-type="float" office:value="31.3">
            <text:p>31,3</text:p>
          </table:table-cell>
          <table:table-cell table:formula="of:=[.D68]-[.B68]" office:value-type="float" office:value="14.8">
            <text:p>14,8</text:p>
          </table:table-cell>
          <table:table-cell table:formula="of:=[.E68]-[.C68]" office:value-type="float" office:value="19.9">
            <text:p>19,9</text:p>
          </table:table-cell>
          <table:table-cell table:formula="of:=SQRT(([.F68])^2+([.G68])^2)" office:value-type="float" office:value="24.8002016120837">
            <text:p>24,8</text:p>
          </table:table-cell>
          <table:table-cell table:formula="of:=([.B68]+[.D68])/2" office:value-type="float" office:value="-23.3">
            <text:p>-23,3</text:p>
          </table:table-cell>
          <table:table-cell table:formula="of:=([.C68]+[.E68])/2" office:value-type="float" office:value="21.35">
            <text:p>21,4</text:p>
          </table:table-cell>
          <table:table-cell table:formula="of:=ATAN2(([.D68]-[.I68]);([.E68]-[.J68]))" office:value-type="float" office:value="0.931327454212706">
            <text:p>0,93</text:p>
          </table:table-cell>
          <table:table-cell table:formula="of:=DEGREES([.K68])" office:value-type="float" office:value="53.3611324710514">
            <text:p>53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30.7">
            <text:p>-30,7</text:p>
          </table:table-cell>
          <table:table-cell office:value-type="float" office:value="11.4">
            <text:p>11,4</text:p>
          </table:table-cell>
          <table:table-cell office:value-type="float" office:value="-16.1">
            <text:p>-16,1</text:p>
          </table:table-cell>
          <table:table-cell office:value-type="float" office:value="31.4">
            <text:p>31,4</text:p>
          </table:table-cell>
          <table:table-cell table:formula="of:=[.D69]-[.B69]" office:value-type="float" office:value="14.6">
            <text:p>14,6</text:p>
          </table:table-cell>
          <table:table-cell table:formula="of:=[.E69]-[.C69]" office:value-type="float" office:value="20">
            <text:p>20,0</text:p>
          </table:table-cell>
          <table:table-cell table:formula="of:=SQRT(([.F69])^2+([.G69])^2)" office:value-type="float" office:value="24.7620677650313">
            <text:p>24,8</text:p>
          </table:table-cell>
          <table:table-cell table:formula="of:=([.B69]+[.D69])/2" office:value-type="float" office:value="-23.4">
            <text:p>-23,4</text:p>
          </table:table-cell>
          <table:table-cell table:formula="of:=([.C69]+[.E69])/2" office:value-type="float" office:value="21.4">
            <text:p>21,4</text:p>
          </table:table-cell>
          <table:table-cell table:formula="of:=ATAN2(([.D69]-[.I69]);([.E69]-[.J69]))" office:value-type="float" office:value="0.940218569579962">
            <text:p>0,94</text:p>
          </table:table-cell>
          <table:table-cell table:formula="of:=DEGREES([.K69])" office:value-type="float" office:value="53.8705558567592">
            <text:p>54</text:p>
          </table:table-cell>
          <table:table-cell table:number-columns-repeated="24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1">
            <text:p>-31,0</text:p>
          </table:table-cell>
          <table:table-cell office:value-type="float" office:value="11.5">
            <text:p>11,5</text:p>
          </table:table-cell>
          <table:table-cell office:value-type="float" office:value="-16.3">
            <text:p>-16,3</text:p>
          </table:table-cell>
          <table:table-cell office:value-type="float" office:value="31.6">
            <text:p>31,6</text:p>
          </table:table-cell>
          <table:table-cell table:formula="of:=[.D70]-[.B70]" office:value-type="float" office:value="14.7">
            <text:p>14,7</text:p>
          </table:table-cell>
          <table:table-cell table:formula="of:=[.E70]-[.C70]" office:value-type="float" office:value="20.1">
            <text:p>20,1</text:p>
          </table:table-cell>
          <table:table-cell table:formula="of:=SQRT(([.F70])^2+([.G70])^2)" office:value-type="float" office:value="24.9018071633366">
            <text:p>24,9</text:p>
          </table:table-cell>
          <table:table-cell table:formula="of:=([.B70]+[.D70])/2" office:value-type="float" office:value="-23.65">
            <text:p>-23,7</text:p>
          </table:table-cell>
          <table:table-cell table:formula="of:=([.C70]+[.E70])/2" office:value-type="float" office:value="21.55">
            <text:p>21,6</text:p>
          </table:table-cell>
          <table:table-cell table:formula="of:=ATAN2(([.D70]-[.I70]);([.E70]-[.J70]))" office:value-type="float" office:value="0.939342827855798">
            <text:p>0,94</text:p>
          </table:table-cell>
          <table:table-cell table:formula="of:=DEGREES([.K70])" office:value-type="float" office:value="53.8203795520211">
            <text:p>54</text:p>
          </table:table-cell>
          <table:table-cell table:number-columns-repeated="24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30.8">
            <text:p>-30,8</text:p>
          </table:table-cell>
          <table:table-cell office:value-type="float" office:value="11">
            <text:p>11,0</text:p>
          </table:table-cell>
          <table:table-cell office:value-type="float" office:value="-16.5">
            <text:p>-16,5</text:p>
          </table:table-cell>
          <table:table-cell office:value-type="float" office:value="31.2">
            <text:p>31,2</text:p>
          </table:table-cell>
          <table:table-cell table:formula="of:=[.D71]-[.B71]" office:value-type="float" office:value="14.3">
            <text:p>14,3</text:p>
          </table:table-cell>
          <table:table-cell table:formula="of:=[.E71]-[.C71]" office:value-type="float" office:value="20.2">
            <text:p>20,2</text:p>
          </table:table-cell>
          <table:table-cell table:formula="of:=SQRT(([.F71])^2+([.G71])^2)" office:value-type="float" office:value="24.7493434256345">
            <text:p>24,7</text:p>
          </table:table-cell>
          <table:table-cell table:formula="of:=([.B71]+[.D71])/2" office:value-type="float" office:value="-23.65">
            <text:p>-23,7</text:p>
          </table:table-cell>
          <table:table-cell table:formula="of:=([.C71]+[.E71])/2" office:value-type="float" office:value="21.1">
            <text:p>21,1</text:p>
          </table:table-cell>
          <table:table-cell table:formula="of:=ATAN2(([.D71]-[.I71]);([.E71]-[.J71]))" office:value-type="float" office:value="0.954774152408809">
            <text:p>0,95</text:p>
          </table:table-cell>
          <table:table-cell table:formula="of:=DEGREES([.K71])" office:value-type="float" office:value="54.7045293212052">
            <text:p>55</text:p>
          </table:table-cell>
          <table:table-cell table:number-columns-repeated="24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30.8">
            <text:p>-30,8</text:p>
          </table:table-cell>
          <table:table-cell office:value-type="float" office:value="11.5">
            <text:p>11,5</text:p>
          </table:table-cell>
          <table:table-cell office:value-type="float" office:value="-15.9">
            <text:p>-15,9</text:p>
          </table:table-cell>
          <table:table-cell office:value-type="float" office:value="31.4">
            <text:p>31,4</text:p>
          </table:table-cell>
          <table:table-cell table:formula="of:=[.D72]-[.B72]" office:value-type="float" office:value="14.9">
            <text:p>14,9</text:p>
          </table:table-cell>
          <table:table-cell table:formula="of:=[.E72]-[.C72]" office:value-type="float" office:value="19.9">
            <text:p>19,9</text:p>
          </table:table-cell>
          <table:table-cell table:formula="of:=SQRT(([.F72])^2+([.G72])^2)" office:value-type="float" office:value="24.860008045051">
            <text:p>24,9</text:p>
          </table:table-cell>
          <table:table-cell table:formula="of:=([.B72]+[.D72])/2" office:value-type="float" office:value="-23.35">
            <text:p>-23,4</text:p>
          </table:table-cell>
          <table:table-cell table:formula="of:=([.C72]+[.E72])/2" office:value-type="float" office:value="21.45">
            <text:p>21,5</text:p>
          </table:table-cell>
          <table:table-cell table:formula="of:=ATAN2(([.D72]-[.I72]);([.E72]-[.J72]))" office:value-type="float" office:value="0.92809972305733">
            <text:p>0,93</text:p>
          </table:table-cell>
          <table:table-cell table:formula="of:=DEGREES([.K72])" office:value-type="float" office:value="53.1761970984455">
            <text:p>53</text:p>
          </table:table-cell>
          <table:table-cell table:number-columns-repeated="24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30.8">
            <text:p>-30,8</text:p>
          </table:table-cell>
          <table:table-cell office:value-type="float" office:value="11.4">
            <text:p>11,4</text:p>
          </table:table-cell>
          <table:table-cell office:value-type="float" office:value="-16.4">
            <text:p>-16,4</text:p>
          </table:table-cell>
          <table:table-cell office:value-type="float" office:value="31.6">
            <text:p>31,6</text:p>
          </table:table-cell>
          <table:table-cell table:formula="of:=[.D73]-[.B73]" office:value-type="float" office:value="14.4">
            <text:p>14,4</text:p>
          </table:table-cell>
          <table:table-cell table:formula="of:=[.E73]-[.C73]" office:value-type="float" office:value="20.2">
            <text:p>20,2</text:p>
          </table:table-cell>
          <table:table-cell table:formula="of:=SQRT(([.F73])^2+([.G73])^2)" office:value-type="float" office:value="24.8072570027402">
            <text:p>24,8</text:p>
          </table:table-cell>
          <table:table-cell table:formula="of:=([.B73]+[.D73])/2" office:value-type="float" office:value="-23.6">
            <text:p>-23,6</text:p>
          </table:table-cell>
          <table:table-cell table:formula="of:=([.C73]+[.E73])/2" office:value-type="float" office:value="21.5">
            <text:p>21,5</text:p>
          </table:table-cell>
          <table:table-cell table:formula="of:=ATAN2(([.D73]-[.I73]);([.E73]-[.J73]))" office:value-type="float" office:value="0.951484047660448">
            <text:p>0,95</text:p>
          </table:table-cell>
          <table:table-cell table:formula="of:=DEGREES([.K73])" office:value-type="float" office:value="54.5160202049682">
            <text:p>55</text:p>
          </table:table-cell>
          <table:table-cell table:number-columns-repeated="24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30.4">
            <text:p>-30,4</text:p>
          </table:table-cell>
          <table:table-cell office:value-type="float" office:value="11.6">
            <text:p>11,6</text:p>
          </table:table-cell>
          <table:table-cell office:value-type="float" office:value="-15.6">
            <text:p>-15,6</text:p>
          </table:table-cell>
          <table:table-cell office:value-type="float" office:value="31.5">
            <text:p>31,5</text:p>
          </table:table-cell>
          <table:table-cell table:formula="of:=[.D74]-[.B74]" office:value-type="float" office:value="14.8">
            <text:p>14,8</text:p>
          </table:table-cell>
          <table:table-cell table:formula="of:=[.E74]-[.C74]" office:value-type="float" office:value="19.9">
            <text:p>19,9</text:p>
          </table:table-cell>
          <table:table-cell table:formula="of:=SQRT(([.F74])^2+([.G74])^2)" office:value-type="float" office:value="24.8002016120837">
            <text:p>24,8</text:p>
          </table:table-cell>
          <table:table-cell table:formula="of:=([.B74]+[.D74])/2" office:value-type="float" office:value="-23">
            <text:p>-23,0</text:p>
          </table:table-cell>
          <table:table-cell table:formula="of:=([.C74]+[.E74])/2" office:value-type="float" office:value="21.55">
            <text:p>21,6</text:p>
          </table:table-cell>
          <table:table-cell table:formula="of:=ATAN2(([.D74]-[.I74]);([.E74]-[.J74]))" office:value-type="float" office:value="0.931327454212706">
            <text:p>0,93</text:p>
          </table:table-cell>
          <table:table-cell table:formula="of:=DEGREES([.K74])" office:value-type="float" office:value="53.3611324710514">
            <text:p>53</text:p>
          </table:table-cell>
          <table:table-cell table:number-columns-repeated="24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30.8">
            <text:p>-30,8</text:p>
          </table:table-cell>
          <table:table-cell office:value-type="float" office:value="11.3">
            <text:p>11,3</text:p>
          </table:table-cell>
          <table:table-cell office:value-type="float" office:value="-16.3">
            <text:p>-16,3</text:p>
          </table:table-cell>
          <table:table-cell office:value-type="float" office:value="31.4">
            <text:p>31,4</text:p>
          </table:table-cell>
          <table:table-cell table:formula="of:=[.D75]-[.B75]" office:value-type="float" office:value="14.5">
            <text:p>14,5</text:p>
          </table:table-cell>
          <table:table-cell table:formula="of:=[.E75]-[.C75]" office:value-type="float" office:value="20.1">
            <text:p>20,1</text:p>
          </table:table-cell>
          <table:table-cell table:formula="of:=SQRT(([.F75])^2+([.G75])^2)" office:value-type="float" office:value="24.7842692044773">
            <text:p>24,8</text:p>
          </table:table-cell>
          <table:table-cell table:formula="of:=([.B75]+[.D75])/2" office:value-type="float" office:value="-23.55">
            <text:p>-23,6</text:p>
          </table:table-cell>
          <table:table-cell table:formula="of:=([.C75]+[.E75])/2" office:value-type="float" office:value="21.35">
            <text:p>21,4</text:p>
          </table:table-cell>
          <table:table-cell table:formula="of:=ATAN2(([.D75]-[.I75]);([.E75]-[.J75]))" office:value-type="float" office:value="0.94585644368865">
            <text:p>0,95</text:p>
          </table:table-cell>
          <table:table-cell table:formula="of:=DEGREES([.K75])" office:value-type="float" office:value="54.1935822486131">
            <text:p>54</text:p>
          </table:table-cell>
          <table:table-cell table:number-columns-repeated="24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30.7">
            <text:p>-30,7</text:p>
          </table:table-cell>
          <table:table-cell office:value-type="float" office:value="11.4">
            <text:p>11,4</text:p>
          </table:table-cell>
          <table:table-cell office:value-type="float" office:value="-16.2">
            <text:p>-16,2</text:p>
          </table:table-cell>
          <table:table-cell office:value-type="float" office:value="31.5">
            <text:p>31,5</text:p>
          </table:table-cell>
          <table:table-cell table:formula="of:=[.D76]-[.B76]" office:value-type="float" office:value="14.5">
            <text:p>14,5</text:p>
          </table:table-cell>
          <table:table-cell table:formula="of:=[.E76]-[.C76]" office:value-type="float" office:value="20.1">
            <text:p>20,1</text:p>
          </table:table-cell>
          <table:table-cell table:formula="of:=SQRT(([.F76])^2+([.G76])^2)" office:value-type="float" office:value="24.7842692044773">
            <text:p>24,8</text:p>
          </table:table-cell>
          <table:table-cell table:formula="of:=([.B76]+[.D76])/2" office:value-type="float" office:value="-23.45">
            <text:p>-23,5</text:p>
          </table:table-cell>
          <table:table-cell table:formula="of:=([.C76]+[.E76])/2" office:value-type="float" office:value="21.45">
            <text:p>21,5</text:p>
          </table:table-cell>
          <table:table-cell table:formula="of:=ATAN2(([.D76]-[.I76]);([.E76]-[.J76]))" office:value-type="float" office:value="0.94585644368865">
            <text:p>0,95</text:p>
          </table:table-cell>
          <table:table-cell table:formula="of:=DEGREES([.K76])" office:value-type="float" office:value="54.1935822486131">
            <text:p>54</text:p>
          </table:table-cell>
          <table:table-cell table:number-columns-repeated="24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30.6">
            <text:p>-30,6</text:p>
          </table:table-cell>
          <table:table-cell office:value-type="float" office:value="11.5">
            <text:p>11,5</text:p>
          </table:table-cell>
          <table:table-cell office:value-type="float" office:value="-15.6">
            <text:p>-15,6</text:p>
          </table:table-cell>
          <table:table-cell office:value-type="float" office:value="31.7">
            <text:p>31,7</text:p>
          </table:table-cell>
          <table:table-cell table:formula="of:=[.D77]-[.B77]" office:value-type="float" office:value="15">
            <text:p>15,0</text:p>
          </table:table-cell>
          <table:table-cell table:formula="of:=[.E77]-[.C77]" office:value-type="float" office:value="20.2">
            <text:p>20,2</text:p>
          </table:table-cell>
          <table:table-cell table:formula="of:=SQRT(([.F77])^2+([.G77])^2)" office:value-type="float" office:value="25.160286166894">
            <text:p>25,2</text:p>
          </table:table-cell>
          <table:table-cell table:formula="of:=([.B77]+[.D77])/2" office:value-type="float" office:value="-23.1">
            <text:p>-23,1</text:p>
          </table:table-cell>
          <table:table-cell table:formula="of:=([.C77]+[.E77])/2" office:value-type="float" office:value="21.6">
            <text:p>21,6</text:p>
          </table:table-cell>
          <table:table-cell table:formula="of:=ATAN2(([.D77]-[.I77]);([.E77]-[.J77]))" office:value-type="float" office:value="0.932064657194641">
            <text:p>0,93</text:p>
          </table:table-cell>
          <table:table-cell table:formula="of:=DEGREES([.K77])" office:value-type="float" office:value="53.4033710905608">
            <text:p>53</text:p>
          </table:table-cell>
          <table:table-cell table:number-columns-repeated="24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30.8">
            <text:p>-30,8</text:p>
          </table:table-cell>
          <table:table-cell office:value-type="float" office:value="11.4">
            <text:p>11,4</text:p>
          </table:table-cell>
          <table:table-cell office:value-type="float" office:value="-16.5">
            <text:p>-16,5</text:p>
          </table:table-cell>
          <table:table-cell office:value-type="float" office:value="31.6">
            <text:p>31,6</text:p>
          </table:table-cell>
          <table:table-cell table:formula="of:=[.D78]-[.B78]" office:value-type="float" office:value="14.3">
            <text:p>14,3</text:p>
          </table:table-cell>
          <table:table-cell table:formula="of:=[.E78]-[.C78]" office:value-type="float" office:value="20.2">
            <text:p>20,2</text:p>
          </table:table-cell>
          <table:table-cell table:formula="of:=SQRT(([.F78])^2+([.G78])^2)" office:value-type="float" office:value="24.7493434256346">
            <text:p>24,7</text:p>
          </table:table-cell>
          <table:table-cell table:formula="of:=([.B78]+[.D78])/2" office:value-type="float" office:value="-23.65">
            <text:p>-23,7</text:p>
          </table:table-cell>
          <table:table-cell table:formula="of:=([.C78]+[.E78])/2" office:value-type="float" office:value="21.5">
            <text:p>21,5</text:p>
          </table:table-cell>
          <table:table-cell table:formula="of:=ATAN2(([.D78]-[.I78]);([.E78]-[.J78]))" office:value-type="float" office:value="0.954774152408809">
            <text:p>0,95</text:p>
          </table:table-cell>
          <table:table-cell table:formula="of:=DEGREES([.K78])" office:value-type="float" office:value="54.7045293212052">
            <text:p>55</text:p>
          </table:table-cell>
          <table:table-cell table:number-columns-repeated="24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30.5">
            <text:p>-30,5</text:p>
          </table:table-cell>
          <table:table-cell office:value-type="float" office:value="11.7">
            <text:p>11,7</text:p>
          </table:table-cell>
          <table:table-cell office:value-type="float" office:value="-15.9">
            <text:p>-15,9</text:p>
          </table:table-cell>
          <table:table-cell office:value-type="float" office:value="31.5">
            <text:p>31,5</text:p>
          </table:table-cell>
          <table:table-cell table:formula="of:=[.D79]-[.B79]" office:value-type="float" office:value="14.6">
            <text:p>14,6</text:p>
          </table:table-cell>
          <table:table-cell table:formula="of:=[.E79]-[.C79]" office:value-type="float" office:value="19.8">
            <text:p>19,8</text:p>
          </table:table-cell>
          <table:table-cell table:formula="of:=SQRT(([.F79])^2+([.G79])^2)" office:value-type="float" office:value="24.6008129946959">
            <text:p>24,6</text:p>
          </table:table-cell>
          <table:table-cell table:formula="of:=([.B79]+[.D79])/2" office:value-type="float" office:value="-23.2">
            <text:p>-23,2</text:p>
          </table:table-cell>
          <table:table-cell table:formula="of:=([.C79]+[.E79])/2" office:value-type="float" office:value="21.6">
            <text:p>21,6</text:p>
          </table:table-cell>
          <table:table-cell table:formula="of:=ATAN2(([.D79]-[.I79]);([.E79]-[.J79]))" office:value-type="float" office:value="0.935425120181556">
            <text:p>0,94</text:p>
          </table:table-cell>
          <table:table-cell table:formula="of:=DEGREES([.K79])" office:value-type="float" office:value="53.595911436921">
            <text:p>54</text:p>
          </table:table-cell>
          <table:table-cell table:number-columns-repeated="24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30.7">
            <text:p>-30,7</text:p>
          </table:table-cell>
          <table:table-cell office:value-type="float" office:value="12">
            <text:p>12,0</text:p>
          </table:table-cell>
          <table:table-cell office:value-type="float" office:value="-16">
            <text:p>-16,0</text:p>
          </table:table-cell>
          <table:table-cell office:value-type="float" office:value="31.9">
            <text:p>31,9</text:p>
          </table:table-cell>
          <table:table-cell table:formula="of:=[.D80]-[.B80]" office:value-type="float" office:value="14.7">
            <text:p>14,7</text:p>
          </table:table-cell>
          <table:table-cell table:formula="of:=[.E80]-[.C80]" office:value-type="float" office:value="19.9">
            <text:p>19,9</text:p>
          </table:table-cell>
          <table:table-cell table:formula="of:=SQRT(([.F80])^2+([.G80])^2)" office:value-type="float" office:value="24.7406548013588">
            <text:p>24,7</text:p>
          </table:table-cell>
          <table:table-cell table:formula="of:=([.B80]+[.D80])/2" office:value-type="float" office:value="-23.35">
            <text:p>-23,4</text:p>
          </table:table-cell>
          <table:table-cell table:formula="of:=([.C80]+[.E80])/2" office:value-type="float" office:value="21.95">
            <text:p>22,0</text:p>
          </table:table-cell>
          <table:table-cell table:formula="of:=ATAN2(([.D80]-[.I80]);([.E80]-[.J80]))" office:value-type="float" office:value="0.934570756561883">
            <text:p>0,93</text:p>
          </table:table-cell>
          <table:table-cell table:formula="of:=DEGREES([.K80])" office:value-type="float" office:value="53.5469600073442">
            <text:p>54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Average</text:p>
          </table:table-cell>
          <table:table-cell table:style-name="ce8" table:formula="of:=AVERAGE([.B59:.B80])" office:value-type="float" office:value="-30.75">
            <text:p>-30,8</text:p>
          </table:table-cell>
          <table:table-cell table:style-name="ce8" table:formula="of:=AVERAGE([.C59:.C80])" office:value-type="float" office:value="11.52">
            <text:p>11,5</text:p>
          </table:table-cell>
          <table:table-cell table:style-name="ce8" table:formula="of:=AVERAGE([.D59:.D80])" office:value-type="float" office:value="-16.065">
            <text:p>-16,1</text:p>
          </table:table-cell>
          <table:table-cell table:style-name="ce8" table:formula="of:=AVERAGE([.E59:.E80])" office:value-type="float" office:value="31.495">
            <text:p>31,5</text:p>
          </table:table-cell>
          <table:table-cell table:style-name="ce8" table:formula="of:=AVERAGE([.F59:.F80])" office:value-type="float" office:value="14.685">
            <text:p>14,7</text:p>
          </table:table-cell>
          <table:table-cell table:style-name="ce8" table:formula="of:=AVERAGE([.G59:.G80])" office:value-type="float" office:value="19.975">
            <text:p>20,0</text:p>
          </table:table-cell>
          <table:table-cell table:style-name="ce8" table:formula="of:=AVERAGE([.H59:.H80])" office:value-type="float" office:value="24.7937751030326">
            <text:p>24,8</text:p>
          </table:table-cell>
          <table:table-cell table:style-name="ce8" table:formula="of:=AVERAGE([.I59:.I80])" office:value-type="float" office:value="-23.4075">
            <text:p>-23,4</text:p>
          </table:table-cell>
          <table:table-cell table:style-name="ce8" table:formula="of:=AVERAGE([.J59:.J80])" office:value-type="float" office:value="21.5075">
            <text:p>21,5</text:p>
          </table:table-cell>
          <table:table-cell table:style-name="ce12" table:formula="of:=AVERAGE([.K59:.K80])" office:value-type="float" office:value="0.936859621585321">
            <text:p>0,94</text:p>
          </table:table-cell>
          <table:table-cell table:style-name="ce14" table:formula="of:=AVERAGE([.L59:.L80])" office:value-type="float" office:value="53.6781023130623">
            <text:p>54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Standard Dev.</text:p>
          </table:table-cell>
          <table:table-cell table:style-name="ce8" table:formula="of:=STDEV([.B59:.B81])" office:value-type="float" office:value="0.146628782986152">
            <text:p>0,1</text:p>
          </table:table-cell>
          <table:table-cell table:style-name="ce8" table:formula="of:=STDEV([.C59:.C81])" office:value-type="float" office:value="0.233666428910958">
            <text:p>0,2</text:p>
          </table:table-cell>
          <table:table-cell table:style-name="ce8" table:formula="of:=STDEV([.D59:.D81])" office:value-type="float" office:value="0.31666228067138">
            <text:p>0,3</text:p>
          </table:table-cell>
          <table:table-cell table:style-name="ce8" table:formula="of:=STDEV([.E59:.E81])" office:value-type="float" office:value="0.159608896995124">
            <text:p>0,2</text:p>
          </table:table-cell>
          <table:table-cell table:style-name="ce8" table:formula="of:=STDEV([.F59:.F81])" office:value-type="float" office:value="0.243464576478797">
            <text:p>0,2</text:p>
          </table:table-cell>
          <table:table-cell table:style-name="ce8" table:formula="of:=STDEV([.G59:.G81])" office:value-type="float" office:value="0.181314643644688">
            <text:p>0,2</text:p>
          </table:table-cell>
          <table:table-cell table:style-name="ce8" table:formula="of:=STDEV([.H59:.H81])" office:value-type="float" office:value="0.103518791733983">
            <text:p>0,1</text:p>
          </table:table-cell>
          <table:table-cell table:style-name="ce8" table:formula="of:=STDEV([.I59:.I81])" office:value-type="float" office:value="0.214636320318812">
            <text:p>0,2</text:p>
          </table:table-cell>
          <table:table-cell table:style-name="ce8" table:formula="of:=STDEV([.J59:.J81])" office:value-type="float" office:value="0.178378109643532">
            <text:p>0,2</text:p>
          </table:table-cell>
          <table:table-cell table:style-name="ce12" table:formula="of:=STDEV([.K59:.K81])" office:value-type="float" office:value="0.0115125648163529">
            <text:p>0,01</text:p>
          </table:table-cell>
          <table:table-cell table:style-name="ce14" table:formula="of:=STDEV([.L59:.L81])" office:value-type="float" office:value="0.659621375347822">
            <text:p>1</text:p>
          </table:table-cell>
          <table:table-cell table:number-columns-repeated="244"/>
        </table:table-row>
        <table:table-row table:style-name="ro1" table:number-rows-repeated="9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ward" table:style-name="ta2" table:print="false">
        <office:forms form:automatic-focus="false" form:apply-design-mode="false"/>
        <table:table-column table:style-name="co2" table:default-cell-style-name="ce2"/>
        <table:table-column table:style-name="co2" table:number-columns-repeated="9" table:default-cell-style-name="ce6"/>
        <table:table-column table:style-name="co2" table:default-cell-style-name="ce10"/>
        <table:table-column table:style-name="co2" table:default-cell-style-name="ce13"/>
        <table:table-row table:style-name="ro2">
          <table:table-cell/>
          <table:table-cell office:value-type="string">
            <text:p>left_wheel_x</text:p>
          </table:table-cell>
          <table:table-cell office:value-type="string">
            <text:p>left_wheel_y</text:p>
          </table:table-cell>
          <table:table-cell office:value-type="string">
            <text:p>right_wheel_x</text:p>
          </table:table-cell>
          <table:table-cell office:value-type="string">
            <text:p>right_wheel_y</text:p>
          </table:table-cell>
          <table:table-cell office:value-type="string">
            <text:p>xr - xl</text:p>
          </table:table-cell>
          <table:table-cell office:value-type="string">
            <text:p>yr-yl</text:p>
          </table:table-cell>
          <table:table-cell office:value-type="string">
            <text:p>L</text:p>
          </table:table-cell>
          <table:table-cell office:value-type="string">
            <text:p>center_x</text:p>
          </table:table-cell>
          <table:table-cell office:value-type="string">
            <text:p>center_y</text:p>
          </table:table-cell>
          <table:table-cell office:value-type="string">
            <text:p>theta_radians</text:p>
          </table:table-cell>
          <table:table-cell office:value-type="string">
            <text:p>theta_degre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2.45">
            <text:p>-22,5</text:p>
          </table:table-cell>
          <table:table-cell office:value-type="float" office:value="24.8">
            <text:p>24,8</text:p>
          </table:table-cell>
          <table:table-cell office:value-type="float" office:value="2.3">
            <text:p>2,3</text:p>
          </table:table-cell>
          <table:table-cell office:value-type="float" office:value="22.5">
            <text:p>22,5</text:p>
          </table:table-cell>
          <table:table-cell table:formula="of:=[.D2]-[.B2]" office:value-type="float" office:value="24.75">
            <text:p>24,8</text:p>
          </table:table-cell>
          <table:table-cell table:formula="of:=[.E2]-[.C2]" office:value-type="float" office:value="-2.3">
            <text:p>-2,3</text:p>
          </table:table-cell>
          <table:table-cell table:formula="of:=SQRT(([.F2])^2+([.G2])^2)" office:value-type="float" office:value="24.8566389521995">
            <text:p>24,9</text:p>
          </table:table-cell>
          <table:table-cell table:formula="of:=([.B2]+[.D2])/2" office:value-type="float" office:value="-10.075">
            <text:p>-10,1</text:p>
          </table:table-cell>
          <table:table-cell table:formula="of:=([.C2]+[.E2])/2" office:value-type="float" office:value="23.65">
            <text:p>23,7</text:p>
          </table:table-cell>
          <table:table-cell table:formula="of:=ATAN2(([.D2]-[.I2]);([.E2]-[.J2]))" office:value-type="float" office:value="-0.0926631626123733">
            <text:p>-0,09</text:p>
          </table:table-cell>
          <table:table-cell table:formula="of:=DEGREES([.K2])" office:value-type="float" office:value="-5.30920813402343">
            <text:p>-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2.9">
            <text:p>-22,9</text:p>
          </table:table-cell>
          <table:table-cell office:value-type="float" office:value="24.7">
            <text:p>24,7</text:p>
          </table:table-cell>
          <table:table-cell office:value-type="float" office:value="1.8">
            <text:p>1,8</text:p>
          </table:table-cell>
          <table:table-cell office:value-type="float" office:value="22.9">
            <text:p>22,9</text:p>
          </table:table-cell>
          <table:table-cell table:formula="of:=[.D3]-[.B3]" office:value-type="float" office:value="24.7">
            <text:p>24,7</text:p>
          </table:table-cell>
          <table:table-cell table:formula="of:=[.E3]-[.C3]" office:value-type="float" office:value="-1.8">
            <text:p>-1,8</text:p>
          </table:table-cell>
          <table:table-cell table:formula="of:=SQRT(([.F3])^2+([.G3])^2)" office:value-type="float" office:value="24.7655001968464">
            <text:p>24,8</text:p>
          </table:table-cell>
          <table:table-cell table:formula="of:=([.B3]+[.D3])/2" office:value-type="float" office:value="-10.55">
            <text:p>-10,6</text:p>
          </table:table-cell>
          <table:table-cell table:formula="of:=([.C3]+[.E3])/2" office:value-type="float" office:value="23.8">
            <text:p>23,8</text:p>
          </table:table-cell>
          <table:table-cell table:formula="of:=ATAN2(([.D3]-[.I3]);([.E3]-[.J3]))" office:value-type="float" office:value="-0.0727458987759439">
            <text:p>-0,07</text:p>
          </table:table-cell>
          <table:table-cell table:formula="of:=DEGREES([.K3])" office:value-type="float" office:value="-4.16803297674749">
            <text:p>-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5.2">
            <text:p>-25,2</text:p>
          </table:table-cell>
          <table:table-cell office:value-type="float" office:value="25.1">
            <text:p>25,1</text:p>
          </table:table-cell>
          <table:table-cell office:value-type="float" office:value="-0.4">
            <text:p>-0,4</text:p>
          </table:table-cell>
          <table:table-cell office:value-type="float" office:value="25.2">
            <text:p>25,2</text:p>
          </table:table-cell>
          <table:table-cell table:formula="of:=[.D4]-[.B4]" office:value-type="float" office:value="24.8">
            <text:p>24,8</text:p>
          </table:table-cell>
          <table:table-cell table:formula="of:=[.E4]-[.C4]" office:value-type="float" office:value="0.0999999999999979">
            <text:p>0,1</text:p>
          </table:table-cell>
          <table:table-cell table:formula="of:=SQRT(([.F4])^2+([.G4])^2)" office:value-type="float" office:value="24.8002016120837">
            <text:p>24,8</text:p>
          </table:table-cell>
          <table:table-cell table:formula="of:=([.B4]+[.D4])/2" office:value-type="float" office:value="-12.8">
            <text:p>-12,8</text:p>
          </table:table-cell>
          <table:table-cell table:formula="of:=([.C4]+[.E4])/2" office:value-type="float" office:value="25.15">
            <text:p>25,2</text:p>
          </table:table-cell>
          <table:table-cell table:formula="of:=ATAN2(([.D4]-[.I4]);([.E4]-[.J4]))" office:value-type="float" office:value="0.00403223621109349">
            <text:p>0,00</text:p>
          </table:table-cell>
          <table:table-cell table:formula="of:=DEGREES([.K4])" office:value-type="float" office:value="0.231030116895479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4.5">
            <text:p>-24,5</text:p>
          </table:table-cell>
          <table:table-cell office:value-type="float" office:value="25.2">
            <text:p>25,2</text:p>
          </table:table-cell>
          <table:table-cell office:value-type="float" office:value="0.3">
            <text:p>0,3</text:p>
          </table:table-cell>
          <table:table-cell office:value-type="float" office:value="25.4">
            <text:p>25,4</text:p>
          </table:table-cell>
          <table:table-cell table:formula="of:=[.D5]-[.B5]" office:value-type="float" office:value="24.8">
            <text:p>24,8</text:p>
          </table:table-cell>
          <table:table-cell table:formula="of:=[.E5]-[.C5]" office:value-type="float" office:value="0.199999999999999">
            <text:p>0,2</text:p>
          </table:table-cell>
          <table:table-cell table:formula="of:=SQRT(([.F5])^2+([.G5])^2)" office:value-type="float" office:value="24.8008064385011">
            <text:p>24,8</text:p>
          </table:table-cell>
          <table:table-cell table:formula="of:=([.B5]+[.D5])/2" office:value-type="float" office:value="-12.1">
            <text:p>-12,1</text:p>
          </table:table-cell>
          <table:table-cell table:formula="of:=([.C5]+[.E5])/2" office:value-type="float" office:value="25.3">
            <text:p>25,3</text:p>
          </table:table-cell>
          <table:table-cell table:formula="of:=ATAN2(([.D5]-[.I5]);([.E5]-[.J5]))" office:value-type="float" office:value="0.00806434130676713">
            <text:p>0,01</text:p>
          </table:table-cell>
          <table:table-cell table:formula="of:=DEGREES([.K5])" office:value-type="float" office:value="0.462052721430772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5">
            <text:p>-25,0</text:p>
          </table:table-cell>
          <table:table-cell office:value-type="float" office:value="24.9">
            <text:p>24,9</text:p>
          </table:table-cell>
          <table:table-cell office:value-type="float" office:value="-0.3">
            <text:p>-0,3</text:p>
          </table:table-cell>
          <table:table-cell office:value-type="float" office:value="25.5">
            <text:p>25,5</text:p>
          </table:table-cell>
          <table:table-cell table:formula="of:=[.D6]-[.B6]" office:value-type="float" office:value="24.7">
            <text:p>24,7</text:p>
          </table:table-cell>
          <table:table-cell table:formula="of:=[.E6]-[.C6]" office:value-type="float" office:value="0.600000000000001">
            <text:p>0,6</text:p>
          </table:table-cell>
          <table:table-cell table:formula="of:=SQRT(([.F6])^2+([.G6])^2)" office:value-type="float" office:value="24.7072863746709">
            <text:p>24,7</text:p>
          </table:table-cell>
          <table:table-cell table:formula="of:=([.B6]+[.D6])/2" office:value-type="float" office:value="-12.65">
            <text:p>-12,7</text:p>
          </table:table-cell>
          <table:table-cell table:formula="of:=([.C6]+[.E6])/2" office:value-type="float" office:value="25.2">
            <text:p>25,2</text:p>
          </table:table-cell>
          <table:table-cell table:formula="of:=ATAN2(([.D6]-[.I6]);([.E6]-[.J6]))" office:value-type="float" office:value="0.0242867217162147">
            <text:p>0,02</text:p>
          </table:table-cell>
          <table:table-cell table:formula="of:=DEGREES([.K6])" office:value-type="float" office:value="1.39152665254783">
            <text:p>1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float" office:value="-24.8">
            <text:p>-24,8</text:p>
          </table:table-cell>
          <table:table-cell office:value-type="float" office:value="25.4">
            <text:p>25,4</text:p>
          </table:table-cell>
          <table:table-cell office:value-type="float" office:value="0">
            <text:p>0,0</text:p>
          </table:table-cell>
          <table:table-cell office:value-type="float" office:value="25.4">
            <text:p>25,4</text:p>
          </table:table-cell>
          <table:table-cell table:formula="of:=[.D7]-[.B7]" office:value-type="float" office:value="24.8">
            <text:p>24,8</text:p>
          </table:table-cell>
          <table:table-cell table:formula="of:=[.E7]-[.C7]" office:value-type="float" office:value="0">
            <text:p>0,0</text:p>
          </table:table-cell>
          <table:table-cell table:formula="of:=SQRT(([.F7])^2+([.G7])^2)" office:value-type="float" office:value="24.8">
            <text:p>24,8</text:p>
          </table:table-cell>
          <table:table-cell table:formula="of:=([.B7]+[.D7])/2" office:value-type="float" office:value="-12.4">
            <text:p>-12,4</text:p>
          </table:table-cell>
          <table:table-cell table:formula="of:=([.C7]+[.E7])/2" office:value-type="float" office:value="25.4">
            <text:p>25,4</text:p>
          </table:table-cell>
          <table:table-cell table:formula="of:=ATAN2(([.D7]-[.I7]);([.E7]-[.J7]))" office:value-type="float" office:value="0">
            <text:p>0,00</text:p>
          </table:table-cell>
          <table:table-cell table:formula="of:=DEGREES([.K7]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3.2">
            <text:p>-23,2</text:p>
          </table:table-cell>
          <table:table-cell office:value-type="float" office:value="24.7">
            <text:p>24,7</text:p>
          </table:table-cell>
          <table:table-cell office:value-type="float" office:value="1.5">
            <text:p>1,5</text:p>
          </table:table-cell>
          <table:table-cell office:value-type="float" office:value="23.3">
            <text:p>23,3</text:p>
          </table:table-cell>
          <table:table-cell table:formula="of:=[.D8]-[.B8]" office:value-type="float" office:value="24.7">
            <text:p>24,7</text:p>
          </table:table-cell>
          <table:table-cell table:formula="of:=[.E8]-[.C8]" office:value-type="float" office:value="-1.4">
            <text:p>-1,4</text:p>
          </table:table-cell>
          <table:table-cell table:formula="of:=SQRT(([.F8])^2+([.G8])^2)" office:value-type="float" office:value="24.7396442981705">
            <text:p>24,7</text:p>
          </table:table-cell>
          <table:table-cell table:formula="of:=([.B8]+[.D8])/2" office:value-type="float" office:value="-10.85">
            <text:p>-10,9</text:p>
          </table:table-cell>
          <table:table-cell table:formula="of:=([.C8]+[.E8])/2" office:value-type="float" office:value="24">
            <text:p>24,0</text:p>
          </table:table-cell>
          <table:table-cell table:formula="of:=ATAN2(([.D8]-[.I8]);([.E8]-[.J8]))" office:value-type="float" office:value="-0.0566195810092403">
            <text:p>-0,06</text:p>
          </table:table-cell>
          <table:table-cell table:formula="of:=DEGREES([.K8])" office:value-type="float" office:value="-3.24406302962854">
            <text:p>-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23.8">
            <text:p>-23,8</text:p>
          </table:table-cell>
          <table:table-cell office:value-type="float" office:value="24.3">
            <text:p>24,3</text:p>
          </table:table-cell>
          <table:table-cell office:value-type="float" office:value="1">
            <text:p>1,0</text:p>
          </table:table-cell>
          <table:table-cell office:value-type="float" office:value="23.3">
            <text:p>23,3</text:p>
          </table:table-cell>
          <table:table-cell table:formula="of:=[.D9]-[.B9]" office:value-type="float" office:value="24.8">
            <text:p>24,8</text:p>
          </table:table-cell>
          <table:table-cell table:formula="of:=[.E9]-[.C9]" office:value-type="float" office:value="-1">
            <text:p>-1,0</text:p>
          </table:table-cell>
          <table:table-cell table:formula="of:=SQRT(([.F9])^2+([.G9])^2)" office:value-type="float" office:value="24.8201531018646">
            <text:p>24,8</text:p>
          </table:table-cell>
          <table:table-cell table:formula="of:=([.B9]+[.D9])/2" office:value-type="float" office:value="-11.4">
            <text:p>-11,4</text:p>
          </table:table-cell>
          <table:table-cell table:formula="of:=([.C9]+[.E9])/2" office:value-type="float" office:value="23.8">
            <text:p>23,8</text:p>
          </table:table-cell>
          <table:table-cell table:formula="of:=ATAN2(([.D9]-[.I9]);([.E9]-[.J9]))" office:value-type="float" office:value="-0.0403007483037814">
            <text:p>-0,04</text:p>
          </table:table-cell>
          <table:table-cell table:formula="of:=DEGREES([.K9])" office:value-type="float" office:value="-2.30906278902568">
            <text:p>-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23.1">
            <text:p>-23,1</text:p>
          </table:table-cell>
          <table:table-cell office:value-type="float" office:value="24.4">
            <text:p>24,4</text:p>
          </table:table-cell>
          <table:table-cell office:value-type="float" office:value="1.7">
            <text:p>1,7</text:p>
          </table:table-cell>
          <table:table-cell office:value-type="float" office:value="23.6">
            <text:p>23,6</text:p>
          </table:table-cell>
          <table:table-cell table:formula="of:=[.D10]-[.B10]" office:value-type="float" office:value="24.8">
            <text:p>24,8</text:p>
          </table:table-cell>
          <table:table-cell table:formula="of:=[.E10]-[.C10]" office:value-type="float" office:value="-0.799999999999997">
            <text:p>-0,8</text:p>
          </table:table-cell>
          <table:table-cell table:formula="of:=SQRT(([.F10])^2+([.G10])^2)" office:value-type="float" office:value="24.8128998708333">
            <text:p>24,8</text:p>
          </table:table-cell>
          <table:table-cell table:formula="of:=([.B10]+[.D10])/2" office:value-type="float" office:value="-10.7">
            <text:p>-10,7</text:p>
          </table:table-cell>
          <table:table-cell table:formula="of:=([.C10]+[.E10])/2" office:value-type="float" office:value="24">
            <text:p>24,0</text:p>
          </table:table-cell>
          <table:table-cell table:formula="of:=ATAN2(([.D10]-[.I10]);([.E10]-[.J10]))" office:value-type="float" office:value="-0.0322468824352538">
            <text:p>-0,03</text:p>
          </table:table-cell>
          <table:table-cell table:formula="of:=DEGREES([.K10])" office:value-type="float" office:value="-1.84761026599459">
            <text:p>-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2.7">
            <text:p>-22,7</text:p>
          </table:table-cell>
          <table:table-cell office:value-type="float" office:value="24.1">
            <text:p>24,1</text:p>
          </table:table-cell>
          <table:table-cell office:value-type="float" office:value="2.1">
            <text:p>2,1</text:p>
          </table:table-cell>
          <table:table-cell office:value-type="float" office:value="22.1">
            <text:p>22,1</text:p>
          </table:table-cell>
          <table:table-cell table:formula="of:=[.D11]-[.B11]" office:value-type="float" office:value="24.8">
            <text:p>24,8</text:p>
          </table:table-cell>
          <table:table-cell table:formula="of:=[.E11]-[.C11]" office:value-type="float" office:value="-2">
            <text:p>-2,0</text:p>
          </table:table-cell>
          <table:table-cell table:formula="of:=SQRT(([.F11])^2+([.G11])^2)" office:value-type="float" office:value="24.8805144641344">
            <text:p>24,9</text:p>
          </table:table-cell>
          <table:table-cell table:formula="of:=([.B11]+[.D11])/2" office:value-type="float" office:value="-10.3">
            <text:p>-10,3</text:p>
          </table:table-cell>
          <table:table-cell table:formula="of:=([.C11]+[.E11])/2" office:value-type="float" office:value="23.1">
            <text:p>23,1</text:p>
          </table:table-cell>
          <table:table-cell table:formula="of:=ATAN2(([.D11]-[.I11]);([.E11]-[.J11]))" office:value-type="float" office:value="-0.0804710112654609">
            <text:p>-0,08</text:p>
          </table:table-cell>
          <table:table-cell table:formula="of:=DEGREES([.K11])" office:value-type="float" office:value="-4.61064931866061">
            <text:p>-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23.6">
            <text:p>-23,6</text:p>
          </table:table-cell>
          <table:table-cell office:value-type="float" office:value="24.5">
            <text:p>24,5</text:p>
          </table:table-cell>
          <table:table-cell office:value-type="float" office:value="1.2">
            <text:p>1,2</text:p>
          </table:table-cell>
          <table:table-cell office:value-type="float" office:value="23.4">
            <text:p>23,4</text:p>
          </table:table-cell>
          <table:table-cell table:formula="of:=[.D12]-[.B12]" office:value-type="float" office:value="24.8">
            <text:p>24,8</text:p>
          </table:table-cell>
          <table:table-cell table:formula="of:=[.E12]-[.C12]" office:value-type="float" office:value="-1.1">
            <text:p>-1,1</text:p>
          </table:table-cell>
          <table:table-cell table:formula="of:=SQRT(([.F12])^2+([.G12])^2)" office:value-type="float" office:value="24.8243831746128">
            <text:p>24,8</text:p>
          </table:table-cell>
          <table:table-cell table:formula="of:=([.B12]+[.D12])/2" office:value-type="float" office:value="-11.2">
            <text:p>-11,2</text:p>
          </table:table-cell>
          <table:table-cell table:formula="of:=([.C12]+[.E12])/2" office:value-type="float" office:value="23.95">
            <text:p>24,0</text:p>
          </table:table-cell>
          <table:table-cell table:formula="of:=ATAN2(([.D12]-[.I12]);([.E12]-[.J12]))" office:value-type="float" office:value="-0.0443257858069776">
            <text:p>-0,04</text:p>
          </table:table-cell>
          <table:table-cell table:formula="of:=DEGREES([.K12])" office:value-type="float" office:value="-2.5396804503407">
            <text:p>-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24.9">
            <text:p>-24,9</text:p>
          </table:table-cell>
          <table:table-cell office:value-type="float" office:value="24.4">
            <text:p>24,4</text:p>
          </table:table-cell>
          <table:table-cell office:value-type="float" office:value="0">
            <text:p>0,0</text:p>
          </table:table-cell>
          <table:table-cell office:value-type="float" office:value="24.6">
            <text:p>24,6</text:p>
          </table:table-cell>
          <table:table-cell table:formula="of:=[.D13]-[.B13]" office:value-type="float" office:value="24.9">
            <text:p>24,9</text:p>
          </table:table-cell>
          <table:table-cell table:formula="of:=[.E13]-[.C13]" office:value-type="float" office:value="0.200000000000003">
            <text:p>0,2</text:p>
          </table:table-cell>
          <table:table-cell table:formula="of:=SQRT(([.F13])^2+([.G13])^2)" office:value-type="float" office:value="24.900803199897">
            <text:p>24,9</text:p>
          </table:table-cell>
          <table:table-cell table:formula="of:=([.B13]+[.D13])/2" office:value-type="float" office:value="-12.45">
            <text:p>-12,5</text:p>
          </table:table-cell>
          <table:table-cell table:formula="of:=([.C13]+[.E13])/2" office:value-type="float" office:value="24.5">
            <text:p>24,5</text:p>
          </table:table-cell>
          <table:table-cell table:formula="of:=ATAN2(([.D13]-[.I13]);([.E13]-[.J13]))" office:value-type="float" office:value="0.00803195578958174">
            <text:p>0,01</text:p>
          </table:table-cell>
          <table:table-cell table:formula="of:=DEGREES([.K13])" office:value-type="float" office:value="0.4601971679787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3.3">
            <text:p>-23,3</text:p>
          </table:table-cell>
          <table:table-cell office:value-type="float" office:value="25.5">
            <text:p>25,5</text:p>
          </table:table-cell>
          <table:table-cell office:value-type="float" office:value="1.5">
            <text:p>1,5</text:p>
          </table:table-cell>
          <table:table-cell office:value-type="float" office:value="23.7">
            <text:p>23,7</text:p>
          </table:table-cell>
          <table:table-cell table:formula="of:=[.D14]-[.B14]" office:value-type="float" office:value="24.8">
            <text:p>24,8</text:p>
          </table:table-cell>
          <table:table-cell table:formula="of:=[.E14]-[.C14]" office:value-type="float" office:value="-1.8">
            <text:p>-1,8</text:p>
          </table:table-cell>
          <table:table-cell table:formula="of:=SQRT(([.F14])^2+([.G14])^2)" office:value-type="float" office:value="24.8652367774771">
            <text:p>24,9</text:p>
          </table:table-cell>
          <table:table-cell table:formula="of:=([.B14]+[.D14])/2" office:value-type="float" office:value="-10.9">
            <text:p>-10,9</text:p>
          </table:table-cell>
          <table:table-cell table:formula="of:=([.C14]+[.E14])/2" office:value-type="float" office:value="24.6">
            <text:p>24,6</text:p>
          </table:table-cell>
          <table:table-cell table:formula="of:=ATAN2(([.D14]-[.I14]);([.E14]-[.J14]))" office:value-type="float" office:value="-0.0724535960885886">
            <text:p>-0,07</text:p>
          </table:table-cell>
          <table:table-cell table:formula="of:=DEGREES([.K14])" office:value-type="float" office:value="-4.1512852664217">
            <text:p>-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24">
            <text:p>-24,0</text:p>
          </table:table-cell>
          <table:table-cell office:value-type="float" office:value="24.6">
            <text:p>24,6</text:p>
          </table:table-cell>
          <table:table-cell office:value-type="float" office:value="0.8">
            <text:p>0,8</text:p>
          </table:table-cell>
          <table:table-cell office:value-type="float" office:value="24">
            <text:p>24,0</text:p>
          </table:table-cell>
          <table:table-cell table:formula="of:=[.D15]-[.B15]" office:value-type="float" office:value="24.8">
            <text:p>24,8</text:p>
          </table:table-cell>
          <table:table-cell table:formula="of:=[.E15]-[.C15]" office:value-type="float" office:value="-0.600000000000001">
            <text:p>-0,6</text:p>
          </table:table-cell>
          <table:table-cell table:formula="of:=SQRT(([.F15])^2+([.G15])^2)" office:value-type="float" office:value="24.8072570027401">
            <text:p>24,8</text:p>
          </table:table-cell>
          <table:table-cell table:formula="of:=([.B15]+[.D15])/2" office:value-type="float" office:value="-11.6">
            <text:p>-11,6</text:p>
          </table:table-cell>
          <table:table-cell table:formula="of:=([.C15]+[.E15])/2" office:value-type="float" office:value="24.3">
            <text:p>24,3</text:p>
          </table:table-cell>
          <table:table-cell table:formula="of:=ATAN2(([.D15]-[.I15]);([.E15]-[.J15]))" office:value-type="float" office:value="-0.0241888296588364">
            <text:p>-0,02</text:p>
          </table:table-cell>
          <table:table-cell table:formula="of:=DEGREES([.K15])" office:value-type="float" office:value="-1.3859178508122">
            <text:p>-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23.6">
            <text:p>-23,6</text:p>
          </table:table-cell>
          <table:table-cell office:value-type="float" office:value="24.4">
            <text:p>24,4</text:p>
          </table:table-cell>
          <table:table-cell office:value-type="float" office:value="1.2">
            <text:p>1,2</text:p>
          </table:table-cell>
          <table:table-cell office:value-type="float" office:value="23.2">
            <text:p>23,2</text:p>
          </table:table-cell>
          <table:table-cell table:formula="of:=[.D16]-[.B16]" office:value-type="float" office:value="24.8">
            <text:p>24,8</text:p>
          </table:table-cell>
          <table:table-cell table:formula="of:=[.E16]-[.C16]" office:value-type="float" office:value="-1.2">
            <text:p>-1,2</text:p>
          </table:table-cell>
          <table:table-cell table:formula="of:=SQRT(([.F16])^2+([.G16])^2)" office:value-type="float" office:value="24.8290152845416">
            <text:p>24,8</text:p>
          </table:table-cell>
          <table:table-cell table:formula="of:=([.B16]+[.D16])/2" office:value-type="float" office:value="-11.2">
            <text:p>-11,2</text:p>
          </table:table-cell>
          <table:table-cell table:formula="of:=([.C16]+[.E16])/2" office:value-type="float" office:value="23.8">
            <text:p>23,8</text:p>
          </table:table-cell>
          <table:table-cell table:formula="of:=ATAN2(([.D16]-[.I16]);([.E16]-[.J16]))" office:value-type="float" office:value="-0.0483493866519027">
            <text:p>-0,05</text:p>
          </table:table-cell>
          <table:table-cell table:formula="of:=DEGREES([.K16])" office:value-type="float" office:value="-2.77021579720018">
            <text:p>-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23.6">
            <text:p>-23,6</text:p>
          </table:table-cell>
          <table:table-cell office:value-type="float" office:value="25.1">
            <text:p>25,1</text:p>
          </table:table-cell>
          <table:table-cell office:value-type="float" office:value="1.3">
            <text:p>1,3</text:p>
          </table:table-cell>
          <table:table-cell office:value-type="float" office:value="23.8">
            <text:p>23,8</text:p>
          </table:table-cell>
          <table:table-cell table:formula="of:=[.D17]-[.B17]" office:value-type="float" office:value="24.9">
            <text:p>24,9</text:p>
          </table:table-cell>
          <table:table-cell table:formula="of:=[.E17]-[.C17]" office:value-type="float" office:value="-1.3">
            <text:p>-1,3</text:p>
          </table:table-cell>
          <table:table-cell table:formula="of:=SQRT(([.F17])^2+([.G17])^2)" office:value-type="float" office:value="24.9339126492414">
            <text:p>24,9</text:p>
          </table:table-cell>
          <table:table-cell table:formula="of:=([.B17]+[.D17])/2" office:value-type="float" office:value="-11.15">
            <text:p>-11,2</text:p>
          </table:table-cell>
          <table:table-cell table:formula="of:=([.C17]+[.E17])/2" office:value-type="float" office:value="24.45">
            <text:p>24,5</text:p>
          </table:table-cell>
          <table:table-cell table:formula="of:=ATAN2(([.D17]-[.I17]);([.E17]-[.J17]))" office:value-type="float" office:value="-0.0521614764757162">
            <text:p>-0,05</text:p>
          </table:table-cell>
          <table:table-cell table:formula="of:=DEGREES([.K17])" office:value-type="float" office:value="-2.98863245522947">
            <text:p>-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25.4">
            <text:p>-25,4</text:p>
          </table:table-cell>
          <table:table-cell office:value-type="float" office:value="24.3">
            <text:p>24,3</text:p>
          </table:table-cell>
          <table:table-cell office:value-type="float" office:value="-0.6">
            <text:p>-0,6</text:p>
          </table:table-cell>
          <table:table-cell office:value-type="float" office:value="25">
            <text:p>25,0</text:p>
          </table:table-cell>
          <table:table-cell table:formula="of:=[.D18]-[.B18]" office:value-type="float" office:value="24.8">
            <text:p>24,8</text:p>
          </table:table-cell>
          <table:table-cell table:formula="of:=[.E18]-[.C18]" office:value-type="float" office:value="0.699999999999999">
            <text:p>0,7</text:p>
          </table:table-cell>
          <table:table-cell table:formula="of:=SQRT(([.F18])^2+([.G18])^2)" office:value-type="float" office:value="24.8098770653947">
            <text:p>24,8</text:p>
          </table:table-cell>
          <table:table-cell table:formula="of:=([.B18]+[.D18])/2" office:value-type="float" office:value="-13">
            <text:p>-13,0</text:p>
          </table:table-cell>
          <table:table-cell table:formula="of:=([.C18]+[.E18])/2" office:value-type="float" office:value="24.65">
            <text:p>24,7</text:p>
          </table:table-cell>
          <table:table-cell table:formula="of:=ATAN2(([.D18]-[.I18]);([.E18]-[.J18]))" office:value-type="float" office:value="0.0282183142355901">
            <text:p>0,03</text:p>
          </table:table-cell>
          <table:table-cell table:formula="of:=DEGREES([.K18])" office:value-type="float" office:value="1.61679031067324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22.7">
            <text:p>-22,7</text:p>
          </table:table-cell>
          <table:table-cell office:value-type="float" office:value="24.9">
            <text:p>24,9</text:p>
          </table:table-cell>
          <table:table-cell office:value-type="float" office:value="2">
            <text:p>2,0</text:p>
          </table:table-cell>
          <table:table-cell office:value-type="float" office:value="22.7">
            <text:p>22,7</text:p>
          </table:table-cell>
          <table:table-cell table:formula="of:=[.D19]-[.B19]" office:value-type="float" office:value="24.7">
            <text:p>24,7</text:p>
          </table:table-cell>
          <table:table-cell table:formula="of:=[.E19]-[.C19]" office:value-type="float" office:value="-2.2">
            <text:p>-2,2</text:p>
          </table:table-cell>
          <table:table-cell table:formula="of:=SQRT(([.F19])^2+([.G19])^2)" office:value-type="float" office:value="24.7977821588948">
            <text:p>24,8</text:p>
          </table:table-cell>
          <table:table-cell table:formula="of:=([.B19]+[.D19])/2" office:value-type="float" office:value="-10.35">
            <text:p>-10,4</text:p>
          </table:table-cell>
          <table:table-cell table:formula="of:=([.C19]+[.E19])/2" office:value-type="float" office:value="23.8">
            <text:p>23,8</text:p>
          </table:table-cell>
          <table:table-cell table:formula="of:=ATAN2(([.D19]-[.I19]);([.E19]-[.J19]))" office:value-type="float" office:value="-0.0888344054752881">
            <text:p>-0,09</text:p>
          </table:table-cell>
          <table:table-cell table:formula="of:=DEGREES([.K19])" office:value-type="float" office:value="-5.08983650928786">
            <text:p>-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25.3">
            <text:p>-25,3</text:p>
          </table:table-cell>
          <table:table-cell office:value-type="float" office:value="24.4">
            <text:p>24,4</text:p>
          </table:table-cell>
          <table:table-cell office:value-type="float" office:value="-0.4">
            <text:p>-0,4</text:p>
          </table:table-cell>
          <table:table-cell office:value-type="float" office:value="24.8">
            <text:p>24,8</text:p>
          </table:table-cell>
          <table:table-cell table:formula="of:=[.D20]-[.B20]" office:value-type="float" office:value="24.9">
            <text:p>24,9</text:p>
          </table:table-cell>
          <table:table-cell table:formula="of:=[.E20]-[.C20]" office:value-type="float" office:value="0.400000000000002">
            <text:p>0,4</text:p>
          </table:table-cell>
          <table:table-cell table:formula="of:=SQRT(([.F20])^2+([.G20])^2)" office:value-type="float" office:value="24.903212644155">
            <text:p>24,9</text:p>
          </table:table-cell>
          <table:table-cell table:formula="of:=([.B20]+[.D20])/2" office:value-type="float" office:value="-12.85">
            <text:p>-12,9</text:p>
          </table:table-cell>
          <table:table-cell table:formula="of:=([.C20]+[.E20])/2" office:value-type="float" office:value="24.6">
            <text:p>24,6</text:p>
          </table:table-cell>
          <table:table-cell table:formula="of:=ATAN2(([.D20]-[.I20]);([.E20]-[.J20]))" office:value-type="float" office:value="0.0160628753927489">
            <text:p>0,02</text:p>
          </table:table-cell>
          <table:table-cell table:formula="of:=DEGREES([.K20])" office:value-type="float" office:value="0.920334966849054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24.5">
            <text:p>-24,5</text:p>
          </table:table-cell>
          <table:table-cell office:value-type="float" office:value="25.3">
            <text:p>25,3</text:p>
          </table:table-cell>
          <table:table-cell office:value-type="float" office:value="0.3">
            <text:p>0,3</text:p>
          </table:table-cell>
          <table:table-cell office:value-type="float" office:value="24.9">
            <text:p>24,9</text:p>
          </table:table-cell>
          <table:table-cell table:formula="of:=[.D21]-[.B21]" office:value-type="float" office:value="24.8">
            <text:p>24,8</text:p>
          </table:table-cell>
          <table:table-cell table:formula="of:=[.E21]-[.C21]" office:value-type="float" office:value="-0.400000000000002">
            <text:p>-0,4</text:p>
          </table:table-cell>
          <table:table-cell table:formula="of:=SQRT(([.F21])^2+([.G21])^2)" office:value-type="float" office:value="24.803225596684">
            <text:p>24,8</text:p>
          </table:table-cell>
          <table:table-cell table:formula="of:=([.B21]+[.D21])/2" office:value-type="float" office:value="-12.1">
            <text:p>-12,1</text:p>
          </table:table-cell>
          <table:table-cell table:formula="of:=([.C21]+[.E21])/2" office:value-type="float" office:value="25.1">
            <text:p>25,1</text:p>
          </table:table-cell>
          <table:table-cell table:formula="of:=ATAN2(([.D21]-[.I21]);([.E21]-[.J21]))" office:value-type="float" office:value="-0.0161276338436365">
            <text:p>-0,02</text:p>
          </table:table-cell>
          <table:table-cell table:formula="of:=DEGREES([.K21])" office:value-type="float" office:value="-0.924045352772719">
            <text:p>-1</text:p>
          </table:table-cell>
        </table:table-row>
      </table:table>
      <table:table table:name="right_arc" table:style-name="ta2" table:print="false">
        <office:forms form:automatic-focus="false" form:apply-design-mode="false"/>
        <table:table-column table:style-name="co2" table:default-cell-style-name="ce2"/>
        <table:table-column table:style-name="co2" table:number-columns-repeated="9" table:default-cell-style-name="ce6"/>
        <table:table-column table:style-name="co3" table:default-cell-style-name="ce10"/>
        <table:table-column table:style-name="co4" table:default-cell-style-name="ce13"/>
        <table:table-row table:style-name="ro2">
          <table:table-cell/>
          <table:table-cell office:value-type="string">
            <text:p>left_wheel_x</text:p>
          </table:table-cell>
          <table:table-cell office:value-type="string">
            <text:p>left_wheel_y</text:p>
          </table:table-cell>
          <table:table-cell office:value-type="string">
            <text:p>right_wheel_x</text:p>
          </table:table-cell>
          <table:table-cell office:value-type="string">
            <text:p>right_wheel_y</text:p>
          </table:table-cell>
          <table:table-cell office:value-type="string">
            <text:p>xr - xl</text:p>
          </table:table-cell>
          <table:table-cell office:value-type="string">
            <text:p>yr-yl</text:p>
          </table:table-cell>
          <table:table-cell office:value-type="string">
            <text:p>L</text:p>
          </table:table-cell>
          <table:table-cell office:value-type="string">
            <text:p>center_x</text:p>
          </table:table-cell>
          <table:table-cell office:value-type="string">
            <text:p>center_y</text:p>
          </table:table-cell>
          <table:table-cell office:value-type="string">
            <text:p>theta_radians</text:p>
          </table:table-cell>
          <table:table-cell office:value-type="string">
            <text:p>theta_degre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.3">
            <text:p>-8,3</text:p>
          </table:table-cell>
          <table:table-cell office:value-type="float" office:value="32.1">
            <text:p>32,1</text:p>
          </table:table-cell>
          <table:table-cell office:value-type="float" office:value="4.4">
            <text:p>4,4</text:p>
          </table:table-cell>
          <table:table-cell office:value-type="float" office:value="11.4">
            <text:p>11,4</text:p>
          </table:table-cell>
          <table:table-cell table:formula="of:=[.D2]-[.B2]" office:value-type="float" office:value="12.7">
            <text:p>12,7</text:p>
          </table:table-cell>
          <table:table-cell table:formula="of:=[.E2]-[.C2]" office:value-type="float" office:value="-20.7">
            <text:p>-20,7</text:p>
          </table:table-cell>
          <table:table-cell table:formula="of:=SQRT(([.F2])^2+([.G2])^2)" office:value-type="float" office:value="24.2853865524105">
            <text:p>24,3</text:p>
          </table:table-cell>
          <table:table-cell table:formula="of:=([.B2]+[.D2])/2" office:value-type="float" office:value="-1.95">
            <text:p>-2,0</text:p>
          </table:table-cell>
          <table:table-cell table:formula="of:=([.C2]+[.E2])/2" office:value-type="float" office:value="21.75">
            <text:p>21,8</text:p>
          </table:table-cell>
          <table:table-cell table:formula="of:=ATAN2(([.D2]-[.I2]);([.E2]-[.J2]))" office:value-type="float" office:value="-1.0204901430168">
            <text:p>-1,02</text:p>
          </table:table-cell>
          <table:table-cell table:formula="of:=DEGREES([.K2])" office:value-type="float" office:value="-58.4697782295642">
            <text:p>-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8.6">
            <text:p>-8,6</text:p>
          </table:table-cell>
          <table:table-cell office:value-type="float" office:value="31.6">
            <text:p>31,6</text:p>
          </table:table-cell>
          <table:table-cell office:value-type="float" office:value="5.3">
            <text:p>5,3</text:p>
          </table:table-cell>
          <table:table-cell office:value-type="float" office:value="11.2">
            <text:p>11,2</text:p>
          </table:table-cell>
          <table:table-cell table:formula="of:=[.D3]-[.B3]" office:value-type="float" office:value="13.9">
            <text:p>13,9</text:p>
          </table:table-cell>
          <table:table-cell table:formula="of:=[.E3]-[.C3]" office:value-type="float" office:value="-20.4">
            <text:p>-20,4</text:p>
          </table:table-cell>
          <table:table-cell table:formula="of:=SQRT(([.F3])^2+([.G3])^2)" office:value-type="float" office:value="24.6854207985199">
            <text:p>24,7</text:p>
          </table:table-cell>
          <table:table-cell table:formula="of:=([.B3]+[.D3])/2" office:value-type="float" office:value="-1.65">
            <text:p>-1,7</text:p>
          </table:table-cell>
          <table:table-cell table:formula="of:=([.C3]+[.E3])/2" office:value-type="float" office:value="21.4">
            <text:p>21,4</text:p>
          </table:table-cell>
          <table:table-cell table:formula="of:=ATAN2(([.D3]-[.I3]);([.E3]-[.J3]))" office:value-type="float" office:value="-0.972681708371628">
            <text:p>-0,97</text:p>
          </table:table-cell>
          <table:table-cell table:formula="of:=DEGREES([.K3])" office:value-type="float" office:value="-55.730556699269">
            <text:p>-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9.3">
            <text:p>-9,3</text:p>
          </table:table-cell>
          <table:table-cell office:value-type="float" office:value="32.4">
            <text:p>32,4</text:p>
          </table:table-cell>
          <table:table-cell office:value-type="float" office:value="4.9">
            <text:p>4,9</text:p>
          </table:table-cell>
          <table:table-cell office:value-type="float" office:value="12.2">
            <text:p>12,2</text:p>
          </table:table-cell>
          <table:table-cell table:formula="of:=[.D4]-[.B4]" office:value-type="float" office:value="14.2">
            <text:p>14,2</text:p>
          </table:table-cell>
          <table:table-cell table:formula="of:=[.E4]-[.C4]" office:value-type="float" office:value="-20.2">
            <text:p>-20,2</text:p>
          </table:table-cell>
          <table:table-cell table:formula="of:=SQRT(([.F4])^2+([.G4])^2)" office:value-type="float" office:value="24.6916990099912">
            <text:p>24,7</text:p>
          </table:table-cell>
          <table:table-cell table:formula="of:=([.B4]+[.D4])/2" office:value-type="float" office:value="-2.2">
            <text:p>-2,2</text:p>
          </table:table-cell>
          <table:table-cell table:formula="of:=([.C4]+[.E4])/2" office:value-type="float" office:value="22.3">
            <text:p>22,3</text:p>
          </table:table-cell>
          <table:table-cell table:formula="of:=ATAN2(([.D4]-[.I4]);([.E4]-[.J4]))" office:value-type="float" office:value="-0.958079655015454">
            <text:p>-0,96</text:p>
          </table:table-cell>
          <table:table-cell table:formula="of:=DEGREES([.K4])" office:value-type="float" office:value="-54.8939206697354">
            <text:p>-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8.8">
            <text:p>-8,8</text:p>
          </table:table-cell>
          <table:table-cell office:value-type="float" office:value="32.1">
            <text:p>32,1</text:p>
          </table:table-cell>
          <table:table-cell office:value-type="float" office:value="5.3">
            <text:p>5,3</text:p>
          </table:table-cell>
          <table:table-cell office:value-type="float" office:value="11.6">
            <text:p>11,6</text:p>
          </table:table-cell>
          <table:table-cell table:formula="of:=[.D5]-[.B5]" office:value-type="float" office:value="14.1">
            <text:p>14,1</text:p>
          </table:table-cell>
          <table:table-cell table:formula="of:=[.E5]-[.C5]" office:value-type="float" office:value="-20.5">
            <text:p>-20,5</text:p>
          </table:table-cell>
          <table:table-cell table:formula="of:=SQRT(([.F5])^2+([.G5])^2)" office:value-type="float" office:value="24.8809163818377">
            <text:p>24,9</text:p>
          </table:table-cell>
          <table:table-cell table:formula="of:=([.B5]+[.D5])/2" office:value-type="float" office:value="-1.75">
            <text:p>-1,8</text:p>
          </table:table-cell>
          <table:table-cell table:formula="of:=([.C5]+[.E5])/2" office:value-type="float" office:value="21.85">
            <text:p>21,9</text:p>
          </table:table-cell>
          <table:table-cell table:formula="of:=ATAN2(([.D5]-[.I5]);([.E5]-[.J5]))" office:value-type="float" office:value="-0.968301984181829">
            <text:p>-0,97</text:p>
          </table:table-cell>
          <table:table-cell table:formula="of:=DEGREES([.K5])" office:value-type="float" office:value="-55.4796169877622">
            <text:p>-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.9">
            <text:p>-8,9</text:p>
          </table:table-cell>
          <table:table-cell office:value-type="float" office:value="32.1">
            <text:p>32,1</text:p>
          </table:table-cell>
          <table:table-cell office:value-type="float" office:value="5.1">
            <text:p>5,1</text:p>
          </table:table-cell>
          <table:table-cell office:value-type="float" office:value="11.6">
            <text:p>11,6</text:p>
          </table:table-cell>
          <table:table-cell table:formula="of:=[.D6]-[.B6]" office:value-type="float" office:value="14">
            <text:p>14,0</text:p>
          </table:table-cell>
          <table:table-cell table:formula="of:=[.E6]-[.C6]" office:value-type="float" office:value="-20.5">
            <text:p>-20,5</text:p>
          </table:table-cell>
          <table:table-cell table:formula="of:=SQRT(([.F6])^2+([.G6])^2)" office:value-type="float" office:value="24.8243831746128">
            <text:p>24,8</text:p>
          </table:table-cell>
          <table:table-cell table:formula="of:=([.B6]+[.D6])/2" office:value-type="float" office:value="-1.9">
            <text:p>-1,9</text:p>
          </table:table-cell>
          <table:table-cell table:formula="of:=([.C6]+[.E6])/2" office:value-type="float" office:value="21.85">
            <text:p>21,9</text:p>
          </table:table-cell>
          <table:table-cell table:formula="of:=ATAN2(([.D6]-[.I6]);([.E6]-[.J6]))" office:value-type="float" office:value="-0.97162100380859">
            <text:p>-0,97</text:p>
          </table:table-cell>
          <table:table-cell table:formula="of:=DEGREES([.K6])" office:value-type="float" office:value="-55.6697828044967">
            <text:p>-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8.2">
            <text:p>-8,2</text:p>
          </table:table-cell>
          <table:table-cell office:value-type="float" office:value="31.9">
            <text:p>31,9</text:p>
          </table:table-cell>
          <table:table-cell office:value-type="float" office:value="5.5">
            <text:p>5,5</text:p>
          </table:table-cell>
          <table:table-cell office:value-type="float" office:value="11.2">
            <text:p>11,2</text:p>
          </table:table-cell>
          <table:table-cell table:formula="of:=[.D7]-[.B7]" office:value-type="float" office:value="13.7">
            <text:p>13,7</text:p>
          </table:table-cell>
          <table:table-cell table:formula="of:=[.E7]-[.C7]" office:value-type="float" office:value="-20.7">
            <text:p>-20,7</text:p>
          </table:table-cell>
          <table:table-cell table:formula="of:=SQRT(([.F7])^2+([.G7])^2)" office:value-type="float" office:value="24.8229732304573">
            <text:p>24,8</text:p>
          </table:table-cell>
          <table:table-cell table:formula="of:=([.B7]+[.D7])/2" office:value-type="float" office:value="-1.35">
            <text:p>-1,4</text:p>
          </table:table-cell>
          <table:table-cell table:formula="of:=([.C7]+[.E7])/2" office:value-type="float" office:value="21.55">
            <text:p>21,6</text:p>
          </table:table-cell>
          <table:table-cell table:formula="of:=ATAN2(([.D7]-[.I7]);([.E7]-[.J7]))" office:value-type="float" office:value="-0.986145666000928">
            <text:p>-0,99</text:p>
          </table:table-cell>
          <table:table-cell table:formula="of:=DEGREES([.K7])" office:value-type="float" office:value="-56.5019846469709">
            <text:p>-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8">
            <text:p>-8,0</text:p>
          </table:table-cell>
          <table:table-cell office:value-type="float" office:value="31.7">
            <text:p>31,7</text:p>
          </table:table-cell>
          <table:table-cell office:value-type="float" office:value="5.4">
            <text:p>5,4</text:p>
          </table:table-cell>
          <table:table-cell office:value-type="float" office:value="11">
            <text:p>11,0</text:p>
          </table:table-cell>
          <table:table-cell table:formula="of:=[.D8]-[.B8]" office:value-type="float" office:value="13.4">
            <text:p>13,4</text:p>
          </table:table-cell>
          <table:table-cell table:formula="of:=[.E8]-[.C8]" office:value-type="float" office:value="-20.7">
            <text:p>-20,7</text:p>
          </table:table-cell>
          <table:table-cell table:formula="of:=SQRT(([.F8])^2+([.G8])^2)" office:value-type="float" office:value="24.6586698749142">
            <text:p>24,7</text:p>
          </table:table-cell>
          <table:table-cell table:formula="of:=([.B8]+[.D8])/2" office:value-type="float" office:value="-1.3">
            <text:p>-1,3</text:p>
          </table:table-cell>
          <table:table-cell table:formula="of:=([.C8]+[.E8])/2" office:value-type="float" office:value="21.35">
            <text:p>21,4</text:p>
          </table:table-cell>
          <table:table-cell table:formula="of:=ATAN2(([.D8]-[.I8]);([.E8]-[.J8]))" office:value-type="float" office:value="-0.996291216230323">
            <text:p>-1,00</text:p>
          </table:table-cell>
          <table:table-cell table:formula="of:=DEGREES([.K8])" office:value-type="float" office:value="-57.0832818559532">
            <text:p>-5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7.9">
            <text:p>-7,9</text:p>
          </table:table-cell>
          <table:table-cell office:value-type="float" office:value="31.8">
            <text:p>31,8</text:p>
          </table:table-cell>
          <table:table-cell office:value-type="float" office:value="5.6">
            <text:p>5,6</text:p>
          </table:table-cell>
          <table:table-cell office:value-type="float" office:value="11.1">
            <text:p>11,1</text:p>
          </table:table-cell>
          <table:table-cell table:formula="of:=[.D9]-[.B9]" office:value-type="float" office:value="13.5">
            <text:p>13,5</text:p>
          </table:table-cell>
          <table:table-cell table:formula="of:=[.E9]-[.C9]" office:value-type="float" office:value="-20.7">
            <text:p>-20,7</text:p>
          </table:table-cell>
          <table:table-cell table:formula="of:=SQRT(([.F9])^2+([.G9])^2)" office:value-type="float" office:value="24.7131543919428">
            <text:p>24,7</text:p>
          </table:table-cell>
          <table:table-cell table:formula="of:=([.B9]+[.D9])/2" office:value-type="float" office:value="-1.15">
            <text:p>-1,2</text:p>
          </table:table-cell>
          <table:table-cell table:formula="of:=([.C9]+[.E9])/2" office:value-type="float" office:value="21.45">
            <text:p>21,5</text:p>
          </table:table-cell>
          <table:table-cell table:formula="of:=ATAN2(([.D9]-[.I9]);([.E9]-[.J9]))" office:value-type="float" office:value="-0.992894389832651">
            <text:p>-0,99</text:p>
          </table:table-cell>
          <table:table-cell table:formula="of:=DEGREES([.K9])" office:value-type="float" office:value="-56.888658039628">
            <text:p>-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9.9">
            <text:p>-9,9</text:p>
          </table:table-cell>
          <table:table-cell office:value-type="float" office:value="31.9">
            <text:p>31,9</text:p>
          </table:table-cell>
          <table:table-cell office:value-type="float" office:value="4.8">
            <text:p>4,8</text:p>
          </table:table-cell>
          <table:table-cell office:value-type="float" office:value="12.1">
            <text:p>12,1</text:p>
          </table:table-cell>
          <table:table-cell table:formula="of:=[.D10]-[.B10]" office:value-type="float" office:value="14.7">
            <text:p>14,7</text:p>
          </table:table-cell>
          <table:table-cell table:formula="of:=[.E10]-[.C10]" office:value-type="float" office:value="-19.8">
            <text:p>-19,8</text:p>
          </table:table-cell>
          <table:table-cell table:formula="of:=SQRT(([.F10])^2+([.G10])^2)" office:value-type="float" office:value="24.6602919690745">
            <text:p>24,7</text:p>
          </table:table-cell>
          <table:table-cell table:formula="of:=([.B10]+[.D10])/2" office:value-type="float" office:value="-2.55">
            <text:p>-2,6</text:p>
          </table:table-cell>
          <table:table-cell table:formula="of:=([.C10]+[.E10])/2" office:value-type="float" office:value="22">
            <text:p>22,0</text:p>
          </table:table-cell>
          <table:table-cell table:formula="of:=ATAN2(([.D10]-[.I10]);([.E10]-[.J10]))" office:value-type="float" office:value="-0.932161359640912">
            <text:p>-0,93</text:p>
          </table:table-cell>
          <table:table-cell table:formula="of:=DEGREES([.K10])" office:value-type="float" office:value="-53.4089117326007">
            <text:p>-5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8.1">
            <text:p>-8,1</text:p>
          </table:table-cell>
          <table:table-cell office:value-type="float" office:value="32">
            <text:p>32,0</text:p>
          </table:table-cell>
          <table:table-cell office:value-type="float" office:value="5.5">
            <text:p>5,5</text:p>
          </table:table-cell>
          <table:table-cell office:value-type="float" office:value="11.3">
            <text:p>11,3</text:p>
          </table:table-cell>
          <table:table-cell table:formula="of:=[.D11]-[.B11]" office:value-type="float" office:value="13.6">
            <text:p>13,6</text:p>
          </table:table-cell>
          <table:table-cell table:formula="of:=[.E11]-[.C11]" office:value-type="float" office:value="-20.7">
            <text:p>-20,7</text:p>
          </table:table-cell>
          <table:table-cell table:formula="of:=SQRT(([.F11])^2+([.G11])^2)" office:value-type="float" office:value="24.7679228034973">
            <text:p>24,8</text:p>
          </table:table-cell>
          <table:table-cell table:formula="of:=([.B11]+[.D11])/2" office:value-type="float" office:value="-1.3">
            <text:p>-1,3</text:p>
          </table:table-cell>
          <table:table-cell table:formula="of:=([.C11]+[.E11])/2" office:value-type="float" office:value="21.65">
            <text:p>21,7</text:p>
          </table:table-cell>
          <table:table-cell table:formula="of:=ATAN2(([.D11]-[.I11]);([.E11]-[.J11]))" office:value-type="float" office:value="-0.989512547115795">
            <text:p>-0,99</text:p>
          </table:table-cell>
          <table:table-cell table:formula="of:=DEGREES([.K11])" office:value-type="float" office:value="-56.6948927249751">
            <text:p>-5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8.7">
            <text:p>-8,7</text:p>
          </table:table-cell>
          <table:table-cell office:value-type="float" office:value="32.1">
            <text:p>32,1</text:p>
          </table:table-cell>
          <table:table-cell office:value-type="float" office:value="5">
            <text:p>5,0</text:p>
          </table:table-cell>
          <table:table-cell office:value-type="float" office:value="11.6">
            <text:p>11,6</text:p>
          </table:table-cell>
          <table:table-cell table:formula="of:=[.D12]-[.B12]" office:value-type="float" office:value="13.7">
            <text:p>13,7</text:p>
          </table:table-cell>
          <table:table-cell table:formula="of:=[.E12]-[.C12]" office:value-type="float" office:value="-20.5">
            <text:p>-20,5</text:p>
          </table:table-cell>
          <table:table-cell table:formula="of:=SQRT(([.F12])^2+([.G12])^2)" office:value-type="float" office:value="24.6564393211996">
            <text:p>24,7</text:p>
          </table:table-cell>
          <table:table-cell table:formula="of:=([.B12]+[.D12])/2" office:value-type="float" office:value="-1.85">
            <text:p>-1,9</text:p>
          </table:table-cell>
          <table:table-cell table:formula="of:=([.C12]+[.E12])/2" office:value-type="float" office:value="21.85">
            <text:p>21,9</text:p>
          </table:table-cell>
          <table:table-cell table:formula="of:=ATAN2(([.D12]-[.I12]);([.E12]-[.J12]))" office:value-type="float" office:value="-0.981668864329184">
            <text:p>-0,98</text:p>
          </table:table-cell>
          <table:table-cell table:formula="of:=DEGREES([.K12])" office:value-type="float" office:value="-56.2454828054629">
            <text:p>-5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8.2">
            <text:p>-8,2</text:p>
          </table:table-cell>
          <table:table-cell office:value-type="float" office:value="32.1">
            <text:p>32,1</text:p>
          </table:table-cell>
          <table:table-cell office:value-type="float" office:value="5.3">
            <text:p>5,3</text:p>
          </table:table-cell>
          <table:table-cell office:value-type="float" office:value="11.4">
            <text:p>11,4</text:p>
          </table:table-cell>
          <table:table-cell table:formula="of:=[.D13]-[.B13]" office:value-type="float" office:value="13.5">
            <text:p>13,5</text:p>
          </table:table-cell>
          <table:table-cell table:formula="of:=[.E13]-[.C13]" office:value-type="float" office:value="-20.7">
            <text:p>-20,7</text:p>
          </table:table-cell>
          <table:table-cell table:formula="of:=SQRT(([.F13])^2+([.G13])^2)" office:value-type="float" office:value="24.7131543919428">
            <text:p>24,7</text:p>
          </table:table-cell>
          <table:table-cell table:formula="of:=([.B13]+[.D13])/2" office:value-type="float" office:value="-1.45">
            <text:p>-1,5</text:p>
          </table:table-cell>
          <table:table-cell table:formula="of:=([.C13]+[.E13])/2" office:value-type="float" office:value="21.75">
            <text:p>21,8</text:p>
          </table:table-cell>
          <table:table-cell table:formula="of:=ATAN2(([.D13]-[.I13]);([.E13]-[.J13]))" office:value-type="float" office:value="-0.992894389832651">
            <text:p>-0,99</text:p>
          </table:table-cell>
          <table:table-cell table:formula="of:=DEGREES([.K13])" office:value-type="float" office:value="-56.888658039628">
            <text:p>-5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8.2">
            <text:p>-8,2</text:p>
          </table:table-cell>
          <table:table-cell office:value-type="float" office:value="32.1">
            <text:p>32,1</text:p>
          </table:table-cell>
          <table:table-cell office:value-type="float" office:value="5.4">
            <text:p>5,4</text:p>
          </table:table-cell>
          <table:table-cell office:value-type="float" office:value="11.3">
            <text:p>11,3</text:p>
          </table:table-cell>
          <table:table-cell table:formula="of:=[.D14]-[.B14]" office:value-type="float" office:value="13.6">
            <text:p>13,6</text:p>
          </table:table-cell>
          <table:table-cell table:formula="of:=[.E14]-[.C14]" office:value-type="float" office:value="-20.8">
            <text:p>-20,8</text:p>
          </table:table-cell>
          <table:table-cell table:formula="of:=SQRT(([.F14])^2+([.G14])^2)" office:value-type="float" office:value="24.8515593072145">
            <text:p>24,9</text:p>
          </table:table-cell>
          <table:table-cell table:formula="of:=([.B14]+[.D14])/2" office:value-type="float" office:value="-1.4">
            <text:p>-1,4</text:p>
          </table:table-cell>
          <table:table-cell table:formula="of:=([.C14]+[.E14])/2" office:value-type="float" office:value="21.7">
            <text:p>21,7</text:p>
          </table:table-cell>
          <table:table-cell table:formula="of:=ATAN2(([.D14]-[.I14]);([.E14]-[.J14]))" office:value-type="float" office:value="-0.991722057427166">
            <text:p>-0,99</text:p>
          </table:table-cell>
          <table:table-cell table:formula="of:=DEGREES([.K14])" office:value-type="float" office:value="-56.8214883406073">
            <text:p>-5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8.1">
            <text:p>-8,1</text:p>
          </table:table-cell>
          <table:table-cell office:value-type="float" office:value="31.7">
            <text:p>31,7</text:p>
          </table:table-cell>
          <table:table-cell office:value-type="float" office:value="5.4">
            <text:p>5,4</text:p>
          </table:table-cell>
          <table:table-cell office:value-type="float" office:value="10.9">
            <text:p>10,9</text:p>
          </table:table-cell>
          <table:table-cell table:formula="of:=[.D15]-[.B15]" office:value-type="float" office:value="13.5">
            <text:p>13,5</text:p>
          </table:table-cell>
          <table:table-cell table:formula="of:=[.E15]-[.C15]" office:value-type="float" office:value="-20.8">
            <text:p>-20,8</text:p>
          </table:table-cell>
          <table:table-cell table:formula="of:=SQRT(([.F15])^2+([.G15])^2)" office:value-type="float" office:value="24.7969756220391">
            <text:p>24,8</text:p>
          </table:table-cell>
          <table:table-cell table:formula="of:=([.B15]+[.D15])/2" office:value-type="float" office:value="-1.35">
            <text:p>-1,4</text:p>
          </table:table-cell>
          <table:table-cell table:formula="of:=([.C15]+[.E15])/2" office:value-type="float" office:value="21.3">
            <text:p>21,3</text:p>
          </table:table-cell>
          <table:table-cell table:formula="of:=ATAN2(([.D15]-[.I15]);([.E15]-[.J15]))" office:value-type="float" office:value="-0.995097352930721">
            <text:p>-1,00</text:p>
          </table:table-cell>
          <table:table-cell table:formula="of:=DEGREES([.K15])" office:value-type="float" office:value="-57.0148785275705">
            <text:p>-5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8.2">
            <text:p>-8,2</text:p>
          </table:table-cell>
          <table:table-cell office:value-type="float" office:value="32.1">
            <text:p>32,1</text:p>
          </table:table-cell>
          <table:table-cell office:value-type="float" office:value="5.4">
            <text:p>5,4</text:p>
          </table:table-cell>
          <table:table-cell office:value-type="float" office:value="11.4">
            <text:p>11,4</text:p>
          </table:table-cell>
          <table:table-cell table:formula="of:=[.D16]-[.B16]" office:value-type="float" office:value="13.6">
            <text:p>13,6</text:p>
          </table:table-cell>
          <table:table-cell table:formula="of:=[.E16]-[.C16]" office:value-type="float" office:value="-20.7">
            <text:p>-20,7</text:p>
          </table:table-cell>
          <table:table-cell table:formula="of:=SQRT(([.F16])^2+([.G16])^2)" office:value-type="float" office:value="24.7679228034973">
            <text:p>24,8</text:p>
          </table:table-cell>
          <table:table-cell table:formula="of:=([.B16]+[.D16])/2" office:value-type="float" office:value="-1.4">
            <text:p>-1,4</text:p>
          </table:table-cell>
          <table:table-cell table:formula="of:=([.C16]+[.E16])/2" office:value-type="float" office:value="21.75">
            <text:p>21,8</text:p>
          </table:table-cell>
          <table:table-cell table:formula="of:=ATAN2(([.D16]-[.I16]);([.E16]-[.J16]))" office:value-type="float" office:value="-0.989512547115795">
            <text:p>-0,99</text:p>
          </table:table-cell>
          <table:table-cell table:formula="of:=DEGREES([.K16])" office:value-type="float" office:value="-56.6948927249751">
            <text:p>-5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8.4">
            <text:p>-8,4</text:p>
          </table:table-cell>
          <table:table-cell office:value-type="float" office:value="32.1">
            <text:p>32,1</text:p>
          </table:table-cell>
          <table:table-cell office:value-type="float" office:value="5.2">
            <text:p>5,2</text:p>
          </table:table-cell>
          <table:table-cell office:value-type="float" office:value="11.4">
            <text:p>11,4</text:p>
          </table:table-cell>
          <table:table-cell table:formula="of:=[.D17]-[.B17]" office:value-type="float" office:value="13.6">
            <text:p>13,6</text:p>
          </table:table-cell>
          <table:table-cell table:formula="of:=[.E17]-[.C17]" office:value-type="float" office:value="-20.7">
            <text:p>-20,7</text:p>
          </table:table-cell>
          <table:table-cell table:formula="of:=SQRT(([.F17])^2+([.G17])^2)" office:value-type="float" office:value="24.7679228034973">
            <text:p>24,8</text:p>
          </table:table-cell>
          <table:table-cell table:formula="of:=([.B17]+[.D17])/2" office:value-type="float" office:value="-1.6">
            <text:p>-1,6</text:p>
          </table:table-cell>
          <table:table-cell table:formula="of:=([.C17]+[.E17])/2" office:value-type="float" office:value="21.75">
            <text:p>21,8</text:p>
          </table:table-cell>
          <table:table-cell table:formula="of:=ATAN2(([.D17]-[.I17]);([.E17]-[.J17]))" office:value-type="float" office:value="-0.989512547115795">
            <text:p>-0,99</text:p>
          </table:table-cell>
          <table:table-cell table:formula="of:=DEGREES([.K17])" office:value-type="float" office:value="-56.6948927249751">
            <text:p>-5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8.2">
            <text:p>-8,2</text:p>
          </table:table-cell>
          <table:table-cell office:value-type="float" office:value="32.4">
            <text:p>32,4</text:p>
          </table:table-cell>
          <table:table-cell office:value-type="float" office:value="5.2">
            <text:p>5,2</text:p>
          </table:table-cell>
          <table:table-cell office:value-type="float" office:value="11.7">
            <text:p>11,7</text:p>
          </table:table-cell>
          <table:table-cell table:formula="of:=[.D18]-[.B18]" office:value-type="float" office:value="13.4">
            <text:p>13,4</text:p>
          </table:table-cell>
          <table:table-cell table:formula="of:=[.E18]-[.C18]" office:value-type="float" office:value="-20.7">
            <text:p>-20,7</text:p>
          </table:table-cell>
          <table:table-cell table:formula="of:=SQRT(([.F18])^2+([.G18])^2)" office:value-type="float" office:value="24.6586698749142">
            <text:p>24,7</text:p>
          </table:table-cell>
          <table:table-cell table:formula="of:=([.B18]+[.D18])/2" office:value-type="float" office:value="-1.5">
            <text:p>-1,5</text:p>
          </table:table-cell>
          <table:table-cell table:formula="of:=([.C18]+[.E18])/2" office:value-type="float" office:value="22.05">
            <text:p>22,1</text:p>
          </table:table-cell>
          <table:table-cell table:formula="of:=ATAN2(([.D18]-[.I18]);([.E18]-[.J18]))" office:value-type="float" office:value="-0.996291216230323">
            <text:p>-1,00</text:p>
          </table:table-cell>
          <table:table-cell table:formula="of:=DEGREES([.K18])" office:value-type="float" office:value="-57.0832818559532">
            <text:p>-5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8.4">
            <text:p>-8,4</text:p>
          </table:table-cell>
          <table:table-cell office:value-type="float" office:value="31.9">
            <text:p>31,9</text:p>
          </table:table-cell>
          <table:table-cell office:value-type="float" office:value="5.3">
            <text:p>5,3</text:p>
          </table:table-cell>
          <table:table-cell office:value-type="float" office:value="11.3">
            <text:p>11,3</text:p>
          </table:table-cell>
          <table:table-cell table:formula="of:=[.D19]-[.B19]" office:value-type="float" office:value="13.7">
            <text:p>13,7</text:p>
          </table:table-cell>
          <table:table-cell table:formula="of:=[.E19]-[.C19]" office:value-type="float" office:value="-20.6">
            <text:p>-20,6</text:p>
          </table:table-cell>
          <table:table-cell table:formula="of:=SQRT(([.F19])^2+([.G19])^2)" office:value-type="float" office:value="24.7396442981705">
            <text:p>24,7</text:p>
          </table:table-cell>
          <table:table-cell table:formula="of:=([.B19]+[.D19])/2" office:value-type="float" office:value="-1.55">
            <text:p>-1,6</text:p>
          </table:table-cell>
          <table:table-cell table:formula="of:=([.C19]+[.E19])/2" office:value-type="float" office:value="21.6">
            <text:p>21,6</text:p>
          </table:table-cell>
          <table:table-cell table:formula="of:=ATAN2(([.D19]-[.I19]);([.E19]-[.J19]))" office:value-type="float" office:value="-0.983914799010853">
            <text:p>-0,98</text:p>
          </table:table-cell>
          <table:table-cell table:formula="of:=DEGREES([.K19])" office:value-type="float" office:value="-56.3741653837845">
            <text:p>-5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8.6">
            <text:p>-8,6</text:p>
          </table:table-cell>
          <table:table-cell office:value-type="float" office:value="32.1">
            <text:p>32,1</text:p>
          </table:table-cell>
          <table:table-cell office:value-type="float" office:value="5">
            <text:p>5,0</text:p>
          </table:table-cell>
          <table:table-cell office:value-type="float" office:value="11.3">
            <text:p>11,3</text:p>
          </table:table-cell>
          <table:table-cell table:formula="of:=[.D20]-[.B20]" office:value-type="float" office:value="13.6">
            <text:p>13,6</text:p>
          </table:table-cell>
          <table:table-cell table:formula="of:=[.E20]-[.C20]" office:value-type="float" office:value="-20.8">
            <text:p>-20,8</text:p>
          </table:table-cell>
          <table:table-cell table:formula="of:=SQRT(([.F20])^2+([.G20])^2)" office:value-type="float" office:value="24.8515593072145">
            <text:p>24,9</text:p>
          </table:table-cell>
          <table:table-cell table:formula="of:=([.B20]+[.D20])/2" office:value-type="float" office:value="-1.8">
            <text:p>-1,8</text:p>
          </table:table-cell>
          <table:table-cell table:formula="of:=([.C20]+[.E20])/2" office:value-type="float" office:value="21.7">
            <text:p>21,7</text:p>
          </table:table-cell>
          <table:table-cell table:formula="of:=ATAN2(([.D20]-[.I20]);([.E20]-[.J20]))" office:value-type="float" office:value="-0.991722057427166">
            <text:p>-0,99</text:p>
          </table:table-cell>
          <table:table-cell table:formula="of:=DEGREES([.K20])" office:value-type="float" office:value="-56.8214883406073">
            <text:p>-5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7.8">
            <text:p>-7,8</text:p>
          </table:table-cell>
          <table:table-cell office:value-type="float" office:value="32">
            <text:p>32,0</text:p>
          </table:table-cell>
          <table:table-cell office:value-type="float" office:value="5.4">
            <text:p>5,4</text:p>
          </table:table-cell>
          <table:table-cell office:value-type="float" office:value="11.1">
            <text:p>11,1</text:p>
          </table:table-cell>
          <table:table-cell table:formula="of:=[.D21]-[.B21]" office:value-type="float" office:value="13.2">
            <text:p>13,2</text:p>
          </table:table-cell>
          <table:table-cell table:formula="of:=[.E21]-[.C21]" office:value-type="float" office:value="-20.9">
            <text:p>-20,9</text:p>
          </table:table-cell>
          <table:table-cell table:formula="of:=SQRT(([.F21])^2+([.G21])^2)" office:value-type="float" office:value="24.7194255596687">
            <text:p>24,7</text:p>
          </table:table-cell>
          <table:table-cell table:formula="of:=([.B21]+[.D21])/2" office:value-type="float" office:value="-1.2">
            <text:p>-1,2</text:p>
          </table:table-cell>
          <table:table-cell table:formula="of:=([.C21]+[.E21])/2" office:value-type="float" office:value="21.55">
            <text:p>21,6</text:p>
          </table:table-cell>
          <table:table-cell table:formula="of:=ATAN2(([.D21]-[.I21]);([.E21]-[.J21]))" office:value-type="float" office:value="-1.00748006530293">
            <text:p>-1,01</text:p>
          </table:table-cell>
          <table:table-cell table:formula="of:=DEGREES([.K21])" office:value-type="float" office:value="-57.7243556854224">
            <text:p>-58</text:p>
          </table:table-cell>
        </table:table-row>
      </table:table>
      <table:table table:name="left_arc" table:style-name="ta2" table:print="false">
        <office:forms form:automatic-focus="false" form:apply-design-mode="false"/>
        <table:table-column table:style-name="co2" table:default-cell-style-name="ce2"/>
        <table:table-column table:style-name="co2" table:number-columns-repeated="9" table:default-cell-style-name="ce6"/>
        <table:table-column table:style-name="co3" table:default-cell-style-name="ce10"/>
        <table:table-column table:style-name="co4" table:default-cell-style-name="ce13"/>
        <table:table-row table:style-name="ro2">
          <table:table-cell/>
          <table:table-cell office:value-type="string">
            <text:p>left_wheel_x</text:p>
          </table:table-cell>
          <table:table-cell office:value-type="string">
            <text:p>left_wheel_y</text:p>
          </table:table-cell>
          <table:table-cell office:value-type="string">
            <text:p>right_wheel_x</text:p>
          </table:table-cell>
          <table:table-cell office:value-type="string">
            <text:p>right_wheel_y</text:p>
          </table:table-cell>
          <table:table-cell office:value-type="string">
            <text:p>xr - xl</text:p>
          </table:table-cell>
          <table:table-cell office:value-type="string">
            <text:p>yr-yl</text:p>
          </table:table-cell>
          <table:table-cell office:value-type="string">
            <text:p>L</text:p>
          </table:table-cell>
          <table:table-cell office:value-type="string">
            <text:p>center_x</text:p>
          </table:table-cell>
          <table:table-cell office:value-type="string">
            <text:p>center_y</text:p>
          </table:table-cell>
          <table:table-cell office:value-type="string">
            <text:p>theta_radians</text:p>
          </table:table-cell>
          <table:table-cell office:value-type="string">
            <text:p>theta_degre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0.7">
            <text:p>-30,7</text:p>
          </table:table-cell>
          <table:table-cell office:value-type="float" office:value="12.1">
            <text:p>12,1</text:p>
          </table:table-cell>
          <table:table-cell office:value-type="float" office:value="-15.4">
            <text:p>-15,4</text:p>
          </table:table-cell>
          <table:table-cell office:value-type="float" office:value="31.6">
            <text:p>31,6</text:p>
          </table:table-cell>
          <table:table-cell table:formula="of:=[.D2]-[.B2]" office:value-type="float" office:value="15.3">
            <text:p>15,3</text:p>
          </table:table-cell>
          <table:table-cell table:formula="of:=[.E2]-[.C2]" office:value-type="float" office:value="19.5">
            <text:p>19,5</text:p>
          </table:table-cell>
          <table:table-cell table:formula="of:=SQRT(([.F2])^2+([.G2])^2)" office:value-type="float" office:value="24.7858830788818">
            <text:p>24,8</text:p>
          </table:table-cell>
          <table:table-cell table:formula="of:=([.B2]+[.D2])/2" office:value-type="float" office:value="-23.05">
            <text:p>-23,1</text:p>
          </table:table-cell>
          <table:table-cell table:formula="of:=([.C2]+[.E2])/2" office:value-type="float" office:value="21.85">
            <text:p>21,9</text:p>
          </table:table-cell>
          <table:table-cell table:formula="of:=ATAN2(([.D2]-[.I2]);([.E2]-[.J2]))" office:value-type="float" office:value="0.905506898964361">
            <text:p>0,91</text:p>
          </table:table-cell>
          <table:table-cell table:formula="of:=DEGREES([.K2])" office:value-type="float" office:value="51.881723630637">
            <text:p>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0.8">
            <text:p>-30,8</text:p>
          </table:table-cell>
          <table:table-cell office:value-type="float" office:value="11.7">
            <text:p>11,7</text:p>
          </table:table-cell>
          <table:table-cell office:value-type="float" office:value="-15.9">
            <text:p>-15,9</text:p>
          </table:table-cell>
          <table:table-cell office:value-type="float" office:value="31.5">
            <text:p>31,5</text:p>
          </table:table-cell>
          <table:table-cell table:formula="of:=[.D3]-[.B3]" office:value-type="float" office:value="14.9">
            <text:p>14,9</text:p>
          </table:table-cell>
          <table:table-cell table:formula="of:=[.E3]-[.C3]" office:value-type="float" office:value="19.8">
            <text:p>19,8</text:p>
          </table:table-cell>
          <table:table-cell table:formula="of:=SQRT(([.F3])^2+([.G3])^2)" office:value-type="float" office:value="24.7800322840791">
            <text:p>24,8</text:p>
          </table:table-cell>
          <table:table-cell table:formula="of:=([.B3]+[.D3])/2" office:value-type="float" office:value="-23.35">
            <text:p>-23,4</text:p>
          </table:table-cell>
          <table:table-cell table:formula="of:=([.C3]+[.E3])/2" office:value-type="float" office:value="21.6">
            <text:p>21,6</text:p>
          </table:table-cell>
          <table:table-cell table:formula="of:=ATAN2(([.D3]-[.I3]);([.E3]-[.J3]))" office:value-type="float" office:value="0.925681014399596">
            <text:p>0,93</text:p>
          </table:table-cell>
          <table:table-cell table:formula="of:=DEGREES([.K3])" office:value-type="float" office:value="53.0376153004857">
            <text:p>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0.9">
            <text:p>-30,9</text:p>
          </table:table-cell>
          <table:table-cell office:value-type="float" office:value="11.5">
            <text:p>11,5</text:p>
          </table:table-cell>
          <table:table-cell office:value-type="float" office:value="-16.1">
            <text:p>-16,1</text:p>
          </table:table-cell>
          <table:table-cell office:value-type="float" office:value="31.4">
            <text:p>31,4</text:p>
          </table:table-cell>
          <table:table-cell table:formula="of:=[.D4]-[.B4]" office:value-type="float" office:value="14.8">
            <text:p>14,8</text:p>
          </table:table-cell>
          <table:table-cell table:formula="of:=[.E4]-[.C4]" office:value-type="float" office:value="19.9">
            <text:p>19,9</text:p>
          </table:table-cell>
          <table:table-cell table:formula="of:=SQRT(([.F4])^2+([.G4])^2)" office:value-type="float" office:value="24.8002016120837">
            <text:p>24,8</text:p>
          </table:table-cell>
          <table:table-cell table:formula="of:=([.B4]+[.D4])/2" office:value-type="float" office:value="-23.5">
            <text:p>-23,5</text:p>
          </table:table-cell>
          <table:table-cell table:formula="of:=([.C4]+[.E4])/2" office:value-type="float" office:value="21.45">
            <text:p>21,5</text:p>
          </table:table-cell>
          <table:table-cell table:formula="of:=ATAN2(([.D4]-[.I4]);([.E4]-[.J4]))" office:value-type="float" office:value="0.931327454212706">
            <text:p>0,93</text:p>
          </table:table-cell>
          <table:table-cell table:formula="of:=DEGREES([.K4])" office:value-type="float" office:value="53.3611324710515">
            <text:p>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0.6">
            <text:p>-30,6</text:p>
          </table:table-cell>
          <table:table-cell office:value-type="float" office:value="11.7">
            <text:p>11,7</text:p>
          </table:table-cell>
          <table:table-cell office:value-type="float" office:value="-15.7">
            <text:p>-15,7</text:p>
          </table:table-cell>
          <table:table-cell office:value-type="float" office:value="31.5">
            <text:p>31,5</text:p>
          </table:table-cell>
          <table:table-cell table:formula="of:=[.D5]-[.B5]" office:value-type="float" office:value="14.9">
            <text:p>14,9</text:p>
          </table:table-cell>
          <table:table-cell table:formula="of:=[.E5]-[.C5]" office:value-type="float" office:value="19.8">
            <text:p>19,8</text:p>
          </table:table-cell>
          <table:table-cell table:formula="of:=SQRT(([.F5])^2+([.G5])^2)" office:value-type="float" office:value="24.7800322840791">
            <text:p>24,8</text:p>
          </table:table-cell>
          <table:table-cell table:formula="of:=([.B5]+[.D5])/2" office:value-type="float" office:value="-23.15">
            <text:p>-23,2</text:p>
          </table:table-cell>
          <table:table-cell table:formula="of:=([.C5]+[.E5])/2" office:value-type="float" office:value="21.6">
            <text:p>21,6</text:p>
          </table:table-cell>
          <table:table-cell table:formula="of:=ATAN2(([.D5]-[.I5]);([.E5]-[.J5]))" office:value-type="float" office:value="0.925681014399597">
            <text:p>0,93</text:p>
          </table:table-cell>
          <table:table-cell table:formula="of:=DEGREES([.K5])" office:value-type="float" office:value="53.0376153004857">
            <text:p>5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0.9">
            <text:p>-30,9</text:p>
          </table:table-cell>
          <table:table-cell office:value-type="float" office:value="11.4">
            <text:p>11,4</text:p>
          </table:table-cell>
          <table:table-cell office:value-type="float" office:value="-16.2">
            <text:p>-16,2</text:p>
          </table:table-cell>
          <table:table-cell office:value-type="float" office:value="31.2">
            <text:p>31,2</text:p>
          </table:table-cell>
          <table:table-cell table:formula="of:=[.D6]-[.B6]" office:value-type="float" office:value="14.7">
            <text:p>14,7</text:p>
          </table:table-cell>
          <table:table-cell table:formula="of:=[.E6]-[.C6]" office:value-type="float" office:value="19.8">
            <text:p>19,8</text:p>
          </table:table-cell>
          <table:table-cell table:formula="of:=SQRT(([.F6])^2+([.G6])^2)" office:value-type="float" office:value="24.6602919690745">
            <text:p>24,7</text:p>
          </table:table-cell>
          <table:table-cell table:formula="of:=([.B6]+[.D6])/2" office:value-type="float" office:value="-23.55">
            <text:p>-23,6</text:p>
          </table:table-cell>
          <table:table-cell table:formula="of:=([.C6]+[.E6])/2" office:value-type="float" office:value="21.3">
            <text:p>21,3</text:p>
          </table:table-cell>
          <table:table-cell table:formula="of:=ATAN2(([.D6]-[.I6]);([.E6]-[.J6]))" office:value-type="float" office:value="0.932161359640912">
            <text:p>0,93</text:p>
          </table:table-cell>
          <table:table-cell table:formula="of:=DEGREES([.K6])" office:value-type="float" office:value="53.4089117326007">
            <text:p>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31">
            <text:p>-31,0</text:p>
          </table:table-cell>
          <table:table-cell office:value-type="float" office:value="11.4">
            <text:p>11,4</text:p>
          </table:table-cell>
          <table:table-cell office:value-type="float" office:value="-16.5">
            <text:p>-16,5</text:p>
          </table:table-cell>
          <table:table-cell office:value-type="float" office:value="31.5">
            <text:p>31,5</text:p>
          </table:table-cell>
          <table:table-cell table:formula="of:=[.D7]-[.B7]" office:value-type="float" office:value="14.5">
            <text:p>14,5</text:p>
          </table:table-cell>
          <table:table-cell table:formula="of:=[.E7]-[.C7]" office:value-type="float" office:value="20.1">
            <text:p>20,1</text:p>
          </table:table-cell>
          <table:table-cell table:formula="of:=SQRT(([.F7])^2+([.G7])^2)" office:value-type="float" office:value="24.7842692044773">
            <text:p>24,8</text:p>
          </table:table-cell>
          <table:table-cell table:formula="of:=([.B7]+[.D7])/2" office:value-type="float" office:value="-23.75">
            <text:p>-23,8</text:p>
          </table:table-cell>
          <table:table-cell table:formula="of:=([.C7]+[.E7])/2" office:value-type="float" office:value="21.45">
            <text:p>21,5</text:p>
          </table:table-cell>
          <table:table-cell table:formula="of:=ATAN2(([.D7]-[.I7]);([.E7]-[.J7]))" office:value-type="float" office:value="0.94585644368865">
            <text:p>0,95</text:p>
          </table:table-cell>
          <table:table-cell table:formula="of:=DEGREES([.K7])" office:value-type="float" office:value="54.1935822486131">
            <text:p>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30.8">
            <text:p>-30,8</text:p>
          </table:table-cell>
          <table:table-cell office:value-type="float" office:value="11.5">
            <text:p>11,5</text:p>
          </table:table-cell>
          <table:table-cell office:value-type="float" office:value="-16.3">
            <text:p>-16,3</text:p>
          </table:table-cell>
          <table:table-cell office:value-type="float" office:value="31.6">
            <text:p>31,6</text:p>
          </table:table-cell>
          <table:table-cell table:formula="of:=[.D8]-[.B8]" office:value-type="float" office:value="14.5">
            <text:p>14,5</text:p>
          </table:table-cell>
          <table:table-cell table:formula="of:=[.E8]-[.C8]" office:value-type="float" office:value="20.1">
            <text:p>20,1</text:p>
          </table:table-cell>
          <table:table-cell table:formula="of:=SQRT(([.F8])^2+([.G8])^2)" office:value-type="float" office:value="24.7842692044773">
            <text:p>24,8</text:p>
          </table:table-cell>
          <table:table-cell table:formula="of:=([.B8]+[.D8])/2" office:value-type="float" office:value="-23.55">
            <text:p>-23,6</text:p>
          </table:table-cell>
          <table:table-cell table:formula="of:=([.C8]+[.E8])/2" office:value-type="float" office:value="21.55">
            <text:p>21,6</text:p>
          </table:table-cell>
          <table:table-cell table:formula="of:=ATAN2(([.D8]-[.I8]);([.E8]-[.J8]))" office:value-type="float" office:value="0.94585644368865">
            <text:p>0,95</text:p>
          </table:table-cell>
          <table:table-cell table:formula="of:=DEGREES([.K8])" office:value-type="float" office:value="54.1935822486131">
            <text:p>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30.7">
            <text:p>-30,7</text:p>
          </table:table-cell>
          <table:table-cell office:value-type="float" office:value="11.4">
            <text:p>11,4</text:p>
          </table:table-cell>
          <table:table-cell office:value-type="float" office:value="-15.9">
            <text:p>-15,9</text:p>
          </table:table-cell>
          <table:table-cell office:value-type="float" office:value="31.3">
            <text:p>31,3</text:p>
          </table:table-cell>
          <table:table-cell table:formula="of:=[.D9]-[.B9]" office:value-type="float" office:value="14.8">
            <text:p>14,8</text:p>
          </table:table-cell>
          <table:table-cell table:formula="of:=[.E9]-[.C9]" office:value-type="float" office:value="19.9">
            <text:p>19,9</text:p>
          </table:table-cell>
          <table:table-cell table:formula="of:=SQRT(([.F9])^2+([.G9])^2)" office:value-type="float" office:value="24.8002016120837">
            <text:p>24,8</text:p>
          </table:table-cell>
          <table:table-cell table:formula="of:=([.B9]+[.D9])/2" office:value-type="float" office:value="-23.3">
            <text:p>-23,3</text:p>
          </table:table-cell>
          <table:table-cell table:formula="of:=([.C9]+[.E9])/2" office:value-type="float" office:value="21.35">
            <text:p>21,4</text:p>
          </table:table-cell>
          <table:table-cell table:formula="of:=ATAN2(([.D9]-[.I9]);([.E9]-[.J9]))" office:value-type="float" office:value="0.931327454212706">
            <text:p>0,93</text:p>
          </table:table-cell>
          <table:table-cell table:formula="of:=DEGREES([.K9])" office:value-type="float" office:value="53.3611324710514">
            <text:p>5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30.7">
            <text:p>-30,7</text:p>
          </table:table-cell>
          <table:table-cell office:value-type="float" office:value="11.4">
            <text:p>11,4</text:p>
          </table:table-cell>
          <table:table-cell office:value-type="float" office:value="-16.1">
            <text:p>-16,1</text:p>
          </table:table-cell>
          <table:table-cell office:value-type="float" office:value="31.4">
            <text:p>31,4</text:p>
          </table:table-cell>
          <table:table-cell table:formula="of:=[.D10]-[.B10]" office:value-type="float" office:value="14.6">
            <text:p>14,6</text:p>
          </table:table-cell>
          <table:table-cell table:formula="of:=[.E10]-[.C10]" office:value-type="float" office:value="20">
            <text:p>20,0</text:p>
          </table:table-cell>
          <table:table-cell table:formula="of:=SQRT(([.F10])^2+([.G10])^2)" office:value-type="float" office:value="24.7620677650313">
            <text:p>24,8</text:p>
          </table:table-cell>
          <table:table-cell table:formula="of:=([.B10]+[.D10])/2" office:value-type="float" office:value="-23.4">
            <text:p>-23,4</text:p>
          </table:table-cell>
          <table:table-cell table:formula="of:=([.C10]+[.E10])/2" office:value-type="float" office:value="21.4">
            <text:p>21,4</text:p>
          </table:table-cell>
          <table:table-cell table:formula="of:=ATAN2(([.D10]-[.I10]);([.E10]-[.J10]))" office:value-type="float" office:value="0.940218569579962">
            <text:p>0,94</text:p>
          </table:table-cell>
          <table:table-cell table:formula="of:=DEGREES([.K10])" office:value-type="float" office:value="53.8705558567592">
            <text:p>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1">
            <text:p>-31,0</text:p>
          </table:table-cell>
          <table:table-cell office:value-type="float" office:value="11.5">
            <text:p>11,5</text:p>
          </table:table-cell>
          <table:table-cell office:value-type="float" office:value="-16.3">
            <text:p>-16,3</text:p>
          </table:table-cell>
          <table:table-cell office:value-type="float" office:value="31.6">
            <text:p>31,6</text:p>
          </table:table-cell>
          <table:table-cell table:formula="of:=[.D11]-[.B11]" office:value-type="float" office:value="14.7">
            <text:p>14,7</text:p>
          </table:table-cell>
          <table:table-cell table:formula="of:=[.E11]-[.C11]" office:value-type="float" office:value="20.1">
            <text:p>20,1</text:p>
          </table:table-cell>
          <table:table-cell table:formula="of:=SQRT(([.F11])^2+([.G11])^2)" office:value-type="float" office:value="24.9018071633366">
            <text:p>24,9</text:p>
          </table:table-cell>
          <table:table-cell table:formula="of:=([.B11]+[.D11])/2" office:value-type="float" office:value="-23.65">
            <text:p>-23,7</text:p>
          </table:table-cell>
          <table:table-cell table:formula="of:=([.C11]+[.E11])/2" office:value-type="float" office:value="21.55">
            <text:p>21,6</text:p>
          </table:table-cell>
          <table:table-cell table:formula="of:=ATAN2(([.D11]-[.I11]);([.E11]-[.J11]))" office:value-type="float" office:value="0.939342827855798">
            <text:p>0,94</text:p>
          </table:table-cell>
          <table:table-cell table:formula="of:=DEGREES([.K11])" office:value-type="float" office:value="53.8203795520211">
            <text:p>5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30.8">
            <text:p>-30,8</text:p>
          </table:table-cell>
          <table:table-cell office:value-type="float" office:value="11">
            <text:p>11,0</text:p>
          </table:table-cell>
          <table:table-cell office:value-type="float" office:value="-16.5">
            <text:p>-16,5</text:p>
          </table:table-cell>
          <table:table-cell office:value-type="float" office:value="31.2">
            <text:p>31,2</text:p>
          </table:table-cell>
          <table:table-cell table:formula="of:=[.D12]-[.B12]" office:value-type="float" office:value="14.3">
            <text:p>14,3</text:p>
          </table:table-cell>
          <table:table-cell table:formula="of:=[.E12]-[.C12]" office:value-type="float" office:value="20.2">
            <text:p>20,2</text:p>
          </table:table-cell>
          <table:table-cell table:formula="of:=SQRT(([.F12])^2+([.G12])^2)" office:value-type="float" office:value="24.7493434256345">
            <text:p>24,7</text:p>
          </table:table-cell>
          <table:table-cell table:formula="of:=([.B12]+[.D12])/2" office:value-type="float" office:value="-23.65">
            <text:p>-23,7</text:p>
          </table:table-cell>
          <table:table-cell table:formula="of:=([.C12]+[.E12])/2" office:value-type="float" office:value="21.1">
            <text:p>21,1</text:p>
          </table:table-cell>
          <table:table-cell table:formula="of:=ATAN2(([.D12]-[.I12]);([.E12]-[.J12]))" office:value-type="float" office:value="0.954774152408809">
            <text:p>0,95</text:p>
          </table:table-cell>
          <table:table-cell table:formula="of:=DEGREES([.K12])" office:value-type="float" office:value="54.7045293212052">
            <text:p>5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30.8">
            <text:p>-30,8</text:p>
          </table:table-cell>
          <table:table-cell office:value-type="float" office:value="11.5">
            <text:p>11,5</text:p>
          </table:table-cell>
          <table:table-cell office:value-type="float" office:value="-15.9">
            <text:p>-15,9</text:p>
          </table:table-cell>
          <table:table-cell office:value-type="float" office:value="31.4">
            <text:p>31,4</text:p>
          </table:table-cell>
          <table:table-cell table:formula="of:=[.D13]-[.B13]" office:value-type="float" office:value="14.9">
            <text:p>14,9</text:p>
          </table:table-cell>
          <table:table-cell table:formula="of:=[.E13]-[.C13]" office:value-type="float" office:value="19.9">
            <text:p>19,9</text:p>
          </table:table-cell>
          <table:table-cell table:formula="of:=SQRT(([.F13])^2+([.G13])^2)" office:value-type="float" office:value="24.860008045051">
            <text:p>24,9</text:p>
          </table:table-cell>
          <table:table-cell table:formula="of:=([.B13]+[.D13])/2" office:value-type="float" office:value="-23.35">
            <text:p>-23,4</text:p>
          </table:table-cell>
          <table:table-cell table:formula="of:=([.C13]+[.E13])/2" office:value-type="float" office:value="21.45">
            <text:p>21,5</text:p>
          </table:table-cell>
          <table:table-cell table:formula="of:=ATAN2(([.D13]-[.I13]);([.E13]-[.J13]))" office:value-type="float" office:value="0.92809972305733">
            <text:p>0,93</text:p>
          </table:table-cell>
          <table:table-cell table:formula="of:=DEGREES([.K13])" office:value-type="float" office:value="53.1761970984455">
            <text:p>5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30.8">
            <text:p>-30,8</text:p>
          </table:table-cell>
          <table:table-cell office:value-type="float" office:value="11.4">
            <text:p>11,4</text:p>
          </table:table-cell>
          <table:table-cell office:value-type="float" office:value="-16.4">
            <text:p>-16,4</text:p>
          </table:table-cell>
          <table:table-cell office:value-type="float" office:value="31.6">
            <text:p>31,6</text:p>
          </table:table-cell>
          <table:table-cell table:formula="of:=[.D14]-[.B14]" office:value-type="float" office:value="14.4">
            <text:p>14,4</text:p>
          </table:table-cell>
          <table:table-cell table:formula="of:=[.E14]-[.C14]" office:value-type="float" office:value="20.2">
            <text:p>20,2</text:p>
          </table:table-cell>
          <table:table-cell table:formula="of:=SQRT(([.F14])^2+([.G14])^2)" office:value-type="float" office:value="24.8072570027402">
            <text:p>24,8</text:p>
          </table:table-cell>
          <table:table-cell table:formula="of:=([.B14]+[.D14])/2" office:value-type="float" office:value="-23.6">
            <text:p>-23,6</text:p>
          </table:table-cell>
          <table:table-cell table:formula="of:=([.C14]+[.E14])/2" office:value-type="float" office:value="21.5">
            <text:p>21,5</text:p>
          </table:table-cell>
          <table:table-cell table:formula="of:=ATAN2(([.D14]-[.I14]);([.E14]-[.J14]))" office:value-type="float" office:value="0.951484047660448">
            <text:p>0,95</text:p>
          </table:table-cell>
          <table:table-cell table:formula="of:=DEGREES([.K14])" office:value-type="float" office:value="54.5160202049682">
            <text:p>5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30.4">
            <text:p>-30,4</text:p>
          </table:table-cell>
          <table:table-cell office:value-type="float" office:value="11.6">
            <text:p>11,6</text:p>
          </table:table-cell>
          <table:table-cell office:value-type="float" office:value="-15.6">
            <text:p>-15,6</text:p>
          </table:table-cell>
          <table:table-cell office:value-type="float" office:value="31.5">
            <text:p>31,5</text:p>
          </table:table-cell>
          <table:table-cell table:formula="of:=[.D15]-[.B15]" office:value-type="float" office:value="14.8">
            <text:p>14,8</text:p>
          </table:table-cell>
          <table:table-cell table:formula="of:=[.E15]-[.C15]" office:value-type="float" office:value="19.9">
            <text:p>19,9</text:p>
          </table:table-cell>
          <table:table-cell table:formula="of:=SQRT(([.F15])^2+([.G15])^2)" office:value-type="float" office:value="24.8002016120837">
            <text:p>24,8</text:p>
          </table:table-cell>
          <table:table-cell table:formula="of:=([.B15]+[.D15])/2" office:value-type="float" office:value="-23">
            <text:p>-23,0</text:p>
          </table:table-cell>
          <table:table-cell table:formula="of:=([.C15]+[.E15])/2" office:value-type="float" office:value="21.55">
            <text:p>21,6</text:p>
          </table:table-cell>
          <table:table-cell table:formula="of:=ATAN2(([.D15]-[.I15]);([.E15]-[.J15]))" office:value-type="float" office:value="0.931327454212706">
            <text:p>0,93</text:p>
          </table:table-cell>
          <table:table-cell table:formula="of:=DEGREES([.K15])" office:value-type="float" office:value="53.3611324710514">
            <text:p>5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30.8">
            <text:p>-30,8</text:p>
          </table:table-cell>
          <table:table-cell office:value-type="float" office:value="11.3">
            <text:p>11,3</text:p>
          </table:table-cell>
          <table:table-cell office:value-type="float" office:value="-16.3">
            <text:p>-16,3</text:p>
          </table:table-cell>
          <table:table-cell office:value-type="float" office:value="31.4">
            <text:p>31,4</text:p>
          </table:table-cell>
          <table:table-cell table:formula="of:=[.D16]-[.B16]" office:value-type="float" office:value="14.5">
            <text:p>14,5</text:p>
          </table:table-cell>
          <table:table-cell table:formula="of:=[.E16]-[.C16]" office:value-type="float" office:value="20.1">
            <text:p>20,1</text:p>
          </table:table-cell>
          <table:table-cell table:formula="of:=SQRT(([.F16])^2+([.G16])^2)" office:value-type="float" office:value="24.7842692044773">
            <text:p>24,8</text:p>
          </table:table-cell>
          <table:table-cell table:formula="of:=([.B16]+[.D16])/2" office:value-type="float" office:value="-23.55">
            <text:p>-23,6</text:p>
          </table:table-cell>
          <table:table-cell table:formula="of:=([.C16]+[.E16])/2" office:value-type="float" office:value="21.35">
            <text:p>21,4</text:p>
          </table:table-cell>
          <table:table-cell table:formula="of:=ATAN2(([.D16]-[.I16]);([.E16]-[.J16]))" office:value-type="float" office:value="0.94585644368865">
            <text:p>0,95</text:p>
          </table:table-cell>
          <table:table-cell table:formula="of:=DEGREES([.K16])" office:value-type="float" office:value="54.1935822486131">
            <text:p>5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30.7">
            <text:p>-30,7</text:p>
          </table:table-cell>
          <table:table-cell office:value-type="float" office:value="11.4">
            <text:p>11,4</text:p>
          </table:table-cell>
          <table:table-cell office:value-type="float" office:value="-16.2">
            <text:p>-16,2</text:p>
          </table:table-cell>
          <table:table-cell office:value-type="float" office:value="31.5">
            <text:p>31,5</text:p>
          </table:table-cell>
          <table:table-cell table:formula="of:=[.D17]-[.B17]" office:value-type="float" office:value="14.5">
            <text:p>14,5</text:p>
          </table:table-cell>
          <table:table-cell table:formula="of:=[.E17]-[.C17]" office:value-type="float" office:value="20.1">
            <text:p>20,1</text:p>
          </table:table-cell>
          <table:table-cell table:formula="of:=SQRT(([.F17])^2+([.G17])^2)" office:value-type="float" office:value="24.7842692044773">
            <text:p>24,8</text:p>
          </table:table-cell>
          <table:table-cell table:formula="of:=([.B17]+[.D17])/2" office:value-type="float" office:value="-23.45">
            <text:p>-23,5</text:p>
          </table:table-cell>
          <table:table-cell table:formula="of:=([.C17]+[.E17])/2" office:value-type="float" office:value="21.45">
            <text:p>21,5</text:p>
          </table:table-cell>
          <table:table-cell table:formula="of:=ATAN2(([.D17]-[.I17]);([.E17]-[.J17]))" office:value-type="float" office:value="0.94585644368865">
            <text:p>0,95</text:p>
          </table:table-cell>
          <table:table-cell table:formula="of:=DEGREES([.K17])" office:value-type="float" office:value="54.1935822486131">
            <text:p>5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30.6">
            <text:p>-30,6</text:p>
          </table:table-cell>
          <table:table-cell office:value-type="float" office:value="11.5">
            <text:p>11,5</text:p>
          </table:table-cell>
          <table:table-cell office:value-type="float" office:value="-15.6">
            <text:p>-15,6</text:p>
          </table:table-cell>
          <table:table-cell office:value-type="float" office:value="31.7">
            <text:p>31,7</text:p>
          </table:table-cell>
          <table:table-cell table:formula="of:=[.D18]-[.B18]" office:value-type="float" office:value="15">
            <text:p>15,0</text:p>
          </table:table-cell>
          <table:table-cell table:formula="of:=[.E18]-[.C18]" office:value-type="float" office:value="20.2">
            <text:p>20,2</text:p>
          </table:table-cell>
          <table:table-cell table:formula="of:=SQRT(([.F18])^2+([.G18])^2)" office:value-type="float" office:value="25.160286166894">
            <text:p>25,2</text:p>
          </table:table-cell>
          <table:table-cell table:formula="of:=([.B18]+[.D18])/2" office:value-type="float" office:value="-23.1">
            <text:p>-23,1</text:p>
          </table:table-cell>
          <table:table-cell table:formula="of:=([.C18]+[.E18])/2" office:value-type="float" office:value="21.6">
            <text:p>21,6</text:p>
          </table:table-cell>
          <table:table-cell table:formula="of:=ATAN2(([.D18]-[.I18]);([.E18]-[.J18]))" office:value-type="float" office:value="0.932064657194641">
            <text:p>0,93</text:p>
          </table:table-cell>
          <table:table-cell table:formula="of:=DEGREES([.K18])" office:value-type="float" office:value="53.4033710905608">
            <text:p>5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30.8">
            <text:p>-30,8</text:p>
          </table:table-cell>
          <table:table-cell office:value-type="float" office:value="11.4">
            <text:p>11,4</text:p>
          </table:table-cell>
          <table:table-cell office:value-type="float" office:value="-16.5">
            <text:p>-16,5</text:p>
          </table:table-cell>
          <table:table-cell office:value-type="float" office:value="31.6">
            <text:p>31,6</text:p>
          </table:table-cell>
          <table:table-cell table:formula="of:=[.D19]-[.B19]" office:value-type="float" office:value="14.3">
            <text:p>14,3</text:p>
          </table:table-cell>
          <table:table-cell table:formula="of:=[.E19]-[.C19]" office:value-type="float" office:value="20.2">
            <text:p>20,2</text:p>
          </table:table-cell>
          <table:table-cell table:formula="of:=SQRT(([.F19])^2+([.G19])^2)" office:value-type="float" office:value="24.7493434256346">
            <text:p>24,7</text:p>
          </table:table-cell>
          <table:table-cell table:formula="of:=([.B19]+[.D19])/2" office:value-type="float" office:value="-23.65">
            <text:p>-23,7</text:p>
          </table:table-cell>
          <table:table-cell table:formula="of:=([.C19]+[.E19])/2" office:value-type="float" office:value="21.5">
            <text:p>21,5</text:p>
          </table:table-cell>
          <table:table-cell table:formula="of:=ATAN2(([.D19]-[.I19]);([.E19]-[.J19]))" office:value-type="float" office:value="0.954774152408809">
            <text:p>0,95</text:p>
          </table:table-cell>
          <table:table-cell table:formula="of:=DEGREES([.K19])" office:value-type="float" office:value="54.7045293212052">
            <text:p>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30.5">
            <text:p>-30,5</text:p>
          </table:table-cell>
          <table:table-cell office:value-type="float" office:value="11.7">
            <text:p>11,7</text:p>
          </table:table-cell>
          <table:table-cell office:value-type="float" office:value="-15.9">
            <text:p>-15,9</text:p>
          </table:table-cell>
          <table:table-cell office:value-type="float" office:value="31.5">
            <text:p>31,5</text:p>
          </table:table-cell>
          <table:table-cell table:formula="of:=[.D20]-[.B20]" office:value-type="float" office:value="14.6">
            <text:p>14,6</text:p>
          </table:table-cell>
          <table:table-cell table:formula="of:=[.E20]-[.C20]" office:value-type="float" office:value="19.8">
            <text:p>19,8</text:p>
          </table:table-cell>
          <table:table-cell table:formula="of:=SQRT(([.F20])^2+([.G20])^2)" office:value-type="float" office:value="24.6008129946959">
            <text:p>24,6</text:p>
          </table:table-cell>
          <table:table-cell table:formula="of:=([.B20]+[.D20])/2" office:value-type="float" office:value="-23.2">
            <text:p>-23,2</text:p>
          </table:table-cell>
          <table:table-cell table:formula="of:=([.C20]+[.E20])/2" office:value-type="float" office:value="21.6">
            <text:p>21,6</text:p>
          </table:table-cell>
          <table:table-cell table:formula="of:=ATAN2(([.D20]-[.I20]);([.E20]-[.J20]))" office:value-type="float" office:value="0.935425120181556">
            <text:p>0,94</text:p>
          </table:table-cell>
          <table:table-cell table:formula="of:=DEGREES([.K20])" office:value-type="float" office:value="53.595911436921">
            <text:p>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30.7">
            <text:p>-30,7</text:p>
          </table:table-cell>
          <table:table-cell office:value-type="float" office:value="12">
            <text:p>12,0</text:p>
          </table:table-cell>
          <table:table-cell office:value-type="float" office:value="-16">
            <text:p>-16,0</text:p>
          </table:table-cell>
          <table:table-cell office:value-type="float" office:value="31.9">
            <text:p>31,9</text:p>
          </table:table-cell>
          <table:table-cell table:formula="of:=[.D21]-[.B21]" office:value-type="float" office:value="14.7">
            <text:p>14,7</text:p>
          </table:table-cell>
          <table:table-cell table:formula="of:=[.E21]-[.C21]" office:value-type="float" office:value="19.9">
            <text:p>19,9</text:p>
          </table:table-cell>
          <table:table-cell table:formula="of:=SQRT(([.F21])^2+([.G21])^2)" office:value-type="float" office:value="24.7406548013588">
            <text:p>24,7</text:p>
          </table:table-cell>
          <table:table-cell table:formula="of:=([.B21]+[.D21])/2" office:value-type="float" office:value="-23.35">
            <text:p>-23,4</text:p>
          </table:table-cell>
          <table:table-cell table:formula="of:=([.C21]+[.E21])/2" office:value-type="float" office:value="21.95">
            <text:p>22,0</text:p>
          </table:table-cell>
          <table:table-cell table:formula="of:=ATAN2(([.D21]-[.I21]);([.E21]-[.J21]))" office:value-type="float" office:value="0.934570756561883">
            <text:p>0,93</text:p>
          </table:table-cell>
          <table:table-cell table:formula="of:=DEGREES([.K21])" office:value-type="float" office:value="53.5469600073442">
            <text:p>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1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24.04.2016</text:date>, <text:time>10:35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4T10:35:36.05</dc:date>
    <meta:editing-duration>PT34M4S</meta:editing-duration>
    <meta:editing-cycles>1</meta:editing-cycles>
    <meta:document-statistic meta:table-count="4" meta:cell-count="1614" meta:object-count="0"/>
    <meta:generator>OpenOffice/4.1.1$Win32 OpenOffice.org_project/411m6$Build-9775</meta:generator>
  </office:meta>
</office:document-meta>
</file>